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/>
    <style:font-face style:name="Calibri1" svg:font-family="Calibri"/>
    <style:font-face style:name="Symbol" svg:font-family="Symbol"/>
    <style:font-face style:name="Times New Roman" svg:font-family="'Times New Roman'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5.529cm" fo:margin-left="0cm" table:align="left" style:may-break-between-rows="true" style:writing-mode="lr-tb"/>
    </style:style>
    <style:style style:name="Tabela1.A" style:family="table-column">
      <style:table-column-properties style:column-width="2.501cm"/>
    </style:style>
    <style:style style:name="Tabela1.B" style:family="table-column">
      <style:table-column-properties style:column-width="1.9cm"/>
    </style:style>
    <style:style style:name="Tabela1.C" style:family="table-column">
      <style:table-column-properties style:column-width="6.923cm"/>
    </style:style>
    <style:style style:name="Tabela1.D" style:family="table-column">
      <style:table-column-properties style:column-width="4.205cm"/>
    </style:style>
    <style:style style:name="Tabela1.A1" style:family="table-cell">
      <style:table-cell-properties fo:background-color="#dfdfdf" fo:padding-left="0.191cm" fo:padding-right="0.191cm" fo:padding-top="0cm" fo:padding-bottom="0cm" fo:border-left="0.5pt solid #000000" fo:border-right="0.05pt solid #000000" fo:border-top="0.5pt solid #000000" fo:border-bottom="0.5pt solid #000000" fo:vertical-align="top">
        <style:background-image/>
      </style:table-cell-properties>
    </style:style>
    <style:style style:name="Tabela1.B1" style:family="table-cell">
      <style:table-cell-properties fo:background-color="#dfdfdf" fo:padding-left="0.191cm" fo:padding-right="0.191cm" fo:padding-top="0cm" fo:padding-bottom="0cm" fo:border-left="0.5pt solid #000000" fo:border-right="0.05pt solid #000000" fo:border-top="0.5pt solid #000000" fo:border-bottom="0.5pt solid #000000" fo:vertical-align="top">
        <style:background-image/>
      </style:table-cell-properties>
    </style:style>
    <style:style style:name="Tabela1.C1" style:family="table-cell">
      <style:table-cell-properties fo:background-color="#dfdfdf" fo:padding-left="0.191cm" fo:padding-right="0.191cm" fo:padding-top="0cm" fo:padding-bottom="0cm" fo:border-left="0.5pt solid #000000" fo:border-right="0.05pt solid #000000" fo:border-top="0.5pt solid #000000" fo:border-bottom="0.5pt solid #000000" fo:vertical-align="top">
        <style:background-image/>
      </style:table-cell-properties>
    </style:style>
    <style:style style:name="Tabela1.D1" style:family="table-cell">
      <style:table-cell-properties fo:background-color="#dfdfdf" fo:padding-left="0.191cm" fo:padding-right="0.191cm" fo:padding-top="0cm" fo:padding-bottom="0cm" fo:border="0.5pt solid #000000" fo:vertical-align="top">
        <style:background-image/>
      </style:table-cell-properties>
    </style:style>
    <style:style style:name="Tabela1.A2" style:family="table-cell">
      <style:table-cell-properties fo:background-color="#ffffff" fo:padding-left="0.191cm" fo:padding-right="0.191cm" fo:padding-top="0cm" fo:padding-bottom="0cm" fo:border-left="0.5pt solid #000000" fo:border-right="0.05pt solid #000000" fo:border-top="0.5pt solid #000000" fo:border-bottom="0.5pt solid #000000" fo:vertical-align="center">
        <style:background-image/>
      </style:table-cell-properties>
    </style:style>
    <style:style style:name="Tabela1.B2" style:family="table-cell">
      <style:table-cell-properties fo:background-color="#ffffff" fo:padding-left="0.191cm" fo:padding-right="0.191cm" fo:padding-top="0cm" fo:padding-bottom="0cm" fo:border-left="0.5pt solid #000000" fo:border-right="0.05pt solid #000000" fo:border-top="0.5pt solid #000000" fo:border-bottom="0.5pt solid #000000" fo:vertical-align="center">
        <style:background-image/>
      </style:table-cell-properties>
    </style:style>
    <style:style style:name="Tabela1.C2" style:family="table-cell">
      <style:table-cell-properties fo:background-color="#ffffff" fo:padding-left="0.191cm" fo:padding-right="0.191cm" fo:padding-top="0cm" fo:padding-bottom="0cm" fo:border-left="0.5pt solid #000000" fo:border-right="0.05pt solid #000000" fo:border-top="0.5pt solid #000000" fo:border-bottom="0.5pt solid #000000" fo:vertical-align="top">
        <style:background-image/>
      </style:table-cell-properties>
    </style:style>
    <style:style style:name="Tabela1.D2" style:family="table-cell">
      <style:table-cell-properties fo:background-color="#ffffff" fo:padding-left="0.191cm" fo:padding-right="0.191cm" fo:padding-top="0cm" fo:padding-bottom="0cm" fo:border="0.5pt solid #000000" fo:vertical-align="top">
        <style:background-image/>
      </style:table-cell-properties>
    </style:style>
    <style:style style:name="Tabela1.A3" style:family="table-cell">
      <style:table-cell-properties fo:background-color="#ffffff" fo:padding-left="0.191cm" fo:padding-right="0.191cm" fo:padding-top="0cm" fo:padding-bottom="0cm" fo:border-left="0.5pt solid #000000" fo:border-right="0.05pt solid #000000" fo:border-top="none" fo:border-bottom="0.5pt solid #000000" fo:vertical-align="center">
        <style:background-image/>
      </style:table-cell-properties>
    </style:style>
    <style:style style:name="Tabela1.B3" style:family="table-cell">
      <style:table-cell-properties fo:background-color="#ffffff" fo:padding-left="0.191cm" fo:padding-right="0.191cm" fo:padding-top="0cm" fo:padding-bottom="0cm" fo:border-left="0.5pt solid #000000" fo:border-right="0.05pt solid #000000" fo:border-top="none" fo:border-bottom="0.5pt solid #000000" fo:vertical-align="center">
        <style:background-image/>
      </style:table-cell-properties>
    </style:style>
    <style:style style:name="Tabela1.C3" style:family="table-cell">
      <style:table-cell-properties fo:background-color="#ffffff" fo:padding-left="0.191cm" fo:padding-right="0.191cm" fo:padding-top="0cm" fo:padding-bottom="0cm" fo:border-left="0.5pt solid #000000" fo:border-right="0.05pt solid #000000" fo:border-top="none" fo:border-bottom="0.5pt solid #000000" fo:vertical-align="top">
        <style:background-image/>
      </style:table-cell-properties>
    </style:style>
    <style:style style:name="Tabela1.D3" style:family="table-cell">
      <style:table-cell-properties fo:background-color="#ffffff" fo:padding-left="0.191cm" fo:padding-right="0.191cm" fo:padding-top="0cm" fo:padding-bottom="0cm" fo:border-left="0.5pt solid #000000" fo:border-right="0.5pt solid #000000" fo:border-top="none" fo:border-bottom="0.5pt solid #000000" fo:vertical-align="top">
        <style:background-image/>
      </style:table-cell-properties>
    </style:style>
    <style:style style:name="P1" style:family="paragraph" style:parent-style-name="Standard">
      <style:paragraph-properties fo:line-height="100%" fo:text-align="start" style:justify-single-word="false"/>
      <style:text-properties style:use-window-font-color="true" style:font-name="Arial" fo:font-size="11pt" fo:font-weight="normal" fo:background-color="transparent" style:font-name-asian="Calibri1" style:font-name-complex="Calibri1"/>
    </style:style>
    <style:style style:name="P2" style:family="paragraph" style:parent-style-name="Standard">
      <style:paragraph-properties fo:line-height="100%" fo:text-align="justify" style:justify-single-word="false"/>
      <style:text-properties style:use-window-font-color="true" style:font-name="Arial" fo:font-size="11pt" fo:font-weight="normal" fo:background-color="transparent" style:font-name-asian="Calibri1" style:font-name-complex="Calibri1"/>
    </style:style>
    <style:style style:name="P3" style:family="paragraph" style:parent-style-name="Standard">
      <style:paragraph-properties fo:line-height="100%" fo:text-align="justify" style:justify-single-word="false"/>
      <style:text-properties style:use-window-font-color="true" style:font-name="Arial" fo:font-size="11pt" fo:font-weight="normal" officeooo:paragraph-rsid="0012c470" fo:background-color="transparent" style:font-name-asian="Calibri1" style:font-name-complex="Calibri1"/>
    </style:style>
    <style:style style:name="P4" style:family="paragraph" style:parent-style-name="Standard">
      <style:paragraph-properties fo:line-height="100%" fo:text-align="justify" style:justify-single-word="false"/>
      <style:text-properties style:use-window-font-color="true" style:font-name="Arial" fo:font-size="11pt" fo:font-weight="normal" officeooo:rsid="0012c470" fo:background-color="transparent" style:font-name-asian="Calibri1" style:font-name-complex="Calibri1"/>
    </style:style>
    <style:style style:name="P5" style:family="paragraph" style:parent-style-name="Standard">
      <style:paragraph-properties fo:line-height="100%" fo:text-align="justify" style:justify-single-word="false"/>
      <style:text-properties style:use-window-font-color="true" style:font-name="Arial" fo:font-size="11pt" fo:font-weight="normal" officeooo:rsid="0012c470" officeooo:paragraph-rsid="0012c470" fo:background-color="transparent" style:font-name-asian="Calibri1" style:font-name-complex="Calibri1"/>
    </style:style>
    <style:style style:name="P6" style:family="paragraph" style:parent-style-name="Standard">
      <style:paragraph-properties fo:line-height="100%" fo:text-align="justify" style:justify-single-word="false"/>
      <style:text-properties style:use-window-font-color="true" style:font-name="Arial" fo:font-size="11pt" fo:font-weight="normal" officeooo:rsid="0012c470" officeooo:paragraph-rsid="004905ce" fo:background-color="transparent" style:font-name-asian="Calibri1" style:font-name-complex="Calibri1"/>
    </style:style>
    <style:style style:name="P7" style:family="paragraph" style:parent-style-name="Standard">
      <style:paragraph-properties fo:line-height="100%" fo:text-align="justify" style:justify-single-word="false"/>
      <style:text-properties style:use-window-font-color="true" style:font-name="Arial" fo:font-size="11pt" fo:font-weight="normal" officeooo:rsid="0012c470" officeooo:paragraph-rsid="0012c470" fo:background-color="transparent" style:font-name-asian="Calibri1" style:font-weight-asian="bold" style:font-name-complex="Calibri1" style:font-weight-complex="bold"/>
    </style:style>
    <style:style style:name="P8" style:family="paragraph" style:parent-style-name="Standard">
      <style:paragraph-properties fo:line-height="100%" fo:text-align="justify" style:justify-single-word="false"/>
      <style:text-properties style:use-window-font-color="true" style:font-name="Arial" fo:font-size="11pt" fo:font-weight="bold" officeooo:rsid="001c1b08" officeooo:paragraph-rsid="003eaab5" fo:background-color="transparent" style:font-name-asian="Calibri1" style:font-weight-asian="bold" style:font-name-complex="Calibri1" style:font-weight-complex="bold"/>
    </style:style>
    <style:style style:name="P9" style:family="paragraph" style:parent-style-name="Standard">
      <style:paragraph-properties fo:line-height="100%" fo:text-align="justify" style:justify-single-word="false"/>
      <style:text-properties style:use-window-font-color="true" style:font-name="Arial" fo:font-size="11pt" fo:font-weight="bold" officeooo:rsid="0011acd4" officeooo:paragraph-rsid="002e6082" fo:background-color="transparent" style:font-name-asian="Calibri1" style:font-weight-asian="bold" style:font-name-complex="Calibri1" style:font-weight-complex="bold"/>
    </style:style>
    <style:style style:name="P10" style:family="paragraph" style:parent-style-name="Standard">
      <style:paragraph-properties fo:line-height="100%" fo:text-align="justify" style:justify-single-word="false"/>
      <style:text-properties style:use-window-font-color="true" style:font-name="Arial" fo:font-size="11pt" fo:font-weight="bold" officeooo:rsid="0011acd4" officeooo:paragraph-rsid="00327854" fo:background-color="transparent" style:font-name-asian="Calibri1" style:font-weight-asian="bold" style:font-name-complex="Calibri1" style:font-weight-complex="bold"/>
    </style:style>
    <style:style style:name="P11" style:family="paragraph" style:parent-style-name="Standard">
      <style:paragraph-properties fo:line-height="100%" fo:text-align="justify" style:justify-single-word="false"/>
      <style:text-properties style:use-window-font-color="true" style:font-name="Arial" fo:font-size="11pt" fo:font-weight="bold" officeooo:rsid="0011acd4" officeooo:paragraph-rsid="003620db" fo:background-color="transparent" style:font-name-asian="Calibri1" style:font-weight-asian="bold" style:font-name-complex="Calibri1" style:font-weight-complex="bold"/>
    </style:style>
    <style:style style:name="P12" style:family="paragraph" style:parent-style-name="Standard">
      <style:paragraph-properties fo:line-height="100%" fo:text-align="justify" style:justify-single-word="false"/>
      <style:text-properties style:use-window-font-color="true" style:font-name="Arial" fo:font-size="11pt" fo:font-weight="bold" officeooo:rsid="0011acd4" officeooo:paragraph-rsid="00379935" fo:background-color="transparent" style:font-name-asian="Calibri1" style:font-weight-asian="bold" style:font-name-complex="Calibri1" style:font-weight-complex="bold"/>
    </style:style>
    <style:style style:name="P13" style:family="paragraph" style:parent-style-name="Standard">
      <style:paragraph-properties fo:line-height="100%" fo:text-align="justify" style:justify-single-word="false"/>
      <style:text-properties style:use-window-font-color="true" style:font-name="Arial" fo:font-size="11pt" fo:font-weight="bold" officeooo:rsid="0011acd4" officeooo:paragraph-rsid="003b2eeb" fo:background-color="transparent" style:font-name-asian="Calibri1" style:font-weight-asian="bold" style:font-name-complex="Calibri1" style:font-weight-complex="bold"/>
    </style:style>
    <style:style style:name="P14" style:family="paragraph" style:parent-style-name="Standard">
      <style:paragraph-properties fo:line-height="100%" fo:text-align="justify" style:justify-single-word="false"/>
      <style:text-properties style:use-window-font-color="true" style:font-name="Arial" fo:font-size="11pt" fo:font-weight="bold" officeooo:rsid="0011acd4" officeooo:paragraph-rsid="003e4cb7" fo:background-color="transparent" style:font-name-asian="Calibri1" style:font-weight-asian="bold" style:font-name-complex="Calibri1" style:font-weight-complex="bold"/>
    </style:style>
    <style:style style:name="P15" style:family="paragraph" style:parent-style-name="Standard">
      <style:paragraph-properties fo:line-height="100%" fo:text-align="justify" style:justify-single-word="false"/>
      <style:text-properties style:use-window-font-color="true" style:font-name="Arial" fo:font-size="11pt" fo:font-weight="bold" officeooo:rsid="0011acd4" officeooo:paragraph-rsid="0044d846" fo:background-color="transparent" style:font-name-asian="Calibri1" style:font-weight-asian="bold" style:font-name-complex="Calibri1" style:font-weight-complex="bold"/>
    </style:style>
    <style:style style:name="P16" style:family="paragraph" style:parent-style-name="Standard">
      <style:paragraph-properties fo:line-height="100%" fo:text-align="justify" style:justify-single-word="false"/>
      <style:text-properties style:use-window-font-color="true" style:font-name="Arial" fo:font-size="11pt" fo:font-weight="bold" officeooo:rsid="0011acd4" officeooo:paragraph-rsid="004905ce" fo:background-color="transparent" style:font-name-asian="Calibri1" style:font-weight-asian="bold" style:font-name-complex="Calibri1" style:font-weight-complex="bold"/>
    </style:style>
    <style:style style:name="P17" style:family="paragraph" style:parent-style-name="Standard">
      <style:paragraph-properties fo:line-height="100%" fo:text-align="justify" style:justify-single-word="false"/>
      <style:text-properties style:use-window-font-color="true" style:font-name="Arial" fo:font-size="11pt" fo:font-weight="bold" officeooo:rsid="0011acd4" officeooo:paragraph-rsid="004be518" fo:background-color="transparent" style:font-name-asian="Calibri1" style:font-weight-asian="bold" style:font-name-complex="Calibri1" style:font-weight-complex="bold"/>
    </style:style>
    <style:style style:name="P18" style:family="paragraph" style:parent-style-name="Standard">
      <style:paragraph-properties fo:line-height="100%" fo:text-align="justify" style:justify-single-word="false"/>
      <style:text-properties style:use-window-font-color="true" style:font-name="Arial" fo:font-size="11pt" fo:font-weight="bold" officeooo:rsid="0011acd4" officeooo:paragraph-rsid="004be9f8" fo:background-color="transparent" style:font-name-asian="Calibri1" style:font-weight-asian="bold" style:font-name-complex="Calibri1" style:font-weight-complex="bold"/>
    </style:style>
    <style:style style:name="P19" style:family="paragraph" style:parent-style-name="Standard">
      <style:paragraph-properties fo:line-height="100%" fo:text-align="justify" style:justify-single-word="false"/>
      <style:text-properties style:use-window-font-color="true" style:font-name="Arial" fo:font-size="11pt" fo:font-weight="bold" officeooo:rsid="0011acd4" officeooo:paragraph-rsid="004d1738" fo:background-color="transparent" style:font-name-asian="Calibri1" style:font-weight-asian="bold" style:font-name-complex="Calibri1" style:font-weight-complex="bold"/>
    </style:style>
    <style:style style:name="P20" style:family="paragraph" style:parent-style-name="Standard">
      <style:paragraph-properties fo:line-height="100%" fo:text-align="justify" style:justify-single-word="false"/>
      <style:text-properties style:use-window-font-color="true" style:font-name="Arial" fo:font-size="11pt" fo:font-weight="bold" officeooo:rsid="0011acd4" officeooo:paragraph-rsid="005ed700" fo:background-color="transparent" style:font-name-asian="Calibri1" style:font-weight-asian="bold" style:font-name-complex="Calibri1" style:font-weight-complex="bold"/>
    </style:style>
    <style:style style:name="P21" style:family="paragraph" style:parent-style-name="Standard">
      <style:paragraph-properties fo:line-height="100%" fo:text-align="justify" style:justify-single-word="false"/>
      <style:text-properties style:use-window-font-color="true" style:font-name="Arial" fo:font-size="11pt" fo:font-weight="bold" officeooo:rsid="0011acd4" officeooo:paragraph-rsid="00626f94" fo:background-color="transparent" style:font-name-asian="Calibri1" style:font-weight-asian="bold" style:font-name-complex="Calibri1" style:font-weight-complex="bold"/>
    </style:style>
    <style:style style:name="P22" style:family="paragraph" style:parent-style-name="Standard">
      <style:paragraph-properties fo:line-height="100%" fo:text-align="center" style:justify-single-word="false"/>
      <style:text-properties style:use-window-font-color="true" style:font-name="Arial" fo:font-size="28pt" fo:font-weight="normal" fo:background-color="transparent" style:font-name-asian="Arial1" style:font-name-complex="Arial1"/>
    </style:style>
    <style:style style:name="P23" style:family="paragraph" style:parent-style-name="Standard">
      <style:paragraph-properties fo:line-height="100%" fo:text-align="center" style:justify-single-word="false"/>
      <style:text-properties style:use-window-font-color="true" style:font-name="Arial" fo:font-size="16pt" fo:font-weight="normal" fo:background-color="transparent" style:font-name-asian="Arial1" style:font-name-complex="Arial1"/>
    </style:style>
    <style:style style:name="P24" style:family="paragraph" style:parent-style-name="Standard">
      <style:paragraph-properties fo:line-height="100%" fo:text-align="end" style:justify-single-word="false"/>
      <style:text-properties style:use-window-font-color="true" style:font-name="Arial" fo:font-size="16pt" fo:font-weight="normal" fo:background-color="transparent" style:font-name-asian="Arial1" style:font-name-complex="Arial1"/>
    </style:style>
    <style:style style:name="P25" style:family="paragraph" style:parent-style-name="Standard">
      <style:paragraph-properties fo:line-height="100%" fo:text-align="start" style:justify-single-word="false"/>
      <style:text-properties style:use-window-font-color="true" style:font-name="Arial" fo:font-size="16pt" fo:font-weight="normal" fo:background-color="transparent" style:font-name-asian="Arial1" style:font-name-complex="Arial1"/>
    </style:style>
    <style:style style:name="P26" style:family="paragraph" style:parent-style-name="Standard">
      <style:paragraph-properties fo:line-height="100%" fo:text-align="start" style:justify-single-word="false"/>
      <style:text-properties style:use-window-font-color="true" style:font-name="Arial" fo:font-size="12pt" fo:font-weight="bold" fo:background-color="transparent" style:font-name-asian="Arial1" style:font-name-complex="Arial1"/>
    </style:style>
    <style:style style:name="P27" style:family="paragraph" style:parent-style-name="Standard">
      <style:paragraph-properties fo:line-height="200%" fo:text-align="justify" style:justify-single-word="false"/>
      <style:text-properties style:use-window-font-color="true" style:font-name="Arial" fo:font-size="10pt" fo:font-weight="normal" fo:background-color="transparent" style:font-name-asian="Arial1" style:font-name-complex="Arial1"/>
    </style:style>
    <style:style style:name="P28" style:family="paragraph" style:parent-style-name="Standard">
      <style:paragraph-properties fo:line-height="100%" fo:text-align="start" style:justify-single-word="false"/>
      <style:text-properties style:use-window-font-color="true" style:font-name="Arial" fo:font-size="10pt" fo:font-weight="normal" fo:background-color="transparent" style:font-name-asian="Arial1" style:font-name-complex="Arial1"/>
    </style:style>
    <style:style style:name="P29" style:family="paragraph" style:parent-style-name="Standard">
      <style:paragraph-properties fo:line-height="100%" fo:text-align="justify" style:justify-single-word="false"/>
      <style:text-properties style:use-window-font-color="true" style:font-name="Arial" fo:font-size="10pt" fo:font-weight="normal" fo:background-color="transparent" style:font-name-asian="Arial1" style:font-name-complex="Arial1"/>
    </style:style>
    <style:style style:name="P30" style:family="paragraph" style:parent-style-name="Standard">
      <style:paragraph-properties fo:line-height="100%" fo:text-align="justify" style:justify-single-word="false"/>
      <style:text-properties style:use-window-font-color="true" style:font-name="Arial" fo:font-size="10pt" fo:font-weight="bold" officeooo:paragraph-rsid="00547219" fo:background-color="transparent" style:font-name-asian="Arial1" style:font-weight-asian="bold" style:font-name-complex="Arial1" style:font-weight-complex="bold"/>
    </style:style>
    <style:style style:name="P31" style:family="paragraph" style:parent-style-name="Standard">
      <style:paragraph-properties fo:line-height="100%" fo:text-align="justify" style:justify-single-word="false"/>
      <style:text-properties style:use-window-font-color="true" style:font-name="Arial" fo:font-size="10pt" fo:font-weight="bold" officeooo:paragraph-rsid="00562e6a" fo:background-color="transparent" style:font-name-asian="Arial1" style:font-weight-asian="bold" style:font-name-complex="Arial1" style:font-weight-complex="bold"/>
    </style:style>
    <style:style style:name="P32" style:family="paragraph" style:parent-style-name="Standard">
      <style:paragraph-properties fo:line-height="100%" fo:text-align="start" style:justify-single-word="false"/>
      <style:text-properties style:use-window-font-color="true" style:font-name="Arial" fo:font-size="14pt" fo:font-weight="bold" fo:background-color="transparent" style:font-name-asian="Arial1" style:font-weight-asian="bold" style:font-name-complex="Arial1" style:font-weight-complex="bold"/>
    </style:style>
    <style:style style:name="P33" style:family="paragraph" style:parent-style-name="Standard">
      <style:paragraph-properties fo:line-height="100%" fo:text-align="justify" style:justify-single-word="false"/>
      <style:text-properties style:use-window-font-color="true" style:font-name="Arial" fo:font-size="14pt" fo:font-weight="bold" fo:background-color="transparent" style:font-name-asian="Arial1" style:font-weight-asian="bold" style:font-name-complex="Arial1" style:font-weight-complex="bold"/>
    </style:style>
    <style:style style:name="P34" style:family="paragraph" style:parent-style-name="Standard">
      <style:paragraph-properties fo:line-height="100%" fo:text-align="justify" style:justify-single-word="false"/>
      <style:text-properties style:use-window-font-color="true" style:font-name="Arial" fo:font-size="14pt" fo:font-weight="bold" fo:background-color="transparent" style:font-name-asian="Arial1" style:font-name-complex="Arial1"/>
    </style:style>
    <style:style style:name="P35" style:family="paragraph" style:parent-style-name="Standard">
      <style:paragraph-properties fo:line-height="100%" fo:text-align="justify" style:justify-single-word="false"/>
      <style:text-properties style:font-name="Arial"/>
    </style:style>
    <style:style style:name="P36" style:family="paragraph" style:parent-style-name="Standard">
      <style:paragraph-properties fo:line-height="100%" fo:text-align="justify" style:justify-single-word="false"/>
      <style:text-properties fo:color="#000000" style:font-name="Arial" fo:font-size="10pt" fo:letter-spacing="normal" fo:font-style="normal" fo:font-weight="normal" officeooo:rsid="002212e9" officeooo:paragraph-rsid="002e6082" fo:background-color="transparent" style:font-name-asian="Calibri1" style:font-style-asian="normal" style:font-weight-asian="bold" style:font-name-complex="Calibri1" style:font-style-complex="normal" style:font-weight-complex="bold"/>
    </style:style>
    <style:style style:name="P37" style:family="paragraph" style:parent-style-name="Standard">
      <style:paragraph-properties fo:line-height="100%" fo:text-align="justify" style:justify-single-word="false"/>
      <style:text-properties fo:color="#000000" style:font-name="Arial" fo:font-size="10pt" fo:letter-spacing="normal" fo:font-style="normal" fo:font-weight="normal" officeooo:rsid="002212e9" officeooo:paragraph-rsid="00327854" fo:background-color="transparent" style:font-name-asian="Calibri1" style:font-style-asian="normal" style:font-weight-asian="bold" style:font-name-complex="Calibri1" style:font-style-complex="normal" style:font-weight-complex="bold"/>
    </style:style>
    <style:style style:name="P38" style:family="paragraph" style:parent-style-name="Standard">
      <style:paragraph-properties fo:line-height="100%" fo:text-align="justify" style:justify-single-word="false"/>
      <style:text-properties fo:color="#000000" style:font-name="Arial" fo:font-size="10pt" fo:letter-spacing="normal" fo:font-style="normal" fo:font-weight="normal" officeooo:rsid="002212e9" officeooo:paragraph-rsid="003620db" fo:background-color="transparent" style:font-name-asian="Calibri1" style:font-style-asian="normal" style:font-weight-asian="bold" style:font-name-complex="Calibri1" style:font-style-complex="normal" style:font-weight-complex="bold"/>
    </style:style>
    <style:style style:name="P39" style:family="paragraph" style:parent-style-name="Standard">
      <style:paragraph-properties fo:line-height="100%" fo:text-align="justify" style:justify-single-word="false"/>
      <style:text-properties fo:color="#000000" style:font-name="Arial" fo:font-size="10pt" fo:letter-spacing="normal" fo:font-style="normal" fo:font-weight="normal" officeooo:rsid="002212e9" officeooo:paragraph-rsid="00379935" fo:background-color="transparent" style:font-name-asian="Calibri1" style:font-style-asian="normal" style:font-weight-asian="bold" style:font-name-complex="Calibri1" style:font-style-complex="normal" style:font-weight-complex="bold"/>
    </style:style>
    <style:style style:name="P40" style:family="paragraph" style:parent-style-name="Standard">
      <style:paragraph-properties fo:line-height="100%" fo:text-align="justify" style:justify-single-word="false"/>
      <style:text-properties fo:color="#000000" style:font-name="Arial" fo:font-size="10pt" fo:letter-spacing="normal" fo:font-style="normal" fo:font-weight="normal" officeooo:rsid="002212e9" officeooo:paragraph-rsid="003b2eeb" fo:background-color="transparent" style:font-name-asian="Calibri1" style:font-style-asian="normal" style:font-weight-asian="bold" style:font-name-complex="Calibri1" style:font-style-complex="normal" style:font-weight-complex="bold"/>
    </style:style>
    <style:style style:name="P41" style:family="paragraph" style:parent-style-name="Standard">
      <style:paragraph-properties fo:line-height="100%" fo:text-align="justify" style:justify-single-word="false"/>
      <style:text-properties fo:color="#000000" style:font-name="Arial" fo:font-size="10pt" fo:letter-spacing="normal" fo:font-style="normal" fo:font-weight="normal" officeooo:rsid="002212e9" officeooo:paragraph-rsid="003e4cb7" fo:background-color="transparent" style:font-name-asian="Calibri1" style:font-style-asian="normal" style:font-weight-asian="bold" style:font-name-complex="Calibri1" style:font-style-complex="normal" style:font-weight-complex="bold"/>
    </style:style>
    <style:style style:name="P42" style:family="paragraph" style:parent-style-name="Standard">
      <style:paragraph-properties fo:line-height="100%" fo:text-align="justify" style:justify-single-word="false"/>
      <style:text-properties fo:color="#000000" style:font-name="Arial" fo:font-size="10pt" fo:letter-spacing="normal" fo:font-style="normal" fo:font-weight="normal" officeooo:rsid="002212e9" officeooo:paragraph-rsid="003eaab5" fo:background-color="transparent" style:font-name-asian="Calibri1" style:font-style-asian="normal" style:font-weight-asian="bold" style:font-name-complex="Calibri1" style:font-style-complex="normal" style:font-weight-complex="bold"/>
    </style:style>
    <style:style style:name="P43" style:family="paragraph" style:parent-style-name="Standard">
      <style:paragraph-properties fo:line-height="100%" fo:text-align="justify" style:justify-single-word="false"/>
      <style:text-properties fo:color="#000000" style:font-name="Arial" fo:font-size="10pt" fo:letter-spacing="normal" fo:font-style="normal" fo:font-weight="normal" officeooo:rsid="002212e9" officeooo:paragraph-rsid="0044d846" fo:background-color="transparent" style:font-name-asian="Calibri1" style:font-style-asian="normal" style:font-weight-asian="bold" style:font-name-complex="Calibri1" style:font-style-complex="normal" style:font-weight-complex="bold"/>
    </style:style>
    <style:style style:name="P44" style:family="paragraph" style:parent-style-name="Standard">
      <style:paragraph-properties fo:line-height="100%" fo:text-align="justify" style:justify-single-word="false"/>
      <style:text-properties fo:color="#000000" style:font-name="Arial" fo:font-size="10pt" fo:letter-spacing="normal" fo:font-style="normal" fo:font-weight="normal" officeooo:rsid="002212e9" officeooo:paragraph-rsid="004905ce" fo:background-color="transparent" style:font-name-asian="Calibri1" style:font-style-asian="normal" style:font-weight-asian="bold" style:font-name-complex="Calibri1" style:font-style-complex="normal" style:font-weight-complex="bold"/>
    </style:style>
    <style:style style:name="P45" style:family="paragraph" style:parent-style-name="Standard">
      <style:paragraph-properties fo:line-height="100%" fo:text-align="justify" style:justify-single-word="false"/>
      <style:text-properties fo:color="#000000" style:font-name="Arial" fo:font-size="10pt" fo:letter-spacing="normal" fo:font-style="normal" fo:font-weight="normal" officeooo:rsid="002212e9" officeooo:paragraph-rsid="004be9f8" fo:background-color="transparent" style:font-name-asian="Calibri1" style:font-style-asian="normal" style:font-weight-asian="bold" style:font-name-complex="Calibri1" style:font-style-complex="normal" style:font-weight-complex="bold"/>
    </style:style>
    <style:style style:name="P46" style:family="paragraph" style:parent-style-name="Standard">
      <style:paragraph-properties fo:line-height="100%" fo:text-align="justify" style:justify-single-word="false"/>
      <style:text-properties fo:color="#000000" style:font-name="Arial" fo:font-size="10pt" fo:letter-spacing="normal" fo:font-style="normal" fo:font-weight="normal" officeooo:rsid="002212e9" officeooo:paragraph-rsid="004d1738" fo:background-color="transparent" style:font-name-asian="Calibri1" style:font-style-asian="normal" style:font-weight-asian="bold" style:font-name-complex="Calibri1" style:font-style-complex="normal" style:font-weight-complex="bold"/>
    </style:style>
    <style:style style:name="P47" style:family="paragraph" style:parent-style-name="Standard">
      <style:paragraph-properties fo:line-height="100%" fo:text-align="justify" style:justify-single-word="false"/>
      <style:text-properties fo:color="#000000" style:font-name="Arial" fo:font-size="10pt" fo:letter-spacing="normal" fo:font-style="normal" fo:font-weight="normal" officeooo:rsid="002212e9" officeooo:paragraph-rsid="005ed700" fo:background-color="transparent" style:font-name-asian="Calibri1" style:font-style-asian="normal" style:font-weight-asian="bold" style:font-name-complex="Calibri1" style:font-style-complex="normal" style:font-weight-complex="bold"/>
    </style:style>
    <style:style style:name="P48" style:family="paragraph" style:parent-style-name="Standard">
      <style:paragraph-properties fo:line-height="100%" fo:text-align="justify" style:justify-single-word="false"/>
      <style:text-properties fo:color="#000000" style:font-name="Arial" fo:font-size="10pt" fo:letter-spacing="normal" fo:font-style="normal" fo:font-weight="normal" officeooo:rsid="002212e9" officeooo:paragraph-rsid="00626f94" fo:background-color="transparent" style:font-name-asian="Calibri1" style:font-style-asian="normal" style:font-weight-asian="bold" style:font-name-complex="Calibri1" style:font-style-complex="normal" style:font-weight-complex="bold"/>
    </style:style>
    <style:style style:name="P49" style:family="paragraph" style:parent-style-name="Standard">
      <style:paragraph-properties fo:line-height="100%" fo:text-align="justify" style:justify-single-word="false"/>
      <style:text-properties fo:font-variant="normal" fo:text-transform="none" fo:color="#000000" style:font-name="Arial" fo:font-size="10pt" fo:letter-spacing="normal" fo:font-style="normal" style:text-underline-style="solid" style:text-underline-width="auto" style:text-underline-color="font-color" fo:font-weight="bold" officeooo:rsid="002212e9" officeooo:paragraph-rsid="00547219" fo:background-color="transparent" style:font-name-asian="Calibri1" style:font-style-asian="normal" style:font-weight-asian="bold" style:font-name-complex="Calibri1" style:font-style-complex="normal" style:font-weight-complex="bold"/>
    </style:style>
    <style:style style:name="P50" style:family="paragraph" style:parent-style-name="Standard">
      <style:paragraph-properties fo:line-height="100%" fo:text-align="justify" style:justify-single-word="false"/>
      <style:text-properties fo:font-variant="normal" fo:text-transform="none" fo:color="#000000" style:font-name="Arial" fo:font-size="10pt" fo:letter-spacing="normal" fo:font-style="normal" style:text-underline-style="solid" style:text-underline-width="auto" style:text-underline-color="font-color" fo:font-weight="bold" officeooo:rsid="00547219" officeooo:paragraph-rsid="00547219" fo:background-color="transparent" style:font-name-asian="Calibri1" style:font-style-asian="normal" style:font-weight-asian="bold" style:font-name-complex="Calibri1" style:font-style-complex="normal" style:font-weight-complex="bold"/>
    </style:style>
    <style:style style:name="P51" style:family="paragraph" style:parent-style-name="Standard">
      <style:paragraph-properties fo:line-height="100%" fo:text-align="justify" style:justify-single-word="false"/>
      <style:text-properties fo:font-variant="normal" fo:text-transform="none" fo:color="#000000" style:font-name="Arial" fo:font-size="10pt" fo:letter-spacing="normal" fo:font-style="normal" style:text-underline-style="solid" style:text-underline-width="auto" style:text-underline-color="font-color" fo:font-weight="normal" officeooo:rsid="00547219" officeooo:paragraph-rsid="00547219" fo:background-color="transparent" style:font-name-asian="Calibri1" style:font-style-asian="normal" style:font-weight-asian="normal" style:font-name-complex="Calibri1" style:font-style-complex="normal" style:font-weight-complex="normal"/>
    </style:style>
    <style:style style:name="P52" style:family="paragraph" style:parent-style-name="Standard">
      <style:paragraph-properties fo:line-height="100%" fo:text-align="justify" style:justify-single-word="false"/>
      <style:text-properties fo:font-variant="normal" fo:text-transform="none" fo:color="#000000" style:font-name="Arial" fo:font-size="10pt" fo:letter-spacing="normal" fo:font-style="normal" fo:font-weight="bold" officeooo:rsid="002f2389" officeooo:paragraph-rsid="00547219" fo:background-color="transparent" style:font-name-asian="Calibri1" style:font-style-asian="normal" style:font-weight-asian="bold" style:font-name-complex="Calibri1" style:font-style-complex="normal" style:font-weight-complex="bold"/>
    </style:style>
    <style:style style:name="P53" style:family="paragraph" style:parent-style-name="Standard">
      <style:paragraph-properties fo:line-height="100%" fo:text-align="justify" style:justify-single-word="false"/>
      <style:text-properties fo:font-variant="normal" fo:text-transform="none" fo:color="#000000" style:font-name="Arial" fo:font-size="10pt" fo:letter-spacing="normal" fo:font-style="normal" fo:font-weight="bold" officeooo:rsid="00547219" officeooo:paragraph-rsid="00547219" fo:background-color="transparent" style:font-name-asian="Calibri1" style:font-style-asian="normal" style:font-weight-asian="bold" style:font-name-complex="Calibri1" style:font-style-complex="normal" style:font-weight-complex="bold"/>
    </style:style>
    <style:style style:name="P54" style:family="paragraph" style:parent-style-name="Standard">
      <style:paragraph-properties fo:margin-top="0.106cm" fo:margin-bottom="0.106cm" loext:contextual-spacing="false" fo:line-height="100%" fo:text-align="center" style:justify-single-word="false"/>
      <style:text-properties style:use-window-font-color="true" style:font-name="Arial" fo:font-size="11pt" fo:font-weight="bold" fo:background-color="transparent" style:font-name-asian="Arial1" style:font-name-complex="Arial1"/>
    </style:style>
    <style:style style:name="P55" style:family="paragraph" style:parent-style-name="Standard">
      <style:paragraph-properties fo:margin-top="0.106cm" fo:margin-bottom="0.106cm" loext:contextual-spacing="false" fo:line-height="100%" fo:text-align="center" style:justify-single-word="false"/>
      <style:text-properties style:use-window-font-color="true" style:font-name="Arial" fo:font-size="11pt" fo:font-weight="normal" fo:background-color="transparent" style:font-name-asian="Calibri1" style:font-name-complex="Calibri1"/>
    </style:style>
    <style:style style:name="P56" style:family="paragraph" style:parent-style-name="Standard">
      <style:paragraph-properties fo:margin-top="0.106cm" fo:margin-bottom="0.106cm" loext:contextual-spacing="false" fo:line-height="100%" fo:text-align="center" style:justify-single-word="false"/>
      <style:text-properties style:use-window-font-color="true" style:font-name="Arial" fo:font-size="11pt" fo:font-weight="normal" officeooo:paragraph-rsid="001371ef" fo:background-color="transparent" style:font-name-asian="Calibri1" style:font-name-complex="Calibri1"/>
    </style:style>
    <style:style style:name="P57" style:family="paragraph" style:parent-style-name="Standard">
      <style:paragraph-properties fo:margin-left="0.06cm" fo:margin-right="0cm" fo:margin-top="0.106cm" fo:margin-bottom="0.106cm" loext:contextual-spacing="false" fo:line-height="100%" fo:text-align="center" style:justify-single-word="false" fo:text-indent="0cm" style:auto-text-indent="false"/>
      <style:text-properties style:use-window-font-color="true" style:font-name="Arial" fo:font-size="11pt" fo:font-weight="bold" fo:background-color="transparent" style:font-name-asian="Arial1" style:font-name-complex="Arial1"/>
    </style:style>
    <style:style style:name="P58" style:family="paragraph" style:parent-style-name="Standard">
      <style:paragraph-properties fo:margin-left="0.06cm" fo:margin-right="0cm" fo:margin-top="0.106cm" fo:margin-bottom="0.106cm" loext:contextual-spacing="false" fo:line-height="100%" fo:text-align="center" style:justify-single-word="false" fo:text-indent="0cm" style:auto-text-indent="false"/>
      <style:text-properties style:use-window-font-color="true" style:font-name="Arial" fo:font-size="11pt" fo:font-weight="normal" fo:background-color="transparent" style:font-name-asian="Calibri1" style:font-name-complex="Calibri1"/>
    </style:style>
    <style:style style:name="P59" style:family="paragraph" style:parent-style-name="Standard">
      <style:paragraph-properties fo:margin-left="0.06cm" fo:margin-right="0cm" fo:margin-top="0.106cm" fo:margin-bottom="0.106cm" loext:contextual-spacing="false" fo:line-height="100%" fo:text-align="start" style:justify-single-word="false" fo:text-indent="0cm" style:auto-text-indent="false"/>
      <style:text-properties style:use-window-font-color="true" style:font-name="Arial" fo:font-size="11pt" fo:font-weight="normal" fo:background-color="transparent" style:font-name-asian="Calibri1" style:font-name-complex="Calibri1"/>
    </style:style>
    <style:style style:name="P60" style:family="paragraph" style:parent-style-name="Standard">
      <style:paragraph-properties fo:margin-left="0.06cm" fo:margin-right="0cm" fo:margin-top="0.106cm" fo:margin-bottom="0.106cm" loext:contextual-spacing="false" fo:line-height="100%" fo:text-align="start" style:justify-single-word="false" fo:text-indent="0cm" style:auto-text-indent="false"/>
      <style:text-properties style:use-window-font-color="true" style:font-name="Arial" fo:font-size="11pt" fo:font-weight="normal" officeooo:paragraph-rsid="001371ef" fo:background-color="transparent" style:font-name-asian="Calibri1" style:font-name-complex="Calibri1"/>
    </style:style>
    <style:style style:name="P61" style:family="paragraph" style:parent-style-name="Standard">
      <style:paragraph-properties fo:margin-left="0.06cm" fo:margin-right="0cm" fo:margin-top="0.106cm" fo:margin-bottom="0.106cm" loext:contextual-spacing="false" fo:line-height="100%" fo:text-align="center" style:justify-single-word="false" fo:text-indent="0cm" style:auto-text-indent="false"/>
      <style:text-properties style:use-window-font-color="true" style:font-name="Arial" fo:font-size="11pt" fo:font-weight="normal" officeooo:rsid="001371ef" officeooo:paragraph-rsid="001371ef" fo:background-color="transparent" style:font-name-asian="Calibri1" style:font-name-complex="Calibri1"/>
    </style:style>
    <style:style style:name="P62" style:family="paragraph" style:parent-style-name="Standard">
      <style:paragraph-properties fo:margin-left="0.053cm" fo:margin-right="0cm" fo:margin-top="0.106cm" fo:margin-bottom="0.106cm" loext:contextual-spacing="false" fo:line-height="100%" fo:text-align="center" style:justify-single-word="false" fo:text-indent="0cm" style:auto-text-indent="false"/>
      <style:text-properties style:use-window-font-color="true" style:font-name="Arial" fo:font-size="11pt" fo:font-weight="bold" fo:background-color="transparent" style:font-name-asian="Arial1" style:font-name-complex="Arial1"/>
    </style:style>
    <style:style style:name="P63" style:family="paragraph" style:parent-style-name="Standard">
      <style:paragraph-properties fo:margin-left="0.053cm" fo:margin-right="0cm" fo:margin-top="0.106cm" fo:margin-bottom="0.106cm" loext:contextual-spacing="false" fo:line-height="100%" fo:text-align="start" style:justify-single-word="false" fo:text-indent="0cm" style:auto-text-indent="false"/>
      <style:text-properties style:use-window-font-color="true" style:font-name="Arial" fo:font-size="11pt" fo:font-weight="normal" fo:background-color="transparent" style:font-name-asian="Calibri1" style:font-name-complex="Calibri1"/>
    </style:style>
    <style:style style:name="P64" style:family="paragraph" style:parent-style-name="Standard">
      <style:paragraph-properties fo:margin-left="0.053cm" fo:margin-right="0cm" fo:margin-top="0.106cm" fo:margin-bottom="0.106cm" loext:contextual-spacing="false" fo:line-height="100%" fo:text-align="start" style:justify-single-word="false" fo:text-indent="0cm" style:auto-text-indent="false"/>
      <style:text-properties style:use-window-font-color="true" style:font-name="Arial" fo:font-size="11pt" fo:font-weight="normal" officeooo:rsid="001371ef" officeooo:paragraph-rsid="001371ef" fo:background-color="transparent" style:font-name-asian="Calibri1" style:font-name-complex="Calibri1"/>
    </style:style>
    <style:style style:name="P65" style:family="paragraph" style:parent-style-name="Standard">
      <style:paragraph-properties fo:margin-top="0.423cm" fo:margin-bottom="0.212cm" loext:contextual-spacing="false" fo:line-height="100%" fo:text-align="start" style:justify-single-word="false"/>
      <style:text-properties style:use-window-font-color="true" style:font-name="Arial" fo:font-size="11pt" fo:font-weight="normal" fo:background-color="transparent" style:font-name-asian="Calibri1" style:font-name-complex="Calibri1"/>
    </style:style>
    <style:style style:name="P66" style:family="paragraph" style:parent-style-name="Standard">
      <style:paragraph-properties fo:margin-top="0.423cm" fo:margin-bottom="0.212cm" loext:contextual-spacing="false" fo:line-height="100%" fo:text-align="start" style:justify-single-word="false"/>
      <style:text-properties style:use-window-font-color="true" style:font-name="Arial" fo:font-size="16pt" fo:font-weight="bold" fo:background-color="transparent" style:font-name-asian="Arial1" style:font-name-complex="Arial1"/>
    </style:style>
    <style:style style:name="P67" style:family="paragraph" style:parent-style-name="Standard">
      <style:paragraph-properties fo:margin-top="0.423cm" fo:margin-bottom="0.212cm" loext:contextual-spacing="false" fo:line-height="100%" fo:text-align="justify" style:justify-single-word="false"/>
      <style:text-properties style:use-window-font-color="true" style:font-name="Arial" fo:font-size="14pt" fo:font-weight="bold" fo:background-color="transparent" style:font-name-asian="Arial1" style:font-name-complex="Arial1"/>
    </style:style>
    <style:style style:name="P68" style:family="paragraph" style:parent-style-name="Standard">
      <style:paragraph-properties fo:margin-top="0.423cm" fo:margin-bottom="0.212cm" loext:contextual-spacing="false" fo:line-height="100%" fo:text-align="justify" style:justify-single-word="false"/>
      <style:text-properties style:use-window-font-color="true" style:font-name="Arial" fo:font-size="14pt" fo:font-weight="bold" officeooo:paragraph-rsid="0053f01e" fo:background-color="transparent" style:font-name-asian="Arial1" style:font-name-complex="Arial1"/>
    </style:style>
    <style:style style:name="P69" style:family="paragraph" style:parent-style-name="Standard">
      <style:paragraph-properties fo:margin-top="0.423cm" fo:margin-bottom="0.212cm" loext:contextual-spacing="false" fo:line-height="100%" fo:text-align="start" style:justify-single-word="false"/>
      <style:text-properties style:use-window-font-color="true" style:font-name="Arial" fo:font-size="14pt" fo:font-weight="bold" officeooo:paragraph-rsid="0053f01e" fo:background-color="transparent" style:font-name-asian="Arial1" style:font-name-complex="Arial1"/>
    </style:style>
    <style:style style:name="P70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0cm" style:auto-text-indent="false" fo:padding="0cm" fo:border="none"/>
      <style:text-properties fo:color="#000000" style:font-name="Arial" fo:font-size="10pt" fo:font-weight="bold" officeooo:rsid="002f2389" officeooo:paragraph-rsid="004b191d" fo:background-color="transparent" style:font-name-asian="Calibri1" style:font-weight-asian="bold" style:font-name-complex="Calibri1" style:font-weight-complex="bold"/>
    </style:style>
    <style:style style:name="P71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0cm" style:auto-text-indent="false" fo:padding="0cm" fo:border="none"/>
      <style:text-properties fo:color="#000000" style:font-name="Arial" fo:font-size="10pt" fo:font-weight="bold" officeooo:rsid="002f2389" officeooo:paragraph-rsid="004be518" fo:background-color="transparent" style:font-name-asian="Calibri1" style:font-weight-asian="bold" style:font-name-complex="Calibri1" style:font-weight-complex="bold"/>
    </style:style>
    <style:style style:name="P72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0cm" style:auto-text-indent="false" fo:padding="0cm" fo:border="none"/>
      <style:text-properties fo:color="#000000" style:font-name="Arial" fo:font-size="10pt" fo:font-weight="bold" officeooo:rsid="002f2389" officeooo:paragraph-rsid="004be9f8" fo:background-color="transparent" style:font-name-asian="Calibri1" style:font-weight-asian="bold" style:font-name-complex="Calibri1" style:font-weight-complex="bold"/>
    </style:style>
    <style:style style:name="P73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0cm" style:auto-text-indent="false" fo:padding="0cm" fo:border="none"/>
      <style:text-properties fo:color="#000000" style:font-name="Arial" fo:font-size="10pt" fo:font-weight="bold" officeooo:rsid="002f2389" officeooo:paragraph-rsid="004d1738" fo:background-color="transparent" style:font-name-asian="Calibri1" style:font-weight-asian="bold" style:font-name-complex="Calibri1" style:font-weight-complex="bold"/>
    </style:style>
    <style:style style:name="P74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0cm" style:auto-text-indent="false" fo:padding="0cm" fo:border="none"/>
      <style:text-properties fo:color="#000000" style:font-name="Arial" fo:font-size="10pt" fo:font-weight="bold" officeooo:rsid="002f2389" officeooo:paragraph-rsid="002f2389" fo:background-color="transparent" style:font-name-asian="Calibri1" style:font-weight-asian="bold" style:font-name-complex="Calibri1" style:font-weight-complex="bold"/>
    </style:style>
    <style:style style:name="P75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0cm" style:auto-text-indent="false" fo:padding="0cm" fo:border="none"/>
      <style:text-properties fo:color="#000000" style:font-name="Arial" fo:font-size="10pt" fo:font-weight="bold" officeooo:rsid="002f2389" officeooo:paragraph-rsid="00327854" fo:background-color="transparent" style:font-name-asian="Calibri1" style:font-weight-asian="bold" style:font-name-complex="Calibri1" style:font-weight-complex="bold"/>
    </style:style>
    <style:style style:name="P76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0cm" style:auto-text-indent="false" fo:padding="0cm" fo:border="none"/>
      <style:text-properties fo:color="#000000" style:font-name="Arial" fo:font-size="10pt" fo:font-weight="bold" officeooo:rsid="002f2389" officeooo:paragraph-rsid="003620db" fo:background-color="transparent" style:font-name-asian="Calibri1" style:font-weight-asian="bold" style:font-name-complex="Calibri1" style:font-weight-complex="bold"/>
    </style:style>
    <style:style style:name="P77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0cm" style:auto-text-indent="false" fo:padding="0cm" fo:border="none"/>
      <style:text-properties fo:color="#000000" style:font-name="Arial" fo:font-size="10pt" fo:font-weight="bold" officeooo:rsid="002f2389" officeooo:paragraph-rsid="00379935" fo:background-color="transparent" style:font-name-asian="Calibri1" style:font-weight-asian="bold" style:font-name-complex="Calibri1" style:font-weight-complex="bold"/>
    </style:style>
    <style:style style:name="P78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0cm" style:auto-text-indent="false" fo:padding="0cm" fo:border="none"/>
      <style:text-properties fo:color="#000000" style:font-name="Arial" fo:font-size="10pt" fo:font-weight="bold" officeooo:rsid="002f2389" officeooo:paragraph-rsid="003e4cb7" fo:background-color="transparent" style:font-name-asian="Calibri1" style:font-weight-asian="bold" style:font-name-complex="Calibri1" style:font-weight-complex="bold"/>
    </style:style>
    <style:style style:name="P79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0cm" style:auto-text-indent="false" fo:padding="0cm" fo:border="none"/>
      <style:text-properties fo:color="#000000" style:font-name="Arial" fo:font-size="10pt" fo:font-weight="bold" officeooo:rsid="002f2389" officeooo:paragraph-rsid="003eaab5" fo:background-color="transparent" style:font-name-asian="Calibri1" style:font-weight-asian="bold" style:font-name-complex="Calibri1" style:font-weight-complex="bold"/>
    </style:style>
    <style:style style:name="P80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0cm" style:auto-text-indent="false" fo:padding="0cm" fo:border="none"/>
      <style:text-properties fo:color="#000000" style:font-name="Arial" fo:font-size="10pt" fo:font-weight="bold" officeooo:rsid="002f2389" officeooo:paragraph-rsid="0044d846" fo:background-color="transparent" style:font-name-asian="Calibri1" style:font-weight-asian="bold" style:font-name-complex="Calibri1" style:font-weight-complex="bold"/>
    </style:style>
    <style:style style:name="P81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0cm" style:auto-text-indent="false" fo:padding="0cm" fo:border="none"/>
      <style:text-properties fo:color="#000000" style:font-name="Arial" fo:font-size="10pt" fo:font-weight="bold" officeooo:rsid="002f2389" officeooo:paragraph-rsid="0046c6b0" fo:background-color="transparent" style:font-name-asian="Calibri1" style:font-weight-asian="bold" style:font-name-complex="Calibri1" style:font-weight-complex="bold"/>
    </style:style>
    <style:style style:name="P82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0cm" style:auto-text-indent="false" fo:padding="0cm" fo:border="none"/>
      <style:text-properties fo:color="#000000" style:font-name="Arial" fo:font-size="10pt" fo:font-weight="bold" officeooo:rsid="002f2389" officeooo:paragraph-rsid="004905ce" fo:background-color="transparent" style:font-name-asian="Calibri1" style:font-weight-asian="bold" style:font-name-complex="Calibri1" style:font-weight-complex="bold"/>
    </style:style>
    <style:style style:name="P83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0cm" style:auto-text-indent="false" fo:padding="0cm" fo:border="none"/>
      <style:text-properties fo:color="#000000" style:font-name="Arial" fo:font-size="10pt" fo:font-weight="bold" officeooo:rsid="002f2389" officeooo:paragraph-rsid="005f8770" fo:background-color="transparent" style:font-name-asian="Calibri1" style:font-weight-asian="bold" style:font-name-complex="Calibri1" style:font-weight-complex="bold"/>
    </style:style>
    <style:style style:name="P84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0cm" style:auto-text-indent="false" fo:padding="0cm" fo:border="none"/>
      <style:text-properties fo:color="#000000" style:font-name="Arial" fo:font-size="10pt" fo:font-weight="bold" officeooo:rsid="002f2389" officeooo:paragraph-rsid="00611e3a" fo:background-color="transparent" style:font-name-asian="Calibri1" style:font-weight-asian="bold" style:font-name-complex="Calibri1" style:font-weight-complex="bold"/>
    </style:style>
    <style:style style:name="P85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0cm" style:auto-text-indent="false" fo:padding="0cm" fo:border="none"/>
      <style:text-properties fo:color="#000000" style:font-name="Arial" fo:font-size="10pt" fo:font-weight="bold" officeooo:rsid="002f2389" officeooo:paragraph-rsid="00626f94" fo:background-color="transparent" style:font-name-asian="Calibri1" style:font-weight-asian="bold" style:font-name-complex="Calibri1" style:font-weight-complex="bold"/>
    </style:style>
    <style:style style:name="P86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0cm" style:auto-text-indent="false" fo:padding="0cm" fo:border="none"/>
      <style:text-properties fo:color="#000000" style:font-name="Arial" fo:font-size="10pt" fo:font-weight="bold" officeooo:rsid="004093a9" officeooo:paragraph-rsid="004093a9" fo:background-color="transparent" style:font-name-asian="Calibri1" style:font-weight-asian="bold" style:font-name-complex="Calibri1" style:font-weight-complex="bold"/>
    </style:style>
    <style:style style:name="P87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0cm" style:auto-text-indent="false" fo:padding="0cm" fo:border="none"/>
      <style:text-properties fo:color="#000000" style:font-name="Arial" fo:font-size="10pt" fo:font-weight="normal" officeooo:rsid="00379935" officeooo:paragraph-rsid="0044d846" fo:background-color="transparent" style:font-name-asian="Calibri1" style:font-name-complex="Calibri1"/>
    </style:style>
    <style:style style:name="P88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0cm" style:auto-text-indent="false" fo:padding="0cm" fo:border="none"/>
      <style:text-properties fo:color="#000000" style:font-name="Arial" fo:font-size="10pt" fo:font-weight="normal" officeooo:rsid="00379935" officeooo:paragraph-rsid="004905ce" fo:background-color="transparent" style:font-name-asian="Calibri1" style:font-name-complex="Calibri1"/>
    </style:style>
    <style:style style:name="P89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0cm" style:auto-text-indent="false" fo:padding="0cm" fo:border="none"/>
      <style:text-properties fo:font-variant="normal" fo:text-transform="none" fo:color="#000000" style:font-name="Arial" fo:font-size="10pt" fo:letter-spacing="normal" fo:font-style="normal" fo:font-weight="normal" officeooo:rsid="00379935" officeooo:paragraph-rsid="0044d846" fo:background-color="transparent" style:font-name-asian="Calibri1" style:font-weight-asian="normal" style:font-name-complex="Calibri1" style:font-weight-complex="normal"/>
    </style:style>
    <style:style style:name="P90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0cm" style:auto-text-indent="false" fo:padding="0cm" fo:border="none"/>
      <style:text-properties fo:font-variant="normal" fo:text-transform="none" fo:color="#000000" style:font-name="Arial" fo:font-size="10pt" fo:letter-spacing="normal" fo:font-style="normal" fo:font-weight="normal" officeooo:rsid="00379935" officeooo:paragraph-rsid="004905ce" fo:background-color="transparent" style:font-name-asian="Calibri1" style:font-weight-asian="normal" style:font-name-complex="Calibri1" style:font-weight-complex="normal"/>
    </style:style>
    <style:style style:name="P91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  <style:text-properties fo:font-variant="normal" fo:text-transform="none" fo:color="#000000" style:font-name="Arial" fo:font-size="10pt" fo:letter-spacing="normal" fo:font-style="normal" fo:font-weight="normal" officeooo:rsid="00379935" officeooo:paragraph-rsid="003b2eeb" fo:background-color="transparent" style:font-name-asian="Calibri1" style:font-name-complex="Calibri1"/>
    </style:style>
    <style:style style:name="P92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0cm" style:auto-text-indent="false" fo:padding="0cm" fo:border="none"/>
      <style:text-properties fo:font-variant="normal" fo:text-transform="none" fo:color="#000000" style:font-name="Arial" fo:font-size="10pt" fo:letter-spacing="normal" fo:font-style="normal" fo:font-weight="normal" officeooo:rsid="0012c470" officeooo:paragraph-rsid="003e4cb7" fo:background-color="transparent" style:font-name-asian="Calibri1" style:font-name-complex="Calibri1"/>
    </style:style>
    <style:style style:name="P93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  <style:text-properties fo:font-variant="normal" fo:text-transform="none" fo:color="#000000" style:font-name="Arial" fo:font-size="10pt" fo:letter-spacing="normal" fo:font-style="normal" fo:font-weight="normal" officeooo:rsid="004be518" officeooo:paragraph-rsid="004be518"/>
    </style:style>
    <style:style style:name="P94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  <style:text-properties fo:font-variant="normal" fo:text-transform="none" fo:color="#000000" style:font-name="Arial" fo:font-size="10pt" fo:letter-spacing="normal" fo:font-style="normal" fo:font-weight="normal" officeooo:rsid="002a92c3" officeooo:paragraph-rsid="002a92c3"/>
    </style:style>
    <style:style style:name="P95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  <style:text-properties fo:font-variant="normal" fo:text-transform="none" fo:color="#000000" style:font-name="Arial" fo:font-size="10pt" fo:letter-spacing="normal" fo:font-style="normal" fo:font-weight="normal" officeooo:rsid="002a92c3" officeooo:paragraph-rsid="00327854"/>
    </style:style>
    <style:style style:name="P96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  <style:text-properties fo:font-variant="normal" fo:text-transform="none" fo:color="#000000" style:font-name="Arial" fo:font-size="10pt" fo:letter-spacing="normal" fo:font-style="normal" fo:font-weight="normal" officeooo:rsid="002a92c3" officeooo:paragraph-rsid="003620db"/>
    </style:style>
    <style:style style:name="P97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  <style:text-properties fo:font-variant="normal" fo:text-transform="none" fo:color="#000000" style:font-name="Arial" fo:font-size="10pt" fo:letter-spacing="normal" fo:font-style="normal" fo:font-weight="normal" officeooo:rsid="002a92c3" officeooo:paragraph-rsid="003b2eeb"/>
    </style:style>
    <style:style style:name="P98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  <style:text-properties fo:font-variant="normal" fo:text-transform="none" fo:color="#000000" style:font-name="Arial" fo:font-size="10pt" fo:letter-spacing="normal" fo:font-style="normal" fo:font-weight="normal" officeooo:rsid="002a92c3" officeooo:paragraph-rsid="003e4cb7"/>
    </style:style>
    <style:style style:name="P99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  <style:text-properties fo:font-variant="normal" fo:text-transform="none" fo:color="#000000" style:font-name="Arial" fo:font-size="10pt" fo:letter-spacing="normal" fo:font-style="normal" fo:font-weight="normal" officeooo:rsid="002a92c3" officeooo:paragraph-rsid="003eaab5"/>
    </style:style>
    <style:style style:name="P100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  <style:text-properties fo:font-variant="normal" fo:text-transform="none" fo:color="#000000" style:font-name="Arial" fo:font-size="10pt" fo:letter-spacing="normal" fo:font-style="normal" fo:font-weight="normal" officeooo:rsid="002a92c3" officeooo:paragraph-rsid="0044d846"/>
    </style:style>
    <style:style style:name="P101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  <style:text-properties fo:font-variant="normal" fo:text-transform="none" fo:color="#000000" style:font-name="Arial" fo:font-size="10pt" fo:letter-spacing="normal" fo:font-style="normal" fo:font-weight="normal" officeooo:rsid="002a92c3" officeooo:paragraph-rsid="004be518"/>
    </style:style>
    <style:style style:name="P102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  <style:text-properties fo:font-variant="normal" fo:text-transform="none" fo:color="#000000" style:font-name="Arial" fo:font-size="10pt" fo:letter-spacing="normal" fo:font-style="normal" fo:font-weight="normal" officeooo:rsid="002a92c3" officeooo:paragraph-rsid="004905ce"/>
    </style:style>
    <style:style style:name="P103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  <style:text-properties fo:font-variant="normal" fo:text-transform="none" fo:color="#000000" style:font-name="Arial" fo:font-size="10pt" fo:letter-spacing="normal" fo:font-style="normal" fo:font-weight="normal" officeooo:rsid="002a92c3" officeooo:paragraph-rsid="004bfbee"/>
    </style:style>
    <style:style style:name="P104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  <style:text-properties fo:font-variant="normal" fo:text-transform="none" fo:color="#000000" style:font-name="Arial" fo:font-size="10pt" fo:letter-spacing="normal" fo:font-style="normal" fo:font-weight="normal" officeooo:rsid="002a92c3" officeooo:paragraph-rsid="004be9f8"/>
    </style:style>
    <style:style style:name="P105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  <style:text-properties fo:font-variant="normal" fo:text-transform="none" fo:color="#000000" style:font-name="Arial" fo:font-size="10pt" fo:letter-spacing="normal" fo:font-style="normal" fo:font-weight="bold"/>
    </style:style>
    <style:style style:name="P106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  <style:text-properties fo:font-variant="normal" fo:text-transform="none" fo:color="#000000" style:font-name="Arial" fo:font-size="10pt" fo:letter-spacing="normal" fo:font-style="normal" fo:font-weight="bold" officeooo:paragraph-rsid="0034c1eb"/>
    </style:style>
    <style:style style:name="P107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  <style:text-properties fo:font-variant="normal" fo:text-transform="none" fo:color="#000000" style:font-name="Arial" fo:font-size="10pt" fo:letter-spacing="normal" fo:font-style="normal" fo:font-weight="bold" officeooo:paragraph-rsid="00327854"/>
    </style:style>
    <style:style style:name="P108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  <style:text-properties fo:font-variant="normal" fo:text-transform="none" fo:color="#000000" style:font-name="Arial" fo:font-size="10pt" fo:letter-spacing="normal" fo:font-style="normal" fo:font-weight="bold" officeooo:paragraph-rsid="003620db"/>
    </style:style>
    <style:style style:name="P109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  <style:text-properties fo:font-variant="normal" fo:text-transform="none" fo:color="#000000" style:font-name="Arial" fo:font-size="10pt" fo:letter-spacing="normal" fo:font-style="normal" fo:font-weight="bold" officeooo:paragraph-rsid="00379935"/>
    </style:style>
    <style:style style:name="P110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  <style:text-properties fo:font-variant="normal" fo:text-transform="none" fo:color="#000000" style:font-name="Arial" fo:font-size="10pt" fo:letter-spacing="normal" fo:font-style="normal" fo:font-weight="bold" officeooo:paragraph-rsid="00396209"/>
    </style:style>
    <style:style style:name="P111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  <style:text-properties fo:font-variant="normal" fo:text-transform="none" fo:color="#000000" style:font-name="Arial" fo:font-size="10pt" fo:letter-spacing="normal" fo:font-style="normal" fo:font-weight="bold" officeooo:paragraph-rsid="003e4cb7"/>
    </style:style>
    <style:style style:name="P112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  <style:text-properties fo:font-variant="normal" fo:text-transform="none" fo:color="#000000" style:font-name="Arial" fo:font-size="10pt" fo:letter-spacing="normal" fo:font-style="normal" fo:font-weight="bold" officeooo:paragraph-rsid="003eaab5"/>
    </style:style>
    <style:style style:name="P113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  <style:text-properties fo:font-variant="normal" fo:text-transform="none" fo:color="#000000" style:font-name="Arial" fo:font-size="10pt" fo:letter-spacing="normal" fo:font-style="normal" fo:font-weight="bold" officeooo:paragraph-rsid="0044d846"/>
    </style:style>
    <style:style style:name="P114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  <style:text-properties fo:font-variant="normal" fo:text-transform="none" fo:color="#000000" style:font-name="Arial" fo:font-size="10pt" fo:letter-spacing="normal" fo:font-style="normal" fo:font-weight="bold" officeooo:paragraph-rsid="004905ce"/>
    </style:style>
    <style:style style:name="P115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  <style:text-properties fo:font-variant="normal" fo:text-transform="none" fo:color="#000000" style:font-name="Arial" fo:font-size="10pt" fo:letter-spacing="normal" fo:font-style="normal" fo:font-weight="bold" officeooo:paragraph-rsid="004be9f8"/>
    </style:style>
    <style:style style:name="P116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  <style:text-properties fo:font-variant="normal" fo:text-transform="none" fo:color="#000000" style:font-name="Arial" fo:font-size="10pt" fo:letter-spacing="normal" fo:font-style="normal" fo:font-weight="bold" officeooo:paragraph-rsid="004d1738"/>
    </style:style>
    <style:style style:name="P117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  <style:text-properties style:font-name="Arial" fo:font-size="10pt"/>
    </style:style>
    <style:style style:name="P118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  <style:text-properties style:font-name="Arial" fo:font-size="10pt" officeooo:paragraph-rsid="00323805"/>
    </style:style>
    <style:style style:name="P119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  <style:text-properties style:font-name="Arial" fo:font-size="10pt" officeooo:paragraph-rsid="00327854"/>
    </style:style>
    <style:style style:name="P120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  <style:text-properties style:font-name="Arial" fo:font-size="10pt" officeooo:paragraph-rsid="003620db"/>
    </style:style>
    <style:style style:name="P121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  <style:text-properties style:font-name="Arial" fo:font-size="10pt" officeooo:paragraph-rsid="00379935"/>
    </style:style>
    <style:style style:name="P122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  <style:text-properties style:font-name="Arial" fo:font-size="10pt" officeooo:paragraph-rsid="003b2eeb"/>
    </style:style>
    <style:style style:name="P123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  <style:text-properties style:font-name="Arial" fo:font-size="10pt" officeooo:paragraph-rsid="003e4cb7"/>
    </style:style>
    <style:style style:name="P124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  <style:text-properties style:font-name="Arial" fo:font-size="10pt" officeooo:paragraph-rsid="003eaab5"/>
    </style:style>
    <style:style style:name="P125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  <style:text-properties style:font-name="Arial" fo:font-size="10pt" officeooo:paragraph-rsid="0044d846"/>
    </style:style>
    <style:style style:name="P126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  <style:text-properties style:font-name="Arial" fo:font-size="10pt" officeooo:paragraph-rsid="004905ce"/>
    </style:style>
    <style:style style:name="P127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  <style:text-properties style:font-name="Arial" fo:font-size="10pt" officeooo:paragraph-rsid="004be518"/>
    </style:style>
    <style:style style:name="P128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  <style:text-properties style:font-name="Arial" fo:font-size="10pt" officeooo:paragraph-rsid="004be9f8"/>
    </style:style>
    <style:style style:name="P129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  <style:text-properties style:font-name="Arial" fo:font-size="10pt" officeooo:paragraph-rsid="004bfbee"/>
    </style:style>
    <style:style style:name="P130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  <style:text-properties style:font-name="Arial" fo:font-size="10pt" officeooo:paragraph-rsid="004d1738"/>
    </style:style>
    <style:style style:name="P131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  <style:text-properties style:font-name="Arial" fo:font-size="10pt" officeooo:rsid="004093a9" officeooo:paragraph-rsid="004093a9"/>
    </style:style>
    <style:style style:name="P132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  <style:text-properties style:use-window-font-color="true" style:font-name="Arial" fo:font-size="11pt" fo:font-weight="normal" officeooo:rsid="0012c470" fo:background-color="transparent" style:font-name-asian="Calibri1" style:font-name-complex="Calibri1"/>
    </style:style>
    <style:style style:name="P133" style:family="paragraph" style:parent-style-name="Text_20_body">
      <style:paragraph-properties fo:margin-top="0cm" fo:margin-bottom="0cm" loext:contextual-spacing="false" fo:line-height="100%" fo:text-align="justify" style:justify-single-word="false" fo:orphans="2" fo:widows="2" fo:padding="0cm" fo:border="none"/>
      <style:text-properties fo:font-variant="normal" fo:text-transform="none" fo:color="#000000" style:font-name="Arial" fo:font-size="10pt" fo:letter-spacing="normal" fo:font-style="normal" fo:font-weight="normal" officeooo:rsid="00379935" officeooo:paragraph-rsid="003e4cb7" fo:background-color="transparent" style:font-name-asian="Calibri1" style:font-name-complex="Calibri1"/>
    </style:style>
    <style:style style:name="P134" style:family="paragraph" style:parent-style-name="Text_20_body">
      <style:paragraph-properties fo:margin-top="0cm" fo:margin-bottom="0cm" loext:contextual-spacing="false" fo:line-height="100%" fo:text-align="justify" style:justify-single-word="false" fo:orphans="2" fo:widows="2" fo:padding="0cm" fo:border="none"/>
      <style:text-properties fo:font-variant="normal" fo:text-transform="none" fo:color="#000000" style:font-name="Arial" fo:font-size="10pt" fo:letter-spacing="normal" fo:font-style="normal" fo:font-weight="normal" officeooo:rsid="00379935" officeooo:paragraph-rsid="003eaab5" fo:background-color="transparent" style:font-name-asian="Calibri1" style:font-name-complex="Calibri1"/>
    </style:style>
    <style:style style:name="P135" style:family="paragraph" style:parent-style-name="Text_20_body">
      <style:paragraph-properties fo:margin-top="0cm" fo:margin-bottom="0cm" loext:contextual-spacing="false" fo:line-height="100%" fo:text-align="justify" style:justify-single-word="false" fo:orphans="2" fo:widows="2" fo:padding="0cm" fo:border="none"/>
      <style:text-properties fo:font-variant="normal" fo:text-transform="none" fo:color="#000000" style:font-name="Arial" fo:font-size="10pt" fo:letter-spacing="normal" fo:font-style="normal" fo:font-weight="normal" officeooo:rsid="00379935" officeooo:paragraph-rsid="0044d846" fo:background-color="transparent" style:font-name-asian="Calibri1" style:font-name-complex="Calibri1"/>
    </style:style>
    <style:style style:name="P136" style:family="paragraph" style:parent-style-name="Text_20_body">
      <style:paragraph-properties fo:margin-top="0cm" fo:margin-bottom="0cm" loext:contextual-spacing="false" fo:line-height="100%" fo:text-align="justify" style:justify-single-word="false" fo:orphans="2" fo:widows="2" fo:padding="0cm" fo:border="none"/>
      <style:text-properties fo:font-variant="normal" fo:text-transform="none" fo:color="#000000" style:font-name="Arial" fo:font-size="10pt" fo:letter-spacing="normal" fo:font-style="normal" fo:font-weight="normal" officeooo:rsid="00379935" officeooo:paragraph-rsid="004905ce" fo:background-color="transparent" style:font-name-asian="Calibri1" style:font-name-complex="Calibri1"/>
    </style:style>
    <style:style style:name="P137" style:family="paragraph" style:parent-style-name="Text_20_body">
      <style:paragraph-properties fo:margin-top="0cm" fo:margin-bottom="0cm" loext:contextual-spacing="false" fo:text-align="justify" style:justify-single-word="false" fo:orphans="2" fo:widows="2" fo:padding="0cm" fo:border="none"/>
      <style:text-properties fo:font-variant="normal" fo:text-transform="none" fo:color="#000000" style:font-name="Arial" fo:font-size="10pt" fo:letter-spacing="normal" fo:font-style="normal" fo:font-weight="normal" officeooo:rsid="00379935" officeooo:paragraph-rsid="00379935" fo:background-color="transparent" style:font-name-asian="Calibri1" style:font-name-complex="Calibri1"/>
    </style:style>
    <style:style style:name="P138" style:family="paragraph" style:parent-style-name="Text_20_body">
      <style:paragraph-properties fo:margin-top="0cm" fo:margin-bottom="0cm" loext:contextual-spacing="false" fo:line-height="100%" fo:text-align="justify" style:justify-single-word="false" fo:orphans="2" fo:widows="2" fo:padding="0cm" fo:border="none"/>
      <style:text-properties fo:font-variant="normal" fo:text-transform="none" fo:color="#000000" style:font-name="Arial" fo:font-size="10pt" fo:letter-spacing="normal" fo:font-style="normal" fo:font-weight="normal" officeooo:rsid="0012c470" officeooo:paragraph-rsid="00327854" fo:background-color="transparent" style:font-name-asian="Calibri1" style:font-name-complex="Calibri1"/>
    </style:style>
    <style:style style:name="P139" style:family="paragraph" style:parent-style-name="Text_20_body">
      <style:paragraph-properties fo:margin-top="0cm" fo:margin-bottom="0cm" loext:contextual-spacing="false" fo:line-height="100%" fo:text-align="justify" style:justify-single-word="false" fo:orphans="2" fo:widows="2" fo:padding="0cm" fo:border="none"/>
      <style:text-properties fo:font-variant="normal" fo:text-transform="none" fo:color="#000000" style:font-name="Arial" fo:font-size="10pt" fo:letter-spacing="normal" fo:font-style="normal" fo:font-weight="normal" officeooo:rsid="0012c470" officeooo:paragraph-rsid="0044d846" fo:background-color="transparent" style:font-name-asian="Calibri1" style:font-name-complex="Calibri1"/>
    </style:style>
    <style:style style:name="P140" style:family="paragraph" style:parent-style-name="Text_20_body">
      <style:paragraph-properties fo:margin-top="0cm" fo:margin-bottom="0cm" loext:contextual-spacing="false" fo:line-height="100%" fo:text-align="justify" style:justify-single-word="false" fo:orphans="2" fo:widows="2" fo:padding="0cm" fo:border="none"/>
      <style:text-properties fo:font-variant="normal" fo:text-transform="none" fo:color="#000000" style:font-name="Arial" fo:font-size="10pt" fo:letter-spacing="normal" fo:font-style="normal" fo:font-weight="normal" officeooo:rsid="0012c470" officeooo:paragraph-rsid="004905ce" fo:background-color="transparent" style:font-name-asian="Calibri1" style:font-name-complex="Calibri1"/>
    </style:style>
    <style:style style:name="P141" style:family="paragraph" style:parent-style-name="Text_20_body">
      <style:paragraph-properties fo:margin-top="0cm" fo:margin-bottom="0cm" loext:contextual-spacing="false" fo:line-height="100%" fo:text-align="justify" style:justify-single-word="false" fo:orphans="2" fo:widows="2" fo:padding="0cm" fo:border="none"/>
      <style:text-properties fo:font-variant="normal" fo:text-transform="none" fo:color="#000000" style:font-name="Arial" fo:font-size="10pt" fo:letter-spacing="normal" fo:font-style="normal" fo:font-weight="normal" officeooo:rsid="0012c470" officeooo:paragraph-rsid="004be9f8" fo:background-color="transparent" style:font-name-asian="Calibri1" style:font-name-complex="Calibri1"/>
    </style:style>
    <style:style style:name="P142" style:family="paragraph" style:parent-style-name="Text_20_body">
      <style:paragraph-properties fo:margin-top="0cm" fo:margin-bottom="0cm" loext:contextual-spacing="false" fo:line-height="100%" fo:text-align="justify" style:justify-single-word="false" fo:orphans="2" fo:widows="2" fo:padding="0cm" fo:border="none"/>
      <style:text-properties fo:font-variant="normal" fo:text-transform="none" fo:color="#000000" style:font-name="Arial" fo:font-size="10pt" fo:letter-spacing="normal" fo:font-style="normal" fo:font-weight="normal" officeooo:rsid="0012c470" officeooo:paragraph-rsid="004d1738" fo:background-color="transparent" style:font-name-asian="Calibri1" style:font-name-complex="Calibri1"/>
    </style:style>
    <style:style style:name="P143" style:family="paragraph" style:parent-style-name="Text_20_body">
      <style:paragraph-properties fo:margin-top="0cm" fo:margin-bottom="0cm" loext:contextual-spacing="false" fo:text-align="justify" style:justify-single-word="false" fo:orphans="2" fo:widows="2" fo:padding="0cm" fo:border="none"/>
      <style:text-properties fo:font-variant="normal" fo:text-transform="none" fo:color="#000000" style:font-name="Arial" fo:font-size="10pt" fo:letter-spacing="normal" fo:font-style="normal" fo:font-weight="normal" officeooo:rsid="002a92c3" officeooo:paragraph-rsid="002a92c3" style:font-weight-asian="normal" style:font-weight-complex="normal"/>
    </style:style>
    <style:style style:name="P144" style:family="paragraph" style:parent-style-name="Text_20_body">
      <style:paragraph-properties fo:margin-top="0cm" fo:margin-bottom="0cm" loext:contextual-spacing="false" fo:text-align="justify" style:justify-single-word="false" fo:orphans="2" fo:widows="2" fo:padding="0cm" fo:border="none"/>
      <style:text-properties fo:font-variant="normal" fo:text-transform="none" fo:color="#000000" style:font-name="Arial" fo:font-size="10pt" fo:letter-spacing="normal" fo:font-style="normal" fo:font-weight="normal" officeooo:rsid="002a92c3" officeooo:paragraph-rsid="00327854" style:font-weight-asian="normal" style:font-weight-complex="normal"/>
    </style:style>
    <style:style style:name="P145" style:family="paragraph" style:parent-style-name="Text_20_body">
      <style:paragraph-properties fo:margin-top="0cm" fo:margin-bottom="0cm" loext:contextual-spacing="false" fo:text-align="justify" style:justify-single-word="false" fo:orphans="2" fo:widows="2" fo:padding="0cm" fo:border="none"/>
      <style:text-properties fo:font-variant="normal" fo:text-transform="none" fo:color="#000000" style:font-name="Arial" fo:font-size="10pt" fo:letter-spacing="normal" fo:font-style="normal" fo:font-weight="normal" officeooo:rsid="002a92c3" officeooo:paragraph-rsid="003b2eeb" style:font-weight-asian="normal" style:font-weight-complex="normal"/>
    </style:style>
    <style:style style:name="P146" style:family="paragraph" style:parent-style-name="Text_20_body">
      <style:paragraph-properties fo:margin-top="0cm" fo:margin-bottom="0cm" loext:contextual-spacing="false" fo:text-align="justify" style:justify-single-word="false" fo:orphans="2" fo:widows="2" fo:padding="0cm" fo:border="none"/>
      <style:text-properties fo:font-variant="normal" fo:text-transform="none" fo:color="#000000" style:font-name="Arial" fo:font-size="10pt" fo:letter-spacing="normal" fo:font-style="normal" fo:font-weight="normal" officeooo:rsid="002a92c3" officeooo:paragraph-rsid="003e4cb7" style:font-weight-asian="normal" style:font-weight-complex="normal"/>
    </style:style>
    <style:style style:name="P147" style:family="paragraph" style:parent-style-name="Text_20_body">
      <style:paragraph-properties fo:margin-top="0cm" fo:margin-bottom="0cm" loext:contextual-spacing="false" fo:text-align="justify" style:justify-single-word="false" fo:orphans="2" fo:widows="2" fo:padding="0cm" fo:border="none"/>
      <style:text-properties fo:font-variant="normal" fo:text-transform="none" fo:color="#000000" style:font-name="Arial" fo:font-size="10pt" fo:letter-spacing="normal" fo:font-style="normal" fo:font-weight="normal" officeooo:rsid="002a92c3" officeooo:paragraph-rsid="0044d846" style:font-weight-asian="normal" style:font-weight-complex="normal"/>
    </style:style>
    <style:style style:name="P148" style:family="paragraph" style:parent-style-name="Text_20_body">
      <style:paragraph-properties fo:margin-top="0cm" fo:margin-bottom="0cm" loext:contextual-spacing="false" fo:text-align="justify" style:justify-single-word="false" fo:orphans="2" fo:widows="2" fo:padding="0cm" fo:border="none"/>
      <style:text-properties fo:font-variant="normal" fo:text-transform="none" fo:color="#000000" style:font-name="Arial" fo:font-size="10pt" fo:letter-spacing="normal" fo:font-style="normal" fo:font-weight="normal" officeooo:rsid="002a92c3" officeooo:paragraph-rsid="004905ce" style:font-weight-asian="normal" style:font-weight-complex="normal"/>
    </style:style>
    <style:style style:name="P149" style:family="paragraph" style:parent-style-name="Text_20_body">
      <style:paragraph-properties fo:margin-top="0cm" fo:margin-bottom="0cm" loext:contextual-spacing="false" fo:text-align="justify" style:justify-single-word="false" fo:orphans="2" fo:widows="2" fo:padding="0cm" fo:border="none"/>
      <style:text-properties fo:font-variant="normal" fo:text-transform="none" fo:color="#000000" style:font-name="Arial" fo:font-size="10pt" fo:letter-spacing="normal" fo:font-style="normal" fo:font-weight="normal" officeooo:rsid="002a92c3" officeooo:paragraph-rsid="004be9f8" style:font-weight-asian="normal" style:font-weight-complex="normal"/>
    </style:style>
    <style:style style:name="P150" style:family="paragraph" style:parent-style-name="Text_20_body">
      <style:paragraph-properties fo:margin-top="0cm" fo:margin-bottom="0cm" loext:contextual-spacing="false" fo:text-align="justify" style:justify-single-word="false" fo:orphans="2" fo:widows="2" fo:padding="0cm" fo:border="none"/>
      <style:text-properties fo:font-variant="normal" fo:text-transform="none" fo:color="#000000" style:font-name="Arial" fo:font-size="10pt" fo:letter-spacing="normal" fo:font-style="normal" fo:font-weight="normal" officeooo:rsid="002a92c3" officeooo:paragraph-rsid="004d1738" style:font-weight-asian="normal" style:font-weight-complex="normal"/>
    </style:style>
    <style:style style:name="P151" style:family="paragraph" style:parent-style-name="Text_20_body">
      <style:paragraph-properties fo:margin-top="0cm" fo:margin-bottom="0cm" loext:contextual-spacing="false" fo:text-align="justify" style:justify-single-word="false" fo:orphans="2" fo:widows="2" fo:padding="0cm" fo:border="none"/>
      <style:text-properties fo:font-variant="normal" fo:text-transform="none" fo:color="#000000" style:font-name="Arial" fo:font-size="10pt" fo:letter-spacing="normal" fo:font-style="normal" fo:font-weight="normal"/>
    </style:style>
    <style:style style:name="P152" style:family="paragraph" style:parent-style-name="Text_20_body">
      <style:paragraph-properties fo:margin-top="0cm" fo:margin-bottom="0cm" loext:contextual-spacing="false" fo:text-align="justify" style:justify-single-word="false" fo:orphans="2" fo:widows="2" fo:padding="0cm" fo:border="none"/>
      <style:text-properties fo:font-variant="normal" fo:text-transform="none" fo:color="#000000" style:font-name="Arial" fo:font-size="10pt" fo:letter-spacing="normal" fo:font-style="normal" fo:font-weight="normal" officeooo:paragraph-rsid="00327854"/>
    </style:style>
    <style:style style:name="P153" style:family="paragraph" style:parent-style-name="Text_20_body">
      <style:paragraph-properties fo:margin-top="0cm" fo:margin-bottom="0cm" loext:contextual-spacing="false" fo:text-align="justify" style:justify-single-word="false" fo:orphans="2" fo:widows="2" fo:padding="0cm" fo:border="none"/>
      <style:text-properties fo:font-variant="normal" fo:text-transform="none" fo:color="#000000" style:font-name="Arial" fo:font-size="10pt" fo:letter-spacing="normal" fo:font-style="normal" fo:font-weight="normal" officeooo:paragraph-rsid="003b2eeb"/>
    </style:style>
    <style:style style:name="P154" style:family="paragraph" style:parent-style-name="Text_20_body">
      <style:paragraph-properties fo:margin-top="0cm" fo:margin-bottom="0cm" loext:contextual-spacing="false" fo:text-align="justify" style:justify-single-word="false" fo:orphans="2" fo:widows="2" fo:padding="0cm" fo:border="none"/>
      <style:text-properties fo:font-variant="normal" fo:text-transform="none" fo:color="#000000" style:font-name="Arial" fo:font-size="10pt" fo:letter-spacing="normal" fo:font-style="normal" fo:font-weight="normal" officeooo:paragraph-rsid="003e4cb7"/>
    </style:style>
    <style:style style:name="P155" style:family="paragraph" style:parent-style-name="Text_20_body">
      <style:paragraph-properties fo:margin-top="0cm" fo:margin-bottom="0cm" loext:contextual-spacing="false" fo:text-align="justify" style:justify-single-word="false" fo:orphans="2" fo:widows="2" fo:padding="0cm" fo:border="none"/>
      <style:text-properties fo:font-variant="normal" fo:text-transform="none" fo:color="#000000" style:font-name="Arial" fo:font-size="10pt" fo:letter-spacing="normal" fo:font-style="normal" fo:font-weight="normal" officeooo:paragraph-rsid="0044d846"/>
    </style:style>
    <style:style style:name="P156" style:family="paragraph" style:parent-style-name="Text_20_body">
      <style:paragraph-properties fo:margin-top="0cm" fo:margin-bottom="0cm" loext:contextual-spacing="false" fo:text-align="justify" style:justify-single-word="false" fo:orphans="2" fo:widows="2" fo:padding="0cm" fo:border="none"/>
      <style:text-properties fo:font-variant="normal" fo:text-transform="none" fo:color="#000000" style:font-name="Arial" fo:font-size="10pt" fo:letter-spacing="normal" fo:font-style="normal" fo:font-weight="normal" officeooo:paragraph-rsid="004905ce"/>
    </style:style>
    <style:style style:name="P157" style:family="paragraph" style:parent-style-name="Text_20_body">
      <style:paragraph-properties fo:margin-top="0cm" fo:margin-bottom="0cm" loext:contextual-spacing="false" fo:text-align="justify" style:justify-single-word="false" fo:orphans="2" fo:widows="2" fo:padding="0cm" fo:border="none"/>
      <style:text-properties fo:font-variant="normal" fo:text-transform="none" fo:color="#000000" style:font-name="Arial" fo:font-size="10pt" fo:letter-spacing="normal" fo:font-style="normal" fo:font-weight="normal" officeooo:paragraph-rsid="004be9f8"/>
    </style:style>
    <style:style style:name="P158" style:family="paragraph" style:parent-style-name="Text_20_body">
      <style:paragraph-properties fo:margin-top="0cm" fo:margin-bottom="0cm" loext:contextual-spacing="false" fo:text-align="justify" style:justify-single-word="false" fo:orphans="2" fo:widows="2" fo:padding="0cm" fo:border="none"/>
      <style:text-properties fo:font-variant="normal" fo:text-transform="none" fo:color="#000000" style:font-name="Arial" fo:font-size="10pt" fo:letter-spacing="normal" fo:font-style="normal" fo:font-weight="normal" officeooo:paragraph-rsid="004d1738"/>
    </style:style>
    <style:style style:name="P159" style:family="paragraph" style:parent-style-name="Text_20_body">
      <style:paragraph-properties fo:margin-top="0cm" fo:margin-bottom="0cm" loext:contextual-spacing="false" fo:text-align="justify" style:justify-single-word="false" fo:orphans="2" fo:widows="2" fo:padding="0cm" fo:border="none"/>
      <style:text-properties fo:font-variant="normal" fo:text-transform="none" fo:color="#000000" style:font-name="Arial" fo:font-size="10pt" fo:letter-spacing="normal" fo:font-style="normal" style:text-underline-style="solid" style:text-underline-width="auto" style:text-underline-color="font-color" fo:font-weight="bold" style:font-weight-asian="bold" style:font-weight-complex="bold"/>
    </style:style>
    <style:style style:name="P160" style:family="paragraph" style:parent-style-name="Text_20_body">
      <style:paragraph-properties fo:margin-top="0cm" fo:margin-bottom="0cm" loext:contextual-spacing="false" fo:text-align="justify" style:justify-single-word="false" fo:orphans="2" fo:widows="2" fo:padding="0cm" fo:border="none"/>
      <style:text-properties fo:font-variant="normal" fo:text-transform="none" fo:color="#000000" style:font-name="Arial" fo:font-size="10pt" fo:letter-spacing="normal" fo:font-style="normal" style:text-underline-style="solid" style:text-underline-width="auto" style:text-underline-color="font-color" fo:font-weight="bold" officeooo:paragraph-rsid="00327854" style:font-weight-asian="bold" style:font-weight-complex="bold"/>
    </style:style>
    <style:style style:name="P161" style:family="paragraph" style:parent-style-name="Text_20_body">
      <style:paragraph-properties fo:margin-top="0cm" fo:margin-bottom="0cm" loext:contextual-spacing="false" fo:text-align="justify" style:justify-single-word="false" fo:orphans="2" fo:widows="2" fo:padding="0cm" fo:border="none"/>
      <style:text-properties fo:font-variant="normal" fo:text-transform="none" fo:color="#000000" style:font-name="Arial" fo:font-size="10pt" fo:letter-spacing="normal" fo:font-style="normal" style:text-underline-style="solid" style:text-underline-width="auto" style:text-underline-color="font-color" fo:font-weight="bold" officeooo:paragraph-rsid="003620db" style:font-weight-asian="bold" style:font-weight-complex="bold"/>
    </style:style>
    <style:style style:name="P162" style:family="paragraph" style:parent-style-name="Text_20_body">
      <style:paragraph-properties fo:margin-top="0cm" fo:margin-bottom="0cm" loext:contextual-spacing="false" fo:text-align="justify" style:justify-single-word="false" fo:orphans="2" fo:widows="2" fo:padding="0cm" fo:border="none"/>
      <style:text-properties fo:font-variant="normal" fo:text-transform="none" fo:color="#000000" style:font-name="Arial" fo:font-size="10pt" fo:letter-spacing="normal" fo:font-style="normal" style:text-underline-style="solid" style:text-underline-width="auto" style:text-underline-color="font-color" fo:font-weight="bold" officeooo:paragraph-rsid="003b2eeb" style:font-weight-asian="bold" style:font-weight-complex="bold"/>
    </style:style>
    <style:style style:name="P163" style:family="paragraph" style:parent-style-name="Text_20_body">
      <style:paragraph-properties fo:margin-top="0cm" fo:margin-bottom="0cm" loext:contextual-spacing="false" fo:text-align="justify" style:justify-single-word="false" fo:orphans="2" fo:widows="2" fo:padding="0cm" fo:border="none"/>
      <style:text-properties fo:font-variant="normal" fo:text-transform="none" fo:color="#000000" style:font-name="Arial" fo:font-size="10pt" fo:letter-spacing="normal" fo:font-style="normal" style:text-underline-style="solid" style:text-underline-width="auto" style:text-underline-color="font-color" fo:font-weight="bold" officeooo:paragraph-rsid="003e4cb7" style:font-weight-asian="bold" style:font-weight-complex="bold"/>
    </style:style>
    <style:style style:name="P164" style:family="paragraph" style:parent-style-name="Text_20_body">
      <style:paragraph-properties fo:margin-top="0cm" fo:margin-bottom="0cm" loext:contextual-spacing="false" fo:text-align="justify" style:justify-single-word="false" fo:orphans="2" fo:widows="2" fo:padding="0cm" fo:border="none"/>
      <style:text-properties fo:font-variant="normal" fo:text-transform="none" fo:color="#000000" style:font-name="Arial" fo:font-size="10pt" fo:letter-spacing="normal" fo:font-style="normal" style:text-underline-style="solid" style:text-underline-width="auto" style:text-underline-color="font-color" fo:font-weight="bold" officeooo:paragraph-rsid="003eaab5" style:font-weight-asian="bold" style:font-weight-complex="bold"/>
    </style:style>
    <style:style style:name="P165" style:family="paragraph" style:parent-style-name="Text_20_body">
      <style:paragraph-properties fo:margin-top="0cm" fo:margin-bottom="0cm" loext:contextual-spacing="false" fo:text-align="justify" style:justify-single-word="false" fo:orphans="2" fo:widows="2" fo:padding="0cm" fo:border="none"/>
      <style:text-properties fo:font-variant="normal" fo:text-transform="none" fo:color="#000000" style:font-name="Arial" fo:font-size="10pt" fo:letter-spacing="normal" fo:font-style="normal" style:text-underline-style="solid" style:text-underline-width="auto" style:text-underline-color="font-color" fo:font-weight="bold" officeooo:paragraph-rsid="0044d846" style:font-weight-asian="bold" style:font-weight-complex="bold"/>
    </style:style>
    <style:style style:name="P166" style:family="paragraph" style:parent-style-name="Text_20_body">
      <style:paragraph-properties fo:margin-top="0cm" fo:margin-bottom="0cm" loext:contextual-spacing="false" fo:text-align="justify" style:justify-single-word="false" fo:orphans="2" fo:widows="2" fo:padding="0cm" fo:border="none"/>
      <style:text-properties fo:font-variant="normal" fo:text-transform="none" fo:color="#000000" style:font-name="Arial" fo:font-size="10pt" fo:letter-spacing="normal" fo:font-style="normal" style:text-underline-style="solid" style:text-underline-width="auto" style:text-underline-color="font-color" fo:font-weight="bold" officeooo:paragraph-rsid="004905ce" style:font-weight-asian="bold" style:font-weight-complex="bold"/>
    </style:style>
    <style:style style:name="P167" style:family="paragraph" style:parent-style-name="Text_20_body">
      <style:paragraph-properties fo:margin-top="0cm" fo:margin-bottom="0cm" loext:contextual-spacing="false" fo:text-align="justify" style:justify-single-word="false" fo:orphans="2" fo:widows="2" fo:padding="0cm" fo:border="none"/>
      <style:text-properties fo:font-variant="normal" fo:text-transform="none" fo:color="#000000" style:font-name="Arial" fo:font-size="10pt" fo:letter-spacing="normal" fo:font-style="normal" style:text-underline-style="solid" style:text-underline-width="auto" style:text-underline-color="font-color" fo:font-weight="bold" officeooo:paragraph-rsid="004be9f8" style:font-weight-asian="bold" style:font-weight-complex="bold"/>
    </style:style>
    <style:style style:name="P168" style:family="paragraph" style:parent-style-name="Text_20_body">
      <style:paragraph-properties fo:margin-top="0cm" fo:margin-bottom="0cm" loext:contextual-spacing="false" fo:text-align="justify" style:justify-single-word="false" fo:orphans="2" fo:widows="2" fo:padding="0cm" fo:border="none"/>
      <style:text-properties fo:font-variant="normal" fo:text-transform="none" fo:color="#000000" style:font-name="Arial" fo:font-size="10pt" fo:letter-spacing="normal" fo:font-style="normal" style:text-underline-style="solid" style:text-underline-width="auto" style:text-underline-color="font-color" fo:font-weight="bold" officeooo:paragraph-rsid="004d1738" style:font-weight-asian="bold" style:font-weight-complex="bold"/>
    </style:style>
    <style:style style:name="P169" style:family="paragraph" style:parent-style-name="Text_20_body">
      <style:paragraph-properties fo:margin-top="0cm" fo:margin-bottom="0cm" loext:contextual-spacing="false" fo:text-align="justify" style:justify-single-word="false" fo:orphans="2" fo:widows="2" fo:padding="0cm" fo:border="none"/>
      <style:text-properties fo:font-variant="normal" fo:text-transform="none" fo:color="#000000" style:font-name="Arial" fo:font-size="10pt" fo:letter-spacing="normal" fo:font-style="normal" fo:font-weight="bold"/>
    </style:style>
    <style:style style:name="P170" style:family="paragraph" style:parent-style-name="Text_20_body">
      <style:paragraph-properties fo:margin-top="0cm" fo:margin-bottom="0cm" loext:contextual-spacing="false" fo:text-align="justify" style:justify-single-word="false" fo:orphans="2" fo:widows="2" fo:padding="0cm" fo:border="none"/>
      <style:text-properties fo:font-variant="normal" fo:text-transform="none" fo:color="#000000" style:font-name="Arial" fo:font-size="10pt" fo:letter-spacing="normal" fo:font-style="normal" fo:font-weight="bold" officeooo:paragraph-rsid="00327854"/>
    </style:style>
    <style:style style:name="P171" style:family="paragraph" style:parent-style-name="Text_20_body">
      <style:paragraph-properties fo:margin-top="0cm" fo:margin-bottom="0cm" loext:contextual-spacing="false" fo:text-align="justify" style:justify-single-word="false" fo:orphans="2" fo:widows="2" fo:padding="0cm" fo:border="none"/>
      <style:text-properties fo:font-variant="normal" fo:text-transform="none" fo:color="#000000" style:font-name="Arial" fo:font-size="10pt" fo:letter-spacing="normal" fo:font-style="normal" fo:font-weight="bold" officeooo:paragraph-rsid="003b2eeb"/>
    </style:style>
    <style:style style:name="P172" style:family="paragraph" style:parent-style-name="Text_20_body">
      <style:paragraph-properties fo:margin-top="0cm" fo:margin-bottom="0cm" loext:contextual-spacing="false" fo:text-align="justify" style:justify-single-word="false" fo:orphans="2" fo:widows="2" fo:padding="0cm" fo:border="none"/>
      <style:text-properties fo:font-variant="normal" fo:text-transform="none" fo:color="#000000" style:font-name="Arial" fo:font-size="10pt" fo:letter-spacing="normal" fo:font-style="normal" fo:font-weight="bold" officeooo:paragraph-rsid="003e4cb7"/>
    </style:style>
    <style:style style:name="P173" style:family="paragraph" style:parent-style-name="Text_20_body">
      <style:paragraph-properties fo:margin-top="0cm" fo:margin-bottom="0cm" loext:contextual-spacing="false" fo:text-align="justify" style:justify-single-word="false" fo:orphans="2" fo:widows="2" fo:padding="0cm" fo:border="none"/>
      <style:text-properties fo:font-variant="normal" fo:text-transform="none" fo:color="#000000" style:font-name="Arial" fo:font-size="10pt" fo:letter-spacing="normal" fo:font-style="normal" fo:font-weight="bold" officeooo:paragraph-rsid="0044d846"/>
    </style:style>
    <style:style style:name="P174" style:family="paragraph" style:parent-style-name="Text_20_body">
      <style:paragraph-properties fo:margin-top="0cm" fo:margin-bottom="0cm" loext:contextual-spacing="false" fo:text-align="justify" style:justify-single-word="false" fo:orphans="2" fo:widows="2" fo:padding="0cm" fo:border="none"/>
      <style:text-properties fo:font-variant="normal" fo:text-transform="none" fo:color="#000000" style:font-name="Arial" fo:font-size="10pt" fo:letter-spacing="normal" fo:font-style="normal" fo:font-weight="bold" officeooo:paragraph-rsid="004905ce"/>
    </style:style>
    <style:style style:name="P175" style:family="paragraph" style:parent-style-name="Text_20_body">
      <style:paragraph-properties fo:margin-top="0cm" fo:margin-bottom="0cm" loext:contextual-spacing="false" fo:text-align="justify" style:justify-single-word="false" fo:orphans="2" fo:widows="2" fo:padding="0cm" fo:border="none"/>
      <style:text-properties fo:font-variant="normal" fo:text-transform="none" fo:color="#000000" style:font-name="Arial" fo:font-size="10pt" fo:letter-spacing="normal" fo:font-style="normal" fo:font-weight="bold" officeooo:paragraph-rsid="004be9f8"/>
    </style:style>
    <style:style style:name="P176" style:family="paragraph" style:parent-style-name="Text_20_body">
      <style:paragraph-properties fo:margin-top="0cm" fo:margin-bottom="0cm" loext:contextual-spacing="false" fo:text-align="justify" style:justify-single-word="false" fo:orphans="2" fo:widows="2" fo:padding="0cm" fo:border="none"/>
      <style:text-properties fo:font-variant="normal" fo:text-transform="none" fo:color="#000000" style:font-name="Arial" fo:font-size="10pt" fo:letter-spacing="normal" fo:font-style="normal" fo:font-weight="bold" officeooo:paragraph-rsid="004d1738"/>
    </style:style>
    <style:style style:name="P177" style:family="paragraph" style:parent-style-name="Standard" style:list-style-name="L1">
      <style:paragraph-properties fo:line-height="100%" fo:text-align="start" style:justify-single-word="false">
        <style:tab-stops>
          <style:tab-stop style:position="16.999cm" style:type="right" style:leader-style="dotted" style:leader-text="."/>
        </style:tab-stops>
      </style:paragraph-properties>
      <style:text-properties style:use-window-font-color="true" style:font-name="Arial" fo:font-size="12pt" fo:font-weight="normal" fo:background-color="transparent" style:font-name-asian="Times New Roman" style:font-name-complex="Times New Roman"/>
    </style:style>
    <style:style style:name="P178" style:family="paragraph" style:parent-style-name="Standard">
      <style:paragraph-properties fo:line-height="100%" fo:text-align="justify" style:justify-single-word="false"/>
      <style:text-properties fo:font-variant="normal" fo:text-transform="none" fo:color="#000000" style:font-name="Arial" fo:font-size="10pt" fo:letter-spacing="normal" fo:font-style="normal" style:text-underline-style="none" fo:font-weight="normal" officeooo:rsid="005ec126" fo:background-color="transparent" style:font-name-asian="Calibri1" style:font-style-asian="normal" style:font-weight-asian="normal" style:font-name-complex="Calibri1" style:font-style-complex="normal" style:font-weight-complex="normal"/>
    </style:style>
    <style:style style:name="P179" style:family="paragraph" style:parent-style-name="Standard">
      <style:paragraph-properties fo:line-height="100%" fo:text-align="justify" style:justify-single-word="false"/>
      <style:text-properties fo:font-variant="normal" fo:text-transform="none" fo:color="#000000" style:font-name="Arial" fo:font-size="10pt" fo:letter-spacing="normal" fo:font-style="normal" style:text-underline-style="none" fo:font-weight="normal" officeooo:rsid="005ec126" officeooo:paragraph-rsid="005ec126" fo:background-color="transparent" style:font-name-asian="Calibri1" style:font-style-asian="normal" style:font-weight-asian="normal" style:font-name-complex="Calibri1" style:font-style-complex="normal" style:font-weight-complex="normal"/>
    </style:style>
    <style:style style:name="P180" style:family="paragraph" style:parent-style-name="Standard">
      <style:paragraph-properties fo:line-height="100%" fo:text-align="justify" style:justify-single-word="false"/>
      <style:text-properties fo:font-variant="normal" fo:text-transform="none" fo:color="#000000" style:font-name="Arial" fo:font-size="10pt" fo:letter-spacing="normal" fo:font-style="normal" style:text-underline-style="none" fo:font-weight="normal" officeooo:rsid="00586486" officeooo:paragraph-rsid="005dcd2e" fo:background-color="transparent" style:font-name-asian="Calibri1" style:font-style-asian="normal" style:font-weight-asian="normal" style:font-name-complex="Calibri1" style:font-style-complex="normal" style:font-weight-complex="normal"/>
    </style:style>
    <style:style style:name="P181" style:family="paragraph" style:parent-style-name="Standard" style:list-style-name="L2">
      <style:paragraph-properties fo:margin-left="-0.635cm" fo:margin-right="0cm" fo:margin-top="0.423cm" fo:margin-bottom="0.212cm" loext:contextual-spacing="false" fo:line-height="100%" fo:text-align="start" style:justify-single-word="false" fo:text-indent="0.635cm" style:auto-text-indent="false"/>
      <style:text-properties style:use-window-font-color="true" style:font-name="Arial" fo:font-size="14pt" fo:font-weight="bold" officeooo:paragraph-rsid="005dcd2e" fo:background-color="transparent" style:font-name-asian="Arial1" style:font-weight-asian="bold" style:font-name-complex="Arial1" style:font-weight-complex="bold"/>
    </style:style>
    <style:style style:name="P182" style:family="paragraph" style:parent-style-name="Standard" style:list-style-name="L3">
      <style:paragraph-properties fo:margin-left="-0.635cm" fo:margin-right="0cm" fo:margin-top="0.423cm" fo:margin-bottom="0.212cm" loext:contextual-spacing="false" fo:line-height="100%" fo:text-align="start" style:justify-single-word="false" fo:text-indent="0.635cm" style:auto-text-indent="false"/>
      <style:text-properties style:use-window-font-color="true" style:font-name="Arial" fo:font-size="14pt" fo:font-weight="bold" officeooo:paragraph-rsid="005ed700" fo:background-color="transparent" style:font-name-asian="Arial1" style:font-weight-asian="bold" style:font-name-complex="Arial1" style:font-weight-complex="bold"/>
    </style:style>
    <style:style style:name="P183" style:family="paragraph" style:parent-style-name="Standard" style:list-style-name="L4">
      <style:paragraph-properties fo:margin-left="-0.635cm" fo:margin-right="0cm" fo:line-height="100%" fo:text-align="justify" style:justify-single-word="false" fo:text-indent="0.635cm" style:auto-text-indent="false"/>
      <style:text-properties style:use-window-font-color="true" style:font-name="Arial" fo:font-size="10pt" fo:font-weight="normal" fo:background-color="transparent" style:font-name-asian="Arial1" style:font-name-complex="Arial1"/>
    </style:style>
    <style:style style:name="P184" style:family="paragraph" style:parent-style-name="Standard" style:list-style-name="L5">
      <style:paragraph-properties fo:margin-left="-0.635cm" fo:margin-right="0cm" fo:line-height="100%" fo:text-align="justify" style:justify-single-word="false" fo:text-indent="0.635cm" style:auto-text-indent="false"/>
      <style:text-properties style:use-window-font-color="true" style:font-name="Arial" fo:font-size="10pt" fo:font-weight="normal" fo:background-color="transparent" style:font-name-asian="Arial1" style:font-name-complex="Arial1"/>
    </style:style>
    <style:style style:name="T1" style:family="text">
      <style:text-properties style:use-window-font-color="true" fo:font-size="10pt" fo:font-weight="normal" fo:background-color="transparent" loext:char-shading-value="0" style:font-name-asian="Arial1" style:font-name-complex="Arial1"/>
    </style:style>
    <style:style style:name="T2" style:family="text">
      <style:text-properties style:use-window-font-color="true" fo:font-size="10pt" fo:font-weight="normal" officeooo:rsid="002c3efc" fo:background-color="transparent" loext:char-shading-value="0" style:font-name-asian="Arial1" style:font-name-complex="Arial1"/>
    </style:style>
    <style:style style:name="T3" style:family="text">
      <style:text-properties style:use-window-font-color="true" fo:font-size="10pt" fo:font-weight="bold" fo:background-color="transparent" loext:char-shading-value="0" style:font-name-asian="Arial1" style:font-name-complex="Arial1"/>
    </style:style>
    <style:style style:name="T4" style:family="text">
      <style:text-properties style:use-window-font-color="true" fo:font-size="10pt" fo:font-weight="bold" officeooo:rsid="002c91a6" fo:background-color="transparent" loext:char-shading-value="0" style:font-name-asian="Arial1" style:font-weight-asian="bold" style:font-name-complex="Arial1" style:font-weight-complex="bold"/>
    </style:style>
    <style:style style:name="T5" style:family="text">
      <style:text-properties officeooo:rsid="0012c470"/>
    </style:style>
    <style:style style:name="T6" style:family="text">
      <style:text-properties officeooo:rsid="0013fc84"/>
    </style:style>
    <style:style style:name="T7" style:family="text">
      <style:text-properties officeooo:rsid="0017ad4c"/>
    </style:style>
    <style:style style:name="T8" style:family="text">
      <style:text-properties officeooo:rsid="001c1b08"/>
    </style:style>
    <style:style style:name="T9" style:family="text">
      <style:text-properties fo:font-variant="normal" fo:text-transform="none" fo:color="#000000" fo:letter-spacing="normal" fo:font-style="normal" fo:font-weight="normal"/>
    </style:style>
    <style:style style:name="T10" style:family="text">
      <style:text-properties fo:font-variant="normal" fo:text-transform="none" fo:color="#000000" fo:letter-spacing="normal" fo:font-style="normal" fo:font-weight="normal" officeooo:rsid="002a92c3"/>
    </style:style>
    <style:style style:name="T11" style:family="text">
      <style:text-properties fo:font-variant="normal" fo:text-transform="none" fo:color="#000000" fo:letter-spacing="normal" fo:font-style="normal" fo:font-weight="normal" officeooo:rsid="002cbbe1"/>
    </style:style>
    <style:style style:name="T12" style:family="text">
      <style:text-properties fo:font-variant="normal" fo:text-transform="none" fo:color="#000000" fo:letter-spacing="normal" fo:font-style="normal" fo:font-weight="normal" officeooo:rsid="002e6082"/>
    </style:style>
    <style:style style:name="T13" style:family="text">
      <style:text-properties fo:font-variant="normal" fo:text-transform="none" fo:color="#000000" fo:letter-spacing="normal" fo:font-style="normal" fo:font-weight="normal" officeooo:rsid="00323805"/>
    </style:style>
    <style:style style:name="T14" style:family="text">
      <style:text-properties fo:font-variant="normal" fo:text-transform="none" fo:color="#000000" fo:letter-spacing="normal" fo:font-style="normal" fo:font-weight="normal" officeooo:rsid="003620db"/>
    </style:style>
    <style:style style:name="T15" style:family="text">
      <style:text-properties fo:font-variant="normal" fo:text-transform="none" fo:color="#000000" fo:letter-spacing="normal" fo:font-style="normal" fo:font-weight="normal" officeooo:rsid="00379935"/>
    </style:style>
    <style:style style:name="T16" style:family="text">
      <style:text-properties fo:font-variant="normal" fo:text-transform="none" fo:color="#000000" fo:letter-spacing="normal" fo:font-style="normal" fo:font-weight="normal" officeooo:rsid="003b2eeb"/>
    </style:style>
    <style:style style:name="T17" style:family="text">
      <style:text-properties fo:font-variant="normal" fo:text-transform="none" fo:color="#000000" fo:letter-spacing="normal" fo:font-style="normal" fo:font-weight="normal" officeooo:rsid="003eaab5"/>
    </style:style>
    <style:style style:name="T18" style:family="text">
      <style:text-properties fo:font-variant="normal" fo:text-transform="none" fo:color="#000000" fo:letter-spacing="normal" fo:font-style="normal" fo:font-weight="normal" officeooo:rsid="004093a9"/>
    </style:style>
    <style:style style:name="T19" style:family="text">
      <style:text-properties fo:font-variant="normal" fo:text-transform="none" fo:color="#000000" fo:letter-spacing="normal" fo:font-style="normal" fo:font-weight="normal" officeooo:rsid="0044d846"/>
    </style:style>
    <style:style style:name="T20" style:family="text">
      <style:text-properties fo:font-variant="normal" fo:text-transform="none" fo:color="#000000" fo:letter-spacing="normal" fo:font-style="normal" fo:font-weight="normal" officeooo:rsid="004905ce"/>
    </style:style>
    <style:style style:name="T21" style:family="text">
      <style:text-properties fo:font-variant="normal" fo:text-transform="none" fo:color="#000000" fo:letter-spacing="normal" fo:font-style="normal" fo:font-weight="normal" officeooo:rsid="004be518"/>
    </style:style>
    <style:style style:name="T22" style:family="text">
      <style:text-properties fo:font-variant="normal" fo:text-transform="none" fo:color="#000000" fo:letter-spacing="normal" fo:font-style="normal" fo:font-weight="normal" officeooo:rsid="004be9f8"/>
    </style:style>
    <style:style style:name="T23" style:family="text">
      <style:text-properties fo:font-variant="normal" fo:text-transform="none" fo:color="#000000" fo:letter-spacing="normal" fo:font-style="normal" fo:font-weight="normal" officeooo:rsid="004bfbee"/>
    </style:style>
    <style:style style:name="T24" style:family="text">
      <style:text-properties fo:font-variant="normal" fo:text-transform="none" fo:color="#000000" fo:letter-spacing="normal" fo:font-style="normal" fo:font-weight="normal" officeooo:rsid="004d1738"/>
    </style:style>
    <style:style style:name="T25" style:family="text">
      <style:text-properties fo:font-variant="normal" fo:text-transform="none" fo:color="#000000" fo:letter-spacing="normal" fo:font-style="normal" fo:font-weight="normal" officeooo:rsid="00547219" style:font-name-asian="Calibri1" style:font-style-asian="normal" style:font-weight-asian="normal" style:font-name-complex="Calibri1" style:font-style-complex="normal" style:font-weight-complex="normal"/>
    </style:style>
    <style:style style:name="T26" style:family="text">
      <style:text-properties fo:font-variant="normal" fo:text-transform="none" fo:color="#000000" fo:letter-spacing="normal" fo:font-style="normal" fo:font-weight="bold"/>
    </style:style>
    <style:style style:name="T27" style:family="text">
      <style:text-properties fo:font-variant="normal" fo:text-transform="none" fo:color="#000000" fo:letter-spacing="normal" fo:font-style="normal" style:text-underline-style="solid" style:text-underline-width="auto" style:text-underline-color="font-color" fo:font-weight="bold"/>
    </style:style>
    <style:style style:name="T28" style:family="text">
      <style:text-properties fo:font-variant="normal" fo:text-transform="none" fo:color="#000000" fo:letter-spacing="normal" fo:font-style="normal" style:text-underline-style="solid" style:text-underline-width="auto" style:text-underline-color="font-color" officeooo:rsid="002212e9" style:font-name-asian="Calibri1" style:font-style-asian="normal" style:font-name-complex="Calibri1" style:font-style-complex="normal"/>
    </style:style>
    <style:style style:name="T29" style:family="text">
      <style:text-properties fo:font-variant="normal" fo:text-transform="none" fo:color="#000000" fo:letter-spacing="normal" fo:font-style="normal" style:text-underline-style="solid" style:text-underline-width="auto" style:text-underline-color="font-color" officeooo:rsid="002f2389" style:font-name-asian="Calibri1" style:font-style-asian="normal" style:font-name-complex="Calibri1" style:font-style-complex="normal"/>
    </style:style>
    <style:style style:name="T30" style:family="text">
      <style:text-properties fo:font-variant="normal" fo:text-transform="none" fo:color="#000000" fo:letter-spacing="normal" fo:font-style="normal" officeooo:rsid="002f2389" style:font-name-asian="Calibri1" style:font-style-asian="normal" style:font-name-complex="Calibri1" style:font-style-complex="normal"/>
    </style:style>
    <style:style style:name="T31" style:family="text">
      <style:text-properties fo:font-variant="normal" fo:text-transform="none" fo:color="#000000" fo:letter-spacing="normal" fo:font-style="normal" officeooo:rsid="00547219" style:font-name-asian="Calibri1" style:font-style-asian="normal" style:font-name-complex="Calibri1" style:font-style-complex="normal"/>
    </style:style>
    <style:style style:name="T32" style:family="text">
      <style:text-properties fo:font-variant="normal" fo:text-transform="none" fo:color="#000000" fo:letter-spacing="normal" fo:font-style="normal" officeooo:rsid="0053f01e" style:font-name-asian="Calibri1" style:font-style-asian="normal" style:font-name-complex="Calibri1" style:font-style-complex="normal"/>
    </style:style>
    <style:style style:name="T33" style:family="text">
      <style:text-properties fo:font-variant="normal" fo:text-transform="none" fo:color="#000000" fo:letter-spacing="normal" fo:font-style="normal" officeooo:rsid="00562e6a" style:font-name-asian="Calibri1" style:font-style-asian="normal" style:font-name-complex="Calibri1" style:font-style-complex="normal"/>
    </style:style>
    <style:style style:name="T34" style:family="text">
      <style:text-properties fo:font-variant="normal" fo:text-transform="none" fo:color="#000000" fo:letter-spacing="normal" fo:font-style="normal" style:text-underline-style="none" fo:font-weight="normal" officeooo:rsid="00547219" style:font-name-asian="Calibri1" style:font-style-asian="normal" style:font-weight-asian="normal" style:font-name-complex="Calibri1" style:font-style-complex="normal" style:font-weight-complex="normal"/>
    </style:style>
    <style:style style:name="T35" style:family="text">
      <style:text-properties fo:font-variant="normal" fo:text-transform="none" fo:color="#000000" fo:letter-spacing="normal" fo:font-style="normal" style:text-underline-style="none" fo:font-weight="normal" officeooo:rsid="002f2389" style:font-name-asian="Calibri1" style:font-style-asian="normal" style:font-weight-asian="normal" style:font-name-complex="Calibri1" style:font-style-complex="normal" style:font-weight-complex="normal"/>
    </style:style>
    <style:style style:name="T36" style:family="text">
      <style:text-properties fo:font-variant="normal" fo:text-transform="none" fo:color="#000000" fo:letter-spacing="normal" fo:font-style="normal" style:text-underline-style="none" fo:font-weight="normal" officeooo:rsid="00586486" style:font-name-asian="Calibri1" style:font-style-asian="normal" style:font-weight-asian="normal" style:font-name-complex="Calibri1" style:font-style-complex="normal" style:font-weight-complex="normal"/>
    </style:style>
    <style:style style:name="T37" style:family="text">
      <style:text-properties fo:font-variant="normal" fo:text-transform="none" fo:color="#000000" fo:letter-spacing="normal" fo:font-style="normal" style:text-underline-style="none" officeooo:rsid="00547219" style:font-name-asian="Calibri1" style:font-style-asian="normal" style:font-name-complex="Calibri1" style:font-style-complex="normal"/>
    </style:style>
    <style:style style:name="T38" style:family="text">
      <style:text-properties fo:font-variant="normal" fo:text-transform="none" fo:color="#000000" fo:letter-spacing="normal" fo:font-style="normal" style:text-underline-style="none" officeooo:rsid="002f2389" style:font-name-asian="Calibri1" style:font-style-asian="normal" style:font-name-complex="Calibri1" style:font-style-complex="normal"/>
    </style:style>
    <style:style style:name="T39" style:family="text">
      <style:text-properties fo:font-variant="normal" fo:text-transform="none" fo:color="#000000" fo:letter-spacing="normal" fo:font-style="normal" style:text-underline-style="none" officeooo:rsid="00586486" style:font-name-asian="Calibri1" style:font-style-asian="normal" style:font-name-complex="Calibri1" style:font-style-complex="normal"/>
    </style:style>
    <style:style style:name="T40" style:family="text">
      <style:text-properties fo:font-variant="normal" fo:text-transform="none" fo:letter-spacing="normal" fo:font-style="normal" style:font-style-asian="normal" style:font-style-complex="normal"/>
    </style:style>
    <style:style style:name="T41" style:family="text">
      <style:text-properties fo:font-variant="normal" fo:text-transform="none" fo:letter-spacing="normal" fo:font-style="normal" officeooo:rsid="00379935" style:font-style-asian="normal" style:font-style-complex="normal"/>
    </style:style>
    <style:style style:name="T42" style:family="text">
      <style:text-properties fo:font-variant="normal" fo:text-transform="none" fo:letter-spacing="normal" fo:font-style="normal" officeooo:rsid="00396209" style:font-style-asian="normal" style:font-style-complex="normal"/>
    </style:style>
    <style:style style:name="T43" style:family="text">
      <style:text-properties fo:font-variant="normal" fo:text-transform="none" fo:letter-spacing="normal" fo:font-style="normal" officeooo:rsid="0044d846" style:font-style-asian="normal" style:font-style-complex="normal"/>
    </style:style>
    <style:style style:name="T44" style:family="text">
      <style:text-properties fo:font-variant="normal" fo:text-transform="none" fo:letter-spacing="normal" fo:font-style="normal" officeooo:rsid="004b191d" style:font-style-asian="normal" style:font-style-complex="normal"/>
    </style:style>
    <style:style style:name="T45" style:family="text">
      <style:text-properties fo:font-variant="normal" fo:text-transform="none" fo:letter-spacing="normal" fo:font-style="normal" officeooo:rsid="004be9f8" style:font-style-asian="normal" style:font-style-complex="normal"/>
    </style:style>
    <style:style style:name="T46" style:family="text">
      <style:text-properties fo:font-variant="normal" fo:text-transform="none" fo:letter-spacing="normal" fo:font-style="normal" officeooo:rsid="004d1738" style:font-style-asian="normal" style:font-style-complex="normal"/>
    </style:style>
    <style:style style:name="T47" style:family="text">
      <style:text-properties fo:font-variant="normal" fo:text-transform="none" fo:letter-spacing="normal" fo:font-style="normal" officeooo:rsid="0065e1f0" style:font-style-asian="normal" style:font-style-complex="normal"/>
    </style:style>
    <style:style style:name="T48" style:family="text">
      <style:text-properties fo:font-variant="normal" fo:text-transform="none" fo:letter-spacing="normal" fo:font-style="normal" style:text-underline-style="solid" style:text-underline-width="auto" style:text-underline-color="font-color" style:font-style-asian="normal" style:font-style-complex="normal"/>
    </style:style>
    <style:style style:name="T49" style:family="text">
      <style:text-properties fo:font-variant="normal" fo:text-transform="none" fo:letter-spacing="normal" fo:font-style="normal" style:text-underline-style="solid" style:text-underline-width="auto" style:text-underline-color="font-color" officeooo:rsid="002212e9" style:font-style-asian="normal" style:font-style-complex="normal"/>
    </style:style>
    <style:style style:name="T50" style:family="text">
      <style:text-properties fo:font-variant="normal" fo:text-transform="none" fo:letter-spacing="normal" fo:font-style="normal" style:text-underline-style="solid" style:text-underline-width="auto" style:text-underline-color="font-color" style:font-weight-asian="normal" style:font-weight-complex="normal"/>
    </style:style>
    <style:style style:name="T51" style:family="text">
      <style:text-properties fo:font-variant="normal" fo:text-transform="none" fo:letter-spacing="normal" fo:font-style="normal" fo:font-weight="normal" style:font-style-asian="normal" style:font-weight-asian="normal" style:font-style-complex="normal" style:font-weight-complex="normal"/>
    </style:style>
    <style:style style:name="T52" style:family="text">
      <style:text-properties fo:font-variant="normal" fo:text-transform="none" fo:letter-spacing="normal" fo:font-style="normal" fo:font-weight="normal" officeooo:rsid="00379935" style:font-style-asian="normal" style:font-weight-asian="normal" style:font-style-complex="normal" style:font-weight-complex="normal"/>
    </style:style>
    <style:style style:name="T53" style:family="text">
      <style:text-properties fo:font-variant="normal" fo:text-transform="none" fo:letter-spacing="normal" fo:font-style="normal" fo:font-weight="normal" officeooo:rsid="003eaab5" style:font-style-asian="normal" style:font-weight-asian="normal" style:font-style-complex="normal" style:font-weight-complex="normal"/>
    </style:style>
    <style:style style:name="T54" style:family="text">
      <style:text-properties fo:font-variant="normal" fo:text-transform="none" fo:letter-spacing="normal" fo:font-style="normal" fo:font-weight="normal" officeooo:rsid="004093a9" style:font-style-asian="normal" style:font-weight-asian="normal" style:font-style-complex="normal" style:font-weight-complex="normal"/>
    </style:style>
    <style:style style:name="T55" style:family="text">
      <style:text-properties fo:font-variant="normal" fo:text-transform="none" fo:letter-spacing="normal" fo:font-style="normal" fo:font-weight="normal" officeooo:rsid="0044d846" style:font-style-asian="normal" style:font-weight-asian="normal" style:font-style-complex="normal" style:font-weight-complex="normal"/>
    </style:style>
    <style:style style:name="T56" style:family="text">
      <style:text-properties fo:font-variant="normal" fo:text-transform="none" fo:letter-spacing="normal" fo:font-style="normal" fo:font-weight="normal" officeooo:rsid="004b191d" style:font-style-asian="normal" style:font-weight-asian="normal" style:font-style-complex="normal" style:font-weight-complex="normal"/>
    </style:style>
    <style:style style:name="T57" style:family="text">
      <style:text-properties fo:font-variant="normal" fo:text-transform="none" fo:letter-spacing="normal" fo:font-style="normal" fo:font-weight="normal" officeooo:rsid="004d1738" style:font-style-asian="normal" style:font-weight-asian="normal" style:font-style-complex="normal" style:font-weight-complex="normal"/>
    </style:style>
    <style:style style:name="T58" style:family="text">
      <style:text-properties fo:font-variant="normal" fo:text-transform="none" fo:letter-spacing="normal" fo:font-style="normal" fo:font-weight="normal" officeooo:rsid="005f8770" style:font-style-asian="normal" style:font-weight-asian="normal" style:font-style-complex="normal" style:font-weight-complex="normal"/>
    </style:style>
    <style:style style:name="T59" style:family="text">
      <style:text-properties fo:font-variant="normal" fo:text-transform="none" fo:letter-spacing="normal" fo:font-style="normal" fo:font-weight="normal" officeooo:rsid="00626f94" style:font-style-asian="normal" style:font-weight-asian="normal" style:font-style-complex="normal" style:font-weight-complex="normal"/>
    </style:style>
    <style:style style:name="T60" style:family="text">
      <style:text-properties fo:font-variant="normal" fo:text-transform="none" fo:letter-spacing="normal" fo:font-style="normal" fo:font-weight="normal" officeooo:rsid="0065e1f0" style:font-style-asian="normal" style:font-weight-asian="normal" style:font-style-complex="normal" style:font-weight-complex="normal"/>
    </style:style>
    <style:style style:name="T61" style:family="text">
      <style:text-properties fo:font-variant="normal" fo:text-transform="none" fo:letter-spacing="normal" fo:font-style="normal" fo:font-weight="normal" officeooo:rsid="004be9f8" style:font-style-asian="normal" style:font-style-complex="normal"/>
    </style:style>
    <style:style style:name="T62" style:family="text">
      <style:text-properties fo:font-variant="normal" fo:text-transform="none" fo:letter-spacing="normal" fo:font-style="normal" fo:font-weight="normal" officeooo:rsid="004d1738" style:font-style-asian="normal" style:font-style-complex="normal"/>
    </style:style>
    <style:style style:name="T63" style:family="text">
      <style:text-properties fo:font-variant="normal" fo:text-transform="none" fo:letter-spacing="normal" fo:font-style="normal" fo:font-weight="normal" officeooo:rsid="005ed700" style:font-style-asian="normal" style:font-style-complex="normal"/>
    </style:style>
    <style:style style:name="T64" style:family="text">
      <style:text-properties fo:font-variant="normal" fo:text-transform="none" fo:letter-spacing="normal" fo:font-style="normal" fo:font-weight="normal" officeooo:rsid="005f8770" style:font-style-asian="normal" style:font-style-complex="normal"/>
    </style:style>
    <style:style style:name="T65" style:family="text">
      <style:text-properties fo:font-variant="normal" fo:text-transform="none" fo:letter-spacing="normal" fo:font-style="normal" fo:font-weight="normal" officeooo:rsid="0060dca3" style:font-style-asian="normal" style:font-style-complex="normal"/>
    </style:style>
    <style:style style:name="T66" style:family="text">
      <style:text-properties fo:font-variant="normal" fo:text-transform="none" fo:letter-spacing="normal" fo:font-style="normal" fo:font-weight="normal" officeooo:rsid="00611e3a" style:font-style-asian="normal" style:font-style-complex="normal"/>
    </style:style>
    <style:style style:name="T67" style:family="text">
      <style:text-properties fo:font-variant="normal" fo:text-transform="none" fo:letter-spacing="normal" fo:font-style="normal" fo:font-weight="normal" officeooo:rsid="00626f94" style:font-style-asian="normal" style:font-style-complex="normal"/>
    </style:style>
    <style:style style:name="T68" style:family="text">
      <style:text-properties fo:font-variant="normal" fo:text-transform="none" fo:letter-spacing="normal" fo:font-style="normal" fo:font-weight="normal" officeooo:rsid="0063074f" style:font-style-asian="normal" style:font-style-complex="normal"/>
    </style:style>
    <style:style style:name="T69" style:family="text">
      <style:text-properties fo:font-variant="normal" fo:text-transform="none" fo:letter-spacing="normal" fo:font-style="normal" style:font-weight-asian="normal" style:font-weight-complex="normal"/>
    </style:style>
    <style:style style:name="T70" style:family="text">
      <style:text-properties fo:font-variant="normal" fo:text-transform="none" fo:letter-spacing="normal" fo:font-style="normal" fo:font-weight="bold"/>
    </style:style>
    <style:style style:name="T71" style:family="text">
      <style:text-properties officeooo:rsid="002212e9"/>
    </style:style>
    <style:style style:name="T72" style:family="text">
      <style:text-properties officeooo:rsid="002c3efc"/>
    </style:style>
    <style:style style:name="T73" style:family="text">
      <style:text-properties officeooo:rsid="002cbbe1"/>
    </style:style>
    <style:style style:name="T74" style:family="text">
      <style:text-properties fo:color="#000000" fo:font-size="10pt" fo:letter-spacing="normal" fo:font-style="normal" fo:font-weight="normal" officeooo:rsid="002212e9" style:font-style-asian="normal" style:font-style-complex="normal"/>
    </style:style>
    <style:style style:name="T75" style:family="text">
      <style:text-properties fo:color="#000000" fo:letter-spacing="normal" fo:font-style="normal" officeooo:rsid="004be9f8" style:font-size-asian="11pt" style:font-style-asian="normal" style:font-size-complex="11pt" style:font-style-complex="normal"/>
    </style:style>
    <style:style style:name="T76" style:family="text">
      <style:text-properties fo:color="#000000" fo:letter-spacing="normal" fo:font-style="normal" officeooo:rsid="004d1738" style:font-size-asian="11pt" style:font-style-asian="normal" style:font-size-complex="11pt" style:font-style-complex="normal"/>
    </style:style>
    <style:style style:name="T77" style:family="text">
      <style:text-properties fo:color="#000000" fo:letter-spacing="normal" fo:font-style="normal" officeooo:rsid="005ed700" style:font-size-asian="11pt" style:font-style-asian="normal" style:font-size-complex="11pt" style:font-style-complex="normal"/>
    </style:style>
    <style:style style:name="T78" style:family="text">
      <style:text-properties fo:color="#000000" fo:letter-spacing="normal" fo:font-style="normal" officeooo:rsid="00626f94" style:font-size-asian="11pt" style:font-style-asian="normal" style:font-size-complex="11pt" style:font-style-complex="normal"/>
    </style:style>
    <style:style style:name="T79" style:family="text">
      <style:text-properties fo:color="#000000" fo:letter-spacing="normal" fo:font-style="normal" officeooo:rsid="00639e48" style:font-size-asian="11pt" style:font-style-asian="normal" style:font-size-complex="11pt" style:font-style-complex="normal"/>
    </style:style>
    <style:style style:name="T80" style:family="text">
      <style:text-properties officeooo:rsid="003620db" style:font-style-asian="normal" style:font-weight-asian="normal" style:font-style-complex="normal" style:font-weight-complex="normal"/>
    </style:style>
    <style:style style:name="T81" style:family="text">
      <style:text-properties fo:letter-spacing="normal" fo:font-style="normal" fo:font-weight="normal" officeooo:rsid="002212e9" style:font-style-asian="normal" style:font-style-complex="normal"/>
    </style:style>
    <style:style style:name="T82" style:family="text">
      <style:text-properties fo:letter-spacing="normal" fo:font-style="normal" fo:font-weight="normal" officeooo:rsid="002298cb" style:font-style-asian="normal" style:font-style-complex="normal"/>
    </style:style>
    <style:style style:name="T83" style:family="text">
      <style:text-properties fo:letter-spacing="normal" fo:font-style="normal" fo:font-weight="normal" officeooo:rsid="00345b5a" style:font-style-asian="normal" style:font-style-complex="normal"/>
    </style:style>
    <style:style style:name="T84" style:family="text">
      <style:text-properties fo:letter-spacing="normal" fo:font-style="normal" fo:font-weight="normal" officeooo:rsid="003620db" style:font-style-asian="normal" style:font-style-complex="normal"/>
    </style:style>
    <style:style style:name="T85" style:family="text">
      <style:text-properties fo:letter-spacing="normal" fo:font-style="normal" fo:font-weight="normal" officeooo:rsid="003e4cb7" style:font-style-asian="normal" style:font-style-complex="normal"/>
    </style:style>
    <style:style style:name="T86" style:family="text">
      <style:text-properties fo:letter-spacing="normal" fo:font-style="normal" fo:font-weight="normal" officeooo:rsid="0044d846" style:font-style-asian="normal" style:font-style-complex="normal"/>
    </style:style>
    <style:style style:name="T87" style:family="text">
      <style:text-properties fo:letter-spacing="normal" fo:font-style="normal" fo:font-weight="normal" officeooo:rsid="0048496e" style:font-style-asian="normal" style:font-style-complex="normal"/>
    </style:style>
    <style:style style:name="T88" style:family="text">
      <style:text-properties fo:letter-spacing="normal" fo:font-style="normal" fo:font-weight="normal" officeooo:rsid="004be518" style:font-style-asian="normal" style:font-style-complex="normal"/>
    </style:style>
    <style:style style:name="T89" style:family="text">
      <style:text-properties fo:letter-spacing="normal" fo:font-style="normal" fo:font-weight="normal" officeooo:rsid="004be9f8" style:font-style-asian="normal" style:font-style-complex="normal"/>
    </style:style>
    <style:style style:name="T90" style:family="text">
      <style:text-properties fo:letter-spacing="normal" fo:font-style="normal" fo:font-weight="normal" officeooo:rsid="0052aee7" style:font-style-asian="normal" style:font-style-complex="normal"/>
    </style:style>
    <style:style style:name="T91" style:family="text">
      <style:text-properties fo:letter-spacing="normal" fo:font-style="normal" fo:font-weight="normal" officeooo:rsid="00345b5a" style:font-style-asian="normal" style:font-weight-asian="normal" style:font-style-complex="normal" style:font-weight-complex="normal"/>
    </style:style>
    <style:style style:name="T92" style:family="text">
      <style:text-properties fo:letter-spacing="normal" fo:font-style="normal" fo:font-weight="normal" officeooo:rsid="003620db" style:font-style-asian="normal" style:font-weight-asian="normal" style:font-style-complex="normal" style:font-weight-complex="normal"/>
    </style:style>
    <style:style style:name="T93" style:family="text">
      <style:text-properties fo:letter-spacing="normal" fo:font-style="normal" fo:font-weight="normal" officeooo:rsid="003e4cb7" style:font-style-asian="normal" style:font-weight-asian="normal" style:font-style-complex="normal" style:font-weight-complex="normal"/>
    </style:style>
    <style:style style:name="T94" style:family="text">
      <style:text-properties fo:letter-spacing="normal" fo:font-style="normal" fo:font-weight="normal" officeooo:rsid="0048496e" style:font-style-asian="normal" style:font-weight-asian="normal" style:font-style-complex="normal" style:font-weight-complex="normal"/>
    </style:style>
    <style:style style:name="T95" style:family="text">
      <style:text-properties fo:letter-spacing="normal" fo:font-style="normal" fo:font-weight="normal" officeooo:rsid="004be9f8" style:font-style-asian="normal" style:font-weight-asian="normal" style:font-style-complex="normal" style:font-weight-complex="normal"/>
    </style:style>
    <style:style style:name="T96" style:family="text">
      <style:text-properties fo:letter-spacing="normal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97" style:family="text">
      <style:text-properties fo:letter-spacing="normal" fo:font-style="normal" fo:font-weight="normal" officeooo:rsid="003e4cb7" style:font-size-asian="10pt" style:font-style-asian="normal" style:font-weight-asian="normal" style:font-size-complex="10pt" style:font-style-complex="normal" style:font-weight-complex="normal"/>
    </style:style>
    <style:style style:name="T98" style:family="text">
      <style:text-properties fo:letter-spacing="normal" fo:font-style="normal" officeooo:rsid="00345b5a" style:font-style-asian="normal" style:font-style-complex="normal"/>
    </style:style>
    <style:style style:name="T99" style:family="text">
      <style:text-properties fo:letter-spacing="normal" fo:font-style="normal" officeooo:rsid="004be518" style:font-style-asian="normal" style:font-style-complex="normal"/>
    </style:style>
    <style:style style:name="T100" style:family="text">
      <style:text-properties fo:font-weight="normal" officeooo:rsid="002a92c3"/>
    </style:style>
    <style:style style:name="T101" style:family="text">
      <style:text-properties fo:font-weight="normal" officeooo:rsid="00345b5a"/>
    </style:style>
    <style:style style:name="T102" style:family="text">
      <style:text-properties fo:font-weight="normal" officeooo:rsid="0034c1eb"/>
    </style:style>
    <style:style style:name="T103" style:family="text">
      <style:text-properties fo:font-weight="normal" officeooo:rsid="00396209"/>
    </style:style>
    <style:style style:name="T104" style:family="text">
      <style:text-properties fo:font-weight="normal" officeooo:rsid="00396209" fo:background-color="transparent" loext:char-shading-value="0" style:font-name-asian="Calibri1" style:font-style-asian="normal" style:font-weight-asian="normal" style:font-name-complex="Calibri1" style:font-style-complex="normal" style:font-weight-complex="normal"/>
    </style:style>
    <style:style style:name="T105" style:family="text">
      <style:text-properties fo:font-weight="normal" officeooo:rsid="003e4cb7"/>
    </style:style>
    <style:style style:name="T106" style:family="text">
      <style:text-properties fo:font-weight="normal" officeooo:rsid="004093a9"/>
    </style:style>
    <style:style style:name="T107" style:family="text">
      <style:text-properties fo:font-weight="normal" officeooo:rsid="00538ee4"/>
    </style:style>
    <style:style style:name="T108" style:family="text">
      <style:text-properties style:text-underline-style="solid" style:text-underline-width="auto" style:text-underline-color="font-color"/>
    </style:style>
    <style:style style:name="T109" style:family="text">
      <style:text-properties style:text-underline-style="solid" style:text-underline-width="auto" style:text-underline-color="font-color" officeooo:rsid="003620db" style:font-style-asian="normal" style:font-weight-asian="normal" style:font-style-complex="normal" style:font-weight-complex="normal"/>
    </style:style>
    <style:style style:name="T110" style:family="text">
      <style:text-properties style:text-underline-style="solid" style:text-underline-width="auto" style:text-underline-color="font-color" style:font-weight-asian="normal" style:font-weight-complex="normal"/>
    </style:style>
    <style:style style:name="T111" style:family="text">
      <style:text-properties style:text-underline-style="none"/>
    </style:style>
    <style:style style:name="T112" style:family="text">
      <style:text-properties style:text-underline-style="none" fo:font-weight="normal" officeooo:rsid="004be9f8" style:font-weight-asian="normal" style:font-weight-complex="normal"/>
    </style:style>
    <style:style style:name="T113" style:family="text">
      <style:text-properties style:text-underline-style="none" fo:font-weight="normal" officeooo:rsid="004d1738" style:font-weight-asian="normal" style:font-weight-complex="normal"/>
    </style:style>
    <style:style style:name="T114" style:family="text">
      <style:text-properties fo:font-weight="bold"/>
    </style:style>
    <style:style style:name="T115" style:family="text">
      <style:text-properties officeooo:rsid="003620db"/>
    </style:style>
    <style:style style:name="T116" style:family="text">
      <style:text-properties officeooo:rsid="00379935"/>
    </style:style>
    <style:style style:name="T117" style:family="text">
      <style:text-properties officeooo:rsid="00379935" fo:background-color="transparent" loext:char-shading-value="0" style:font-name-asian="Calibri1" style:font-style-asian="normal" style:font-weight-asian="bold" style:font-name-complex="Calibri1" style:font-style-complex="normal" style:font-weight-complex="bold"/>
    </style:style>
    <style:style style:name="T118" style:family="text">
      <style:text-properties style:font-weight-asian="normal" style:font-weight-complex="normal"/>
    </style:style>
    <style:style style:name="T119" style:family="text">
      <style:text-properties officeooo:rsid="003e4cb7"/>
    </style:style>
    <style:style style:name="T120" style:family="text">
      <style:text-properties officeooo:rsid="0048496e"/>
    </style:style>
    <style:style style:name="T121" style:family="text">
      <style:text-properties officeooo:rsid="004905ce"/>
    </style:style>
    <style:style style:name="T122" style:family="text">
      <style:text-properties officeooo:rsid="004be9f8"/>
    </style:style>
    <style:style style:name="T123" style:family="text">
      <style:text-properties officeooo:rsid="004bfbee"/>
    </style:style>
    <style:style style:name="T124" style:family="text">
      <style:text-properties officeooo:rsid="0053f01e"/>
    </style:style>
    <style:style style:name="T125" style:family="text">
      <style:text-properties fo:font-size="12pt" style:font-size-asian="12pt" style:font-weight-asian="bold" style:font-size-complex="12pt" style:font-weight-complex="bold"/>
    </style:style>
    <style:style style:name="T126" style:family="text">
      <style:text-properties fo:font-size="12pt" officeooo:rsid="00538ee4" style:font-size-asian="12pt" style:font-weight-asian="bold" style:font-size-complex="12pt" style:font-weight-complex="bold"/>
    </style:style>
    <style:style style:name="T127" style:family="text">
      <style:text-properties fo:font-size="12pt" officeooo:rsid="0052aee7" style:font-size-asian="12pt" style:font-weight-asian="bold" style:font-size-complex="12pt" style:font-weight-complex="bold"/>
    </style:style>
    <style:style style:name="T128" style:family="text">
      <style:text-properties fo:font-size="12pt" officeooo:rsid="0053f01e" style:font-size-asian="12pt" style:font-weight-asian="bold" style:font-size-complex="12pt" style:font-weight-complex="bold"/>
    </style:style>
    <style:style style:name="T129" style:family="text">
      <style:text-properties fo:font-size="12pt" style:font-size-asian="12pt" style:font-size-complex="12pt"/>
    </style:style>
    <style:style style:name="T130" style:family="text">
      <style:text-properties fo:font-size="12pt" officeooo:rsid="0053f01e" style:font-size-asian="12pt" style:font-size-complex="12pt"/>
    </style:style>
    <style:style style:name="T131" style:family="text">
      <style:text-properties fo:font-size="12pt" officeooo:rsid="005dcd2e" style:font-size-asian="12pt" style:font-size-complex="12pt"/>
    </style:style>
    <style:style style:name="T132" style:family="text">
      <style:text-properties fo:font-size="12pt" officeooo:rsid="005ec126" style:font-size-asian="12pt" style:font-size-complex="12pt"/>
    </style:style>
    <style:style style:name="T133" style:family="text">
      <style:text-properties fo:font-size="12pt" officeooo:rsid="005ed700" style:font-size-asian="12pt" style:font-size-complex="12pt"/>
    </style:style>
    <style:style style:name="T134" style:family="text">
      <style:text-properties officeooo:rsid="00547219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bullet-char="•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bullet-char="•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bullet-char="•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bullet-char="•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2">Documento de Requisitos</text:p>
      <text:p text:style-name="P23">Projeto: Gerador de Provas</text:p>
      <text:p text:style-name="P23">Versão 1.0</text:p>
      <text:p text:style-name="P1"/>
      <text:p text:style-name="P1"/>
      <text:p text:style-name="P1"/>
      <text:p text:style-name="P1"/>
      <text:p text:style-name="P24">Autor(es): </text:p>
      <text:p text:style-name="P24">João Batista Gomes Silva</text:p>
      <text:p text:style-name="P24">Paulo Henrique Rodrigues Abreu</text:p>
      <text:p text:style-name="P24">Otacílio Ruas</text:p>
      <text:p text:style-name="P1"/>
      <text:p text:style-name="P1"/>
      <text:p text:style-name="P25">Prefácio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6"><text:soft-page-break/>Público alvo</text:p>
      <text:p text:style-name="P27"/>
      <text:p text:style-name="P27"><text:tab/>O projeto possui como público principal os discentes de todas as esferas, do ensino fundamental ao ensino superior, que <text:span text:style-name="T6">necessitam</text:span> elaborar/<text:span text:style-name="T72">gerar </text:span>avaliações de maneira simples e descomplicada. </text:p>
      <text:p text:style-name="P1"/>
      <text:p text:style-name="P1"/>
      <text:p text:style-name="P26">Histórico de versões</text:p>
      <text:p text:style-name="P1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>
          <table:table-cell table:style-name="Tabela1.A1" office:value-type="string">
            <text:p text:style-name="P54">Data</text:p>
          </table:table-cell>
          <table:table-cell table:style-name="Tabela1.B1" office:value-type="string">
            <text:p text:style-name="P57">Versão</text:p>
          </table:table-cell>
          <table:table-cell table:style-name="Tabela1.C1" office:value-type="string">
            <text:p text:style-name="P57">Descrição</text:p>
          </table:table-cell>
          <table:table-cell table:style-name="Tabela1.D1" office:value-type="string">
            <text:p text:style-name="P62">Autor</text:p>
          </table:table-cell>
        </table:table-row>
        <table:table-row>
          <table:table-cell table:style-name="Tabela1.A2" office:value-type="string">
            <text:p text:style-name="P55">03/05/2017</text:p>
          </table:table-cell>
          <table:table-cell table:style-name="Tabela1.B2" office:value-type="string">
            <text:p text:style-name="P58">1.0</text:p>
          </table:table-cell>
          <table:table-cell table:style-name="Tabela1.C2" office:value-type="string">
            <text:p text:style-name="P59">Versão inicial do projeto</text:p>
          </table:table-cell>
          <table:table-cell table:style-name="Tabela1.D2" office:value-type="string">
            <text:p text:style-name="P63">João Batista Gomes Silva</text:p>
          </table:table-cell>
        </table:table-row>
        <table:table-row>
          <table:table-cell table:style-name="Tabela1.A3" office:value-type="string">
            <text:p text:style-name="P56">03/05/2017</text:p>
          </table:table-cell>
          <table:table-cell table:style-name="Tabela1.B3" office:value-type="string">
            <text:p text:style-name="P61">1.0</text:p>
          </table:table-cell>
          <table:table-cell table:style-name="Tabela1.C3" office:value-type="string">
            <text:p text:style-name="P60">Versão inicial do projeto</text:p>
          </table:table-cell>
          <table:table-cell table:style-name="Tabela1.D3" office:value-type="string">
            <text:p text:style-name="P64">Paulo Henrique Rodrigues Abreu</text:p>
          </table:table-cell>
        </table:table-row>
      </table:table>
      <text:p text:style-name="P1"/>
      <text:p text:style-name="P65"/>
      <text:p text:style-name="P25">Glossário</text:p>
      <text:p text:style-name="P1"/>
      <text:p text:style-name="P28">Definição dos termos técnicos utilizados no texto</text:p>
      <text:p text:style-name="P66"/>
      <text:p text:style-name="P66">Sumário</text:p>
      <text:list xml:id="list1608546639" text:style-name="L1">
        <text:list-item>
          <text:p text:style-name="P177">Introdução<text:tab/>5</text:p>
        </text:list-item>
        <text:list-item>
          <text:p text:style-name="P177">Definição de requisitos de usuário<text:tab/>7</text:p>
        </text:list-item>
        <text:list-item>
          <text:p text:style-name="P177">Arquitetura de sistema<text:tab/>8</text:p>
        </text:list-item>
        <text:list-item>
          <text:p text:style-name="P177">Especificação de requisitos de sistema<text:tab/>9</text:p>
        </text:list-item>
        <text:list-item>
          <text:p text:style-name="P177">Modelos de sistema<text:tab/>10</text:p>
        </text:list-item>
        <text:list-item>
          <text:p text:style-name="P177">Evolução de sistema<text:tab/>11</text:p>
        </text:list-item>
        <text:list-item>
          <text:p text:style-name="P177">Apêndices<text:tab/>12</text:p>
        </text:list-item>
      </text:list>
      <text:p text:style-name="P65"/>
      <text:p text:style-name="P65"/>
      <text:p text:style-name="P65"/>
      <text:p text:style-name="P65"/>
      <text:p text:style-name="P65"/>
      <text:p text:style-name="P65"/>
      <text:p text:style-name="P32"/>
      <text:p text:style-name="P32"/>
      <text:p text:style-name="P33"><text:soft-page-break/><text:span text:style-name="T7">1. </text:span>Introduç<text:span text:style-name="T7">ã</text:span>o</text:p>
      <text:p text:style-name="P34"/>
      <text:p text:style-name="P29">A necessidade de elaborar avaliações é uma realidade, algo inevitável na vida acadêmica. Tal processo além de desgastante se torna dificultoso para profissionais que não possuem familiaridade com as novas tecnologias. Outro problema existente é o gerenciamento de tais avaliações, como o ano de elaboração, turmas ou cursos que devem ser aplicadas.</text:p>
      <text:p text:style-name="P29"/>
      <text:p text:style-name="P35"><text:span text:style-name="T2">Ciente</text:span><text:span text:style-name="T1"> de tal realidade, o </text:span><text:span text:style-name="T4">Gerenciador</text:span><text:span text:style-name="T3"> de Provas</text:span><text:span text:style-name="T1"> vem com o intuito de facilitar e agilizar os processos acima citados, proporcionando uma </text:span><text:span text:style-name="T2">área</text:span><text:span text:style-name="T1"> de gerenciamento (cadastro, edição, remoção e pesquisa) de turmas, disciplinas, questões e avaliações. O mesmo também possui como uma das suas principais funcionalidades, como o próprio nome insinua, gerar provas, inicialmente em PDF e DOC,</text:span></text:p>
      <text:p text:style-name="P68"><text:span text:style-name="T7">2. </text:span>Definição de requisitos de usuário</text:p>
      <text:p text:style-name="P69"><text:span text:style-name="T128">2.1 R</text:span><text:span text:style-name="T125">equisitos </text:span><text:span text:style-name="T128">F</text:span><text:span text:style-name="T125">uncionais<text:line-break/></text:span></text:p>
      <text:p text:style-name="P30"><text:span text:style-name="T124">[RF001] Gerenciamento</text:span> de <text:span text:style-name="T124">T</text:span>urmas</text:p>
      <text:p text:style-name="P49"/>
      <text:p text:style-name="P30"><text:span text:style-name="T28">D</text:span><text:span text:style-name="T29">escrição</text:span><text:span text:style-name="T30">: </text:span><text:span text:style-name="T25">Um conjunto de funcionalidades que tem como objetivo: </text:span><text:span text:style-name="T31">inserir</text:span><text:span text:style-name="T25">, </text:span><text:span text:style-name="T31">editar</text:span><text:span text:style-name="T25"> e </text:span><text:span text:style-name="T31">excluir</text:span><text:span text:style-name="T25"> turmas.</text:span></text:p>
      <text:p text:style-name="P50"/>
      <text:p text:style-name="P30"><text:span text:style-name="T124">[RF002] Gerenciamento</text:span> de <text:span text:style-name="T134">Disciplinas</text:span></text:p>
      <text:p text:style-name="P49"/>
      <text:p text:style-name="P30"><text:span text:style-name="T28">D</text:span><text:span text:style-name="T29">escrição</text:span><text:span text:style-name="T38">: </text:span><text:span text:style-name="T34">Um conjunto de funcionalidades que tem como objetivo: </text:span><text:span text:style-name="T37">inserir</text:span><text:span text:style-name="T34">, </text:span><text:span text:style-name="T37">editar</text:span><text:span text:style-name="T34"> e </text:span><text:span text:style-name="T37">excluir</text:span><text:span text:style-name="T34"> disciplinas.</text:span></text:p>
      <text:p text:style-name="P51"/>
      <text:p text:style-name="P30"><text:span text:style-name="T124">[RF003] Gerenciamento</text:span> de questões abertas e de <text:span text:style-name="T73">múltipla</text:span> escolha</text:p>
      <text:p text:style-name="P49"/>
      <text:p text:style-name="P30"><text:span text:style-name="T28">D</text:span><text:span text:style-name="T29">escrição</text:span><text:span text:style-name="T35">: </text:span><text:span text:style-name="T34">Um conjunto de funcionalidades que tem como objetivo: </text:span><text:span text:style-name="T37">inserir</text:span><text:span text:style-name="T34">, </text:span><text:span text:style-name="T37">editar</text:span><text:span text:style-name="T34"> e </text:span><text:span text:style-name="T37">excluir</text:span><text:span text:style-name="T34"> questões.</text:span></text:p>
      <text:p text:style-name="P51"/>
      <text:p text:style-name="P30"><text:span text:style-name="T124">[RF004] Gerenciamento</text:span> de avaliações</text:p>
      <text:p text:style-name="P49"/>
      <text:p text:style-name="P30"><text:span text:style-name="T28">D</text:span><text:span text:style-name="T29">escrição</text:span><text:span text:style-name="T35">: </text:span><text:span text:style-name="T34">Um conjunto de funcionalidades que tem como objetivo: </text:span><text:span text:style-name="T37">inserir</text:span><text:span text:style-name="T34">, </text:span><text:span text:style-name="T37">editar</text:span><text:span text:style-name="T34"> e </text:span><text:span text:style-name="T37">excluir</text:span><text:span text:style-name="T34"> provas. Podendo também </text:span><text:span text:style-name="T37">gerar os documentos</text:span><text:span text:style-name="T34"> PDF/DOC para impressão ou armazenar em memória.</text:span></text:p>
      <text:p text:style-name="P52"/>
      <text:p text:style-name="P30"><text:span text:style-name="T32">[RF00</text:span><text:span text:style-name="T31">5</text:span><text:span text:style-name="T32">] </text:span><text:span text:style-name="T31">Gerecimento de </text:span><text:span text:style-name="T33">U</text:span><text:span text:style-name="T31">suários</text:span></text:p>
      <text:p text:style-name="P53"/>
      <text:p text:style-name="P31"><text:span text:style-name="T28">D</text:span><text:span text:style-name="T29">escrição</text:span><text:span text:style-name="T35">: </text:span><text:span text:style-name="T34">Um conjunto de funcionalidades que tem como objetivo </text:span><text:span text:style-name="T39">cadastrar</text:span><text:span text:style-name="T36"> usuários e </text:span><text:span text:style-name="T39">validar</text:span><text:span text:style-name="T36"> acesso (login/logout).</text:span></text:p>
      <text:p text:style-name="P29"/>
      <text:list xml:id="list1354323316" text:style-name="L2">
        <text:list-header>
          <text:p text:style-name="P181"><text:span text:style-name="T131">2.2 </text:span><text:span text:style-name="T130">R</text:span><text:span text:style-name="T129">equisitos </text:span><text:span text:style-name="T132">não</text:span><text:span text:style-name="T129"> </text:span><text:span text:style-name="T130">F</text:span><text:span text:style-name="T129">uncionais</text:span></text:p>
        </text:list-header>
      </text:list>
      <text:p text:style-name="P178"/>
      <text:p text:style-name="P179">Nenhuma informação requerida pelo cliente. Sistema não é crítico e nem necessita de exigências avançadas.</text:p>
      <text:p text:style-name="P180"/>
      <text:p text:style-name="P68"><text:span text:style-name="T7">3. </text:span>Especificação de requisitos de sistema</text:p>
      <text:p text:style-name="P68"><text:span text:style-name="T126">3.1 </text:span><text:span text:style-name="T127">Requisitos Funcionais</text:span></text:p>
      <text:p text:style-name="P4"/>
      <text:p text:style-name="P9"><text:span text:style-name="T8">[RF001] Cadastrar</text:span> <text:span text:style-name="T71">T</text:span>urma</text:p>
      <text:p text:style-name="P36"/>
      <text:p text:style-name="P74"><text:span text:style-name="T49">D</text:span><text:span text:style-name="T48">escrição</text:span><text:span text:style-name="T40">: </text:span><text:span text:style-name="T81">Essa função tem como objetivo cadastrar </text:span><text:span text:style-name="T82">as turmas, sendo que, </text:span><text:span text:style-name="T83">para</text:span><text:span text:style-name="T82"> cadastrar uma turma é necessário selecionar as matérias </text:span><text:span text:style-name="T90">da turma especificada</text:span><text:span text:style-name="T82">. Além de matérias, uma turma é formada por um código único identificador e pelo seu ano de inicialização.</text:span></text:p>
      <text:p text:style-name="P105"/>
      <text:p text:style-name="P106"><text:bookmark text:name="E1280"/><text:bookmark text:name="E1281"/><text:span text:style-name="T108">Pré condições</text:span><text:span text:style-name="T111">:</text:span> <text:span text:style-name="T100">Existir ao menos uma matéria </text:span><text:span text:style-name="T107">já cadastrada no sistema</text:span><text:span text:style-name="T100">. </text:span><text:span text:style-name="T101">Usuário está logado em </text:span><text:span text:style-name="T102">sua conta</text:span><text:span text:style-name="T101">.</text:span></text:p>
      <text:p text:style-name="P117"><text:bookmark text:name="E1284"/></text:p>
      <text:p text:style-name="P118"><text:bookmark text:name="E1285"/><text:bookmark text:name="E1286"/><text:soft-page-break/><text:span text:style-name="T27">Fluxo principal</text:span><text:span text:style-name="T26">: </text:span></text:p>
      <text:p text:style-name="P118"><text:span text:style-name="T13"><text:s text:c="4"/>- </text:span><text:span text:style-name="T10">O sistema recebe os dados necessários para efetuar o cadastro de turma. </text:span></text:p>
      <text:p text:style-name="P118"><text:span text:style-name="T13"><text:s text:c="4"/>- </text:span><text:span text:style-name="T10">Os dados são validados pelo sistema e </text:span><text:span text:style-name="T12">salvos</text:span><text:span text:style-name="T10"> no banco </text:span><text:span text:style-name="T11">de dados</text:span><text:span text:style-name="T10">.</text:span></text:p>
      <text:p text:style-name="P94"><text:bookmark text:name="E1291"/></text:p>
      <text:p text:style-name="P159"><text:bookmark text:name="E1292"/><text:bookmark text:name="E1293"/>Fluxos secundários de eventos:</text:p>
      <text:p text:style-name="P143"/>
      <text:p text:style-name="P169">Dados fornecidos inválidos</text:p>
      <text:p text:style-name="P151"><text:span text:style-name="T108">Campos não preenchidos</text:span>: O usuário poderá não preencher todos os campos necessários.</text:p>
      <text:p text:style-name="P151"><text:span text:style-name="T108">Ação tomada</text:span>: Uma mensagem referente ao campo a ser preenchido será exibida.</text:p>
      <text:p text:style-name="P132"/>
      <text:p text:style-name="P10"><text:span text:style-name="T8">[RF002] Editar</text:span> <text:span text:style-name="T71">T</text:span>urma<text:span text:style-name="T74"> </text:span></text:p>
      <text:p text:style-name="P37"/>
      <text:p text:style-name="P75"><text:span text:style-name="T49">D</text:span><text:span text:style-name="T48">escrição</text:span><text:span text:style-name="T40">: </text:span><text:span text:style-name="T81">Essa função tem como objetivo </text:span><text:span text:style-name="T83">fornecer ao usuário uma opção de reparar erros que tenham sido cometidos na hora do cadastro da turma</text:span><text:span text:style-name="T82">. </text:span><text:span text:style-name="T83">Sendo possível editar os campos de </text:span><text:span text:style-name="T98">código da turma</text:span><text:span text:style-name="T83">, </text:span><text:span text:style-name="T98">data de inicialização </text:span><text:span text:style-name="T91">da turma e </text:span><text:span text:style-name="T98">disciplinas</text:span><text:span text:style-name="T91">.</text:span></text:p>
      <text:p text:style-name="P107"/>
      <text:p text:style-name="P106"><text:bookmark text:name="E12811"/><text:bookmark text:name="E12801"/><text:span text:style-name="T108">Pré condições</text:span><text:span text:style-name="T111">:</text:span> <text:span text:style-name="T101">Usuário está logado em </text:span><text:span text:style-name="T102">sua conta</text:span><text:span text:style-name="T101">.</text:span></text:p>
      <text:p text:style-name="P119"><text:bookmark text:name="E12841"/></text:p>
      <text:p text:style-name="P119"><text:bookmark text:name="E12861"/><text:bookmark text:name="E12851"/><text:span text:style-name="T27">Fluxo principal</text:span><text:span text:style-name="T26">: </text:span></text:p>
      <text:p text:style-name="P119"><text:span text:style-name="T13"><text:s text:c="4"/>- </text:span><text:span text:style-name="T10">O sistema recebe os dados necessários para efetuar </text:span><text:span text:style-name="T14">a edição</text:span><text:span text:style-name="T10">. </text:span></text:p>
      <text:p text:style-name="P119"><text:span text:style-name="T13"><text:s text:c="4"/>- </text:span><text:span text:style-name="T10">Os dados são validados pelo sistema e </text:span><text:span text:style-name="T14">atualizado</text:span><text:span text:style-name="T10"> no banco </text:span><text:span text:style-name="T11">de dados</text:span><text:span text:style-name="T10">.</text:span></text:p>
      <text:p text:style-name="P95"><text:bookmark text:name="E12911"/></text:p>
      <text:p text:style-name="P160"><text:bookmark text:name="E12931"/><text:bookmark text:name="E12921"/>Fluxos secundários de eventos:</text:p>
      <text:p text:style-name="P144"/>
      <text:p text:style-name="P170">Dados fornecidos inválidos</text:p>
      <text:p text:style-name="P152"><text:span text:style-name="T108">Campos não preenchidos</text:span>: O usuário poderá <text:span text:style-name="T115">apagar os dados já existentes e</text:span> não preencher todos os campos necessários.</text:p>
      <text:p text:style-name="P138"><text:span text:style-name="T108">Ação tomada</text:span>: Uma mensagem referente ao campo a ser preenchido será exibida.</text:p>
      <text:p text:style-name="P138"/>
      <text:p text:style-name="P138"/>
      <text:p text:style-name="P11"><text:span text:style-name="T8">[RF003] Excluir</text:span> <text:span text:style-name="T71">T</text:span>urma</text:p>
      <text:p text:style-name="P38"/>
      <text:p text:style-name="P76"><text:span text:style-name="T49">D</text:span><text:span text:style-name="T48">escrição</text:span><text:span text:style-name="T40">: </text:span><text:span text:style-name="T81">Essa função tem </text:span><text:span text:style-name="T84">o objetivo simples de excluir uma turma</text:span><text:span text:style-name="T91">. </text:span><text:span text:style-name="T92">A turma deve ser selecionada pelo seu código único e excluída após o usuário confirmar que deseja realmente excluir. </text:span></text:p>
      <text:p text:style-name="P108"/>
      <text:p text:style-name="P108"><text:bookmark text:name="E128111"/><text:bookmark text:name="E128011"/><text:span text:style-name="T108">Pré condições</text:span><text:span text:style-name="T111">:</text:span> <text:span text:style-name="T101">Usuário está logado em </text:span><text:span text:style-name="T102">sua conta</text:span><text:span text:style-name="T101">.</text:span></text:p>
      <text:p text:style-name="P120"><text:bookmark text:name="E128411"/></text:p>
      <text:p text:style-name="P120"><text:bookmark text:name="E128611"/><text:bookmark text:name="E128511"/><text:span text:style-name="T27">Fluxo principal</text:span><text:span text:style-name="T26">: </text:span></text:p>
      <text:p text:style-name="P120"><text:span text:style-name="T13"><text:s text:c="4"/>- </text:span><text:span text:style-name="T10">O sistema recebe </text:span><text:span text:style-name="T14">o código único selecionado através de alguma funcionalidade de interface para seleção de dados e </text:span><text:span text:style-name="T15">exclui a turma referenciada</text:span><text:span text:style-name="T10">. </text:span></text:p>
      <text:p text:style-name="P96"><text:bookmark text:name="E129111"/></text:p>
      <text:p text:style-name="P161"><text:bookmark text:name="E129311"/><text:bookmark text:name="E129211"/>Fluxos secundários de eventos:</text:p>
      <text:p text:style-name="P137"><text:s text:c="4"/>-Sem fluxo secundário.</text:p>
      <text:p text:style-name="P5"/>
      <text:p text:style-name="P5"/>
      <text:p text:style-name="P12"><text:span text:style-name="T8">[RF004] Cadastrar</text:span> <text:span text:style-name="T116">Prova</text:span></text:p>
      <text:p text:style-name="P39"/>
      <text:p text:style-name="P77"><text:span text:style-name="T49">D</text:span><text:span text:style-name="T48">escrição</text:span><text:span text:style-name="T40">:</text:span><text:span text:style-name="T51"> </text:span><text:span text:style-name="T52">Essa função tem como objetivo inserir as provas no sistema. Cada prova tem </text:span><text:span text:style-name="T41">d</text:span><text:span text:style-name="T42">escrição,</text:span><text:span text:style-name="T41"> </text:span><text:span text:style-name="T42">d</text:span><text:span text:style-name="T41">isciplina, questões e turma</text:span></text:p>
      <text:p text:style-name="P109"/>
      <text:p text:style-name="P110"><text:bookmark text:name="E1281112"/><text:bookmark text:name="E1280112"/><text:span text:style-name="T108">Pré condições</text:span><text:span text:style-name="T111">:</text:span> <text:span text:style-name="T101">Usuário está logado em </text:span><text:span text:style-name="T102">sua conta</text:span><text:span text:style-name="T101">. </text:span><text:span text:style-name="T103">É necessário existir </text:span><text:span text:style-name="T117">disciplina, questões e turma </text:span><text:span text:style-name="T104">já cadastrados no sistema.</text:span></text:p>
      <text:p text:style-name="P121"><text:bookmark text:name="E1284112"/></text:p>
      <text:p text:style-name="P122"><text:span text:style-name="T27">Fluxo principal</text:span><text:span text:style-name="T26">: </text:span></text:p>
      <text:p text:style-name="P122"><text:span text:style-name="T13"><text:s text:c="4"/>- </text:span><text:span text:style-name="T10">O sistema recebe os dados necessários para efetuar o cadastro d</text:span><text:span text:style-name="T16">a prova.</text:span><text:span text:style-name="T10"> </text:span></text:p>
      <text:p text:style-name="P122"><text:soft-page-break/><text:span text:style-name="T13"><text:s text:c="4"/>- </text:span><text:span text:style-name="T10">Os dados são validados pelo sistema e </text:span><text:span text:style-name="T12">salvos</text:span><text:span text:style-name="T10"> no banco </text:span><text:span text:style-name="T11">de dados</text:span><text:span text:style-name="T10">.</text:span></text:p>
      <text:p text:style-name="P97"><text:bookmark text:name="E12912"/></text:p>
      <text:p text:style-name="P162"><text:bookmark text:name="E12932"/><text:bookmark text:name="E12922"/>Fluxos secundários de eventos:</text:p>
      <text:p text:style-name="P145"/>
      <text:p text:style-name="P171">Dados fornecidos inválidos</text:p>
      <text:p text:style-name="P153"><text:span text:style-name="T108">Campos não preenchidos</text:span>: O usuário poderá não preencher todos os campos necessários.</text:p>
      <text:p text:style-name="P91"><text:span text:style-name="T110">Ação tomada</text:span><text:span text:style-name="T118">:</text:span><text:span text:style-name="T114"> </text:span><text:span text:style-name="T118">Uma mensagem referente ao campo a ser preenchido será exibida.</text:span></text:p>
      <text:p text:style-name="P5"/>
      <text:p text:style-name="P5"/>
      <text:p text:style-name="P13"><text:span text:style-name="T8">[RF005] Editar</text:span> <text:span text:style-name="T116">Prova</text:span></text:p>
      <text:p text:style-name="P40"/>
      <text:p text:style-name="P78"><text:span text:style-name="T49">D</text:span><text:span text:style-name="T48">escrição</text:span><text:span text:style-name="T40">: </text:span><text:span text:style-name="T81">Essa função tem como objetivo </text:span><text:span text:style-name="T83">fornecer ao usuário uma opção de reparar erros que tenham sido cometidos na hora do cadastro da </text:span><text:span text:style-name="T85">prova</text:span><text:span text:style-name="T82">. </text:span><text:span text:style-name="T83">Sendo possível editar os campos de </text:span><text:span text:style-name="T41">d</text:span><text:span text:style-name="T42">escrição,</text:span><text:span text:style-name="T41"> </text:span><text:span text:style-name="T42">d</text:span><text:span text:style-name="T41">isciplina, questões e turma.</text:span></text:p>
      <text:p text:style-name="P111"/>
      <text:p text:style-name="P111"><text:bookmark text:name="E128112"/><text:bookmark text:name="E128012"/><text:span text:style-name="T108">Pré condições</text:span><text:span text:style-name="T111">:</text:span> <text:span text:style-name="T101">Usuário </text:span><text:span text:style-name="T105">está</text:span><text:span text:style-name="T101"> logado em </text:span><text:span text:style-name="T102">sua conta</text:span><text:span text:style-name="T101">.</text:span></text:p>
      <text:p text:style-name="P123"><text:bookmark text:name="E128412"/></text:p>
      <text:p text:style-name="P123"><text:bookmark text:name="E128612"/><text:bookmark text:name="E128512"/><text:span text:style-name="T27">Fluxo principal</text:span><text:span text:style-name="T26">: </text:span></text:p>
      <text:p text:style-name="P123"><text:span text:style-name="T13"><text:s text:c="4"/>- </text:span><text:span text:style-name="T10">O sistema recebe os dados necessários para efetuar </text:span><text:span text:style-name="T14">a edição</text:span><text:span text:style-name="T10">. </text:span></text:p>
      <text:p text:style-name="P123"><text:span text:style-name="T13"><text:s text:c="4"/>- </text:span><text:span text:style-name="T10">Os dados são validados pelo sistema e </text:span><text:span text:style-name="T14">atualizado</text:span><text:span text:style-name="T10"> no banco </text:span><text:span text:style-name="T11">de dados</text:span><text:span text:style-name="T10">.</text:span></text:p>
      <text:p text:style-name="P98"><text:bookmark text:name="E129112"/></text:p>
      <text:p text:style-name="P163"><text:bookmark text:name="E129312"/><text:bookmark text:name="E129212"/>Fluxos secundários de eventos:</text:p>
      <text:p text:style-name="P146"/>
      <text:p text:style-name="P172">Dados fornecidos inválidos</text:p>
      <text:p text:style-name="P154"><text:span text:style-name="T108">Campos não preenchidos</text:span>: O usuário poderá <text:span text:style-name="T115">apagar os dados já existentes e</text:span> não preencher todos os campos necessários.</text:p>
      <text:p text:style-name="P92"><text:span text:style-name="T109">Ação tomada</text:span><text:span text:style-name="T80">: Uma mensagem referente ao campo a ser preenchido será exibida.</text:span></text:p>
      <text:p text:style-name="P7"/>
      <text:p text:style-name="P5"/>
      <text:p text:style-name="P14"><text:span text:style-name="T8">[RF006] Excluir</text:span> <text:span text:style-name="T119">Prova</text:span></text:p>
      <text:p text:style-name="P41"/>
      <text:p text:style-name="P78"><text:span text:style-name="T49">D</text:span><text:span text:style-name="T48">escrição</text:span><text:span text:style-name="T40">: </text:span><text:span text:style-name="T81">Essa função tem </text:span><text:span text:style-name="T84">o objetivo simples de excluir uma </text:span><text:span text:style-name="T85">prova escolhida</text:span><text:span text:style-name="T91">. </text:span><text:span text:style-name="T92">A </text:span><text:span text:style-name="T93">prova</text:span><text:span text:style-name="T92"> deve ser selecionada pel</text:span><text:span text:style-name="T93">a sua descrição</text:span><text:span text:style-name="T92"> e excluída após o usuário confirmar que deseja realmente excluir. </text:span><text:span text:style-name="T97">(Obs.: A descrição é só para que o usuário identifique a prova, mas é importante lembrar que todos os objetos têm códigos únicos identificadores que só são citados no documento quando os mesmos têm propriedade de chave candidata).</text:span></text:p>
      <text:p text:style-name="P111"/>
      <text:p text:style-name="P111"><text:bookmark text:name="E1281113"/><text:bookmark text:name="E1280113"/><text:span text:style-name="T108">Pré condições</text:span><text:span text:style-name="T111">:</text:span> <text:span text:style-name="T101">Usuário está logado em </text:span><text:span text:style-name="T102">sua conta</text:span><text:span text:style-name="T101">.</text:span></text:p>
      <text:p text:style-name="P123"><text:bookmark text:name="E1284113"/></text:p>
      <text:p text:style-name="P123"><text:bookmark text:name="E1286113"/><text:bookmark text:name="E1285113"/><text:span text:style-name="T27">Fluxo principal</text:span><text:span text:style-name="T26">: </text:span></text:p>
      <text:p text:style-name="P123"><text:span text:style-name="T13"><text:s text:c="4"/>- </text:span><text:span text:style-name="T10">O sistema recebe </text:span><text:span text:style-name="T14">o código único selecionado </text:span><text:span text:style-name="T17">de formal automática quando o usuário escolher a prova através da descrição que identifico-a para o usuário </text:span><text:span text:style-name="T18">e exclui a mesma</text:span><text:span text:style-name="T17">.</text:span></text:p>
      <text:p text:style-name="P123"/>
      <text:p text:style-name="P98"><text:bookmark text:name="E1291113"/></text:p>
      <text:p text:style-name="P163"><text:bookmark text:name="E1293113"/><text:bookmark text:name="E1292113"/>Fluxos secundários de eventos:</text:p>
      <text:p text:style-name="P133"><text:s text:c="4"/>-Sem fluxo secundário.</text:p>
      <text:p text:style-name="P133"/>
      <text:p text:style-name="P133"/>
      <text:p text:style-name="P8">[RF007] Exportar Prova para PDF/DOC</text:p>
      <text:p text:style-name="P42"/>
      <text:p text:style-name="P79"><text:span text:style-name="T49">D</text:span><text:span text:style-name="T48">escrição</text:span><text:span text:style-name="T40">: </text:span><text:span text:style-name="T53">Essa função tem </text:span><text:span text:style-name="T54">o</text:span><text:span text:style-name="T53"> objetivo </text:span><text:span text:style-name="T54">de</text:span><text:span text:style-name="T53"> selecionar alguma prova escolhida pelo usuário </text:span><text:span text:style-name="T54">e gerar um documento PDF/DOC</text:span><text:span text:style-name="T97">.</text:span></text:p>
      <text:p text:style-name="P86"><text:span text:style-name="T97">P</text:span><text:span text:style-name="T96">ara isso é necessário usar alguma biblioteca que permita a geração de documentos nos formatos citados acima.</text:span></text:p>
      <text:p text:style-name="P112"/>
      <text:p text:style-name="P112"><text:bookmark text:name="E12811131"/><text:bookmark text:name="E12801131"/><text:span text:style-name="T108">Pré condições</text:span><text:span text:style-name="T111">:</text:span> <text:span text:style-name="T101">Usuário está logado em </text:span><text:span text:style-name="T102">sua conta</text:span><text:span text:style-name="T101">. </text:span><text:span text:style-name="T106">Existir prova cadastrada.</text:span></text:p>
      <text:p text:style-name="P124"><text:bookmark text:name="E12841131"/><text:soft-page-break/></text:p>
      <text:p text:style-name="P124"><text:bookmark text:name="E12861131"/><text:bookmark text:name="E12851131"/><text:span text:style-name="T27">Fluxo principal</text:span><text:span text:style-name="T26">: </text:span></text:p>
      <text:p text:style-name="P124"><text:span text:style-name="T13"><text:s text:c="4"/>-</text:span><text:span text:style-name="T10">O sistema recebe </text:span><text:span text:style-name="T14">o código único selecionado </text:span><text:span text:style-name="T17">de formal automática quando o usuário escolher a prova através da descrição que identifico-a para o usuário.</text:span></text:p>
      <text:p text:style-name="P131"><text:span text:style-name="T17"><text:s text:c="4"/>-</text:span><text:span text:style-name="T9">Faz comunicação com a biblioteca/API e gera o PDF/DOC.</text:span></text:p>
      <text:p text:style-name="P99"><text:bookmark text:name="E12911131"/></text:p>
      <text:p text:style-name="P164"><text:bookmark text:name="E12931131"/><text:bookmark text:name="E12921131"/>Fluxos secundários de eventos:</text:p>
      <text:p text:style-name="P134"><text:s text:c="4"/>-Sem fluxo secundário.</text:p>
      <text:p text:style-name="P5"/>
      <text:p text:style-name="P5"/>
      <text:p text:style-name="P15"><text:span text:style-name="T8">[RF008] Cadastrar</text:span> <text:span text:style-name="T5">Disciplina</text:span></text:p>
      <text:p text:style-name="P43"/>
      <text:p text:style-name="P80"><text:span text:style-name="T49">D</text:span><text:span text:style-name="T48">escrição</text:span><text:span text:style-name="T40">:</text:span><text:span text:style-name="T51"> </text:span><text:span text:style-name="T52">Essa função tem como objetivo inserir </text:span><text:span text:style-name="T55">as disciplinas</text:span><text:span text:style-name="T52"> no sistema. Cada </text:span><text:span text:style-name="T55">disciplina</text:span><text:span text:style-name="T52"> tem </text:span><text:span text:style-name="T43">nome e descrição</text:span><text:span text:style-name="T92">. </text:span></text:p>
      <text:p text:style-name="P113"/>
      <text:p text:style-name="P113"><text:bookmark text:name="E12811122"/><text:bookmark text:name="E12801122"/><text:span text:style-name="T108">Pré condições</text:span><text:span text:style-name="T111">:</text:span> <text:span text:style-name="T101">Usuário está logado em </text:span><text:span text:style-name="T102">sua conta</text:span><text:span text:style-name="T101">.</text:span></text:p>
      <text:p text:style-name="P125"><text:bookmark text:name="E12841122"/></text:p>
      <text:p text:style-name="P125"><text:span text:style-name="T27">Fluxo principal</text:span><text:span text:style-name="T26">: </text:span></text:p>
      <text:p text:style-name="P125"><text:span text:style-name="T13"><text:s text:c="4"/>- </text:span><text:span text:style-name="T10">O sistema recebe os dados necessários para efetuar o cadastro d</text:span><text:span text:style-name="T16">a </text:span><text:span text:style-name="T19">disciplina</text:span><text:span text:style-name="T16">.</text:span><text:span text:style-name="T10"> </text:span></text:p>
      <text:p text:style-name="P125"><text:span text:style-name="T13"><text:s text:c="4"/>- </text:span><text:span text:style-name="T10">Os dados são validados pelo sistema e </text:span><text:span text:style-name="T12">salvos</text:span><text:span text:style-name="T10"> no banco </text:span><text:span text:style-name="T11">de dados</text:span><text:span text:style-name="T10">.</text:span></text:p>
      <text:p text:style-name="P100"><text:bookmark text:name="E129122"/></text:p>
      <text:p text:style-name="P165"><text:bookmark text:name="E129322"/><text:bookmark text:name="E129222"/>Fluxos secundários de eventos:</text:p>
      <text:p text:style-name="P147"/>
      <text:p text:style-name="P173">Dados fornecidos inválidos</text:p>
      <text:p text:style-name="P155"><text:span text:style-name="T108">Campos não preenchidos</text:span>: O usuário poderá não preencher todos os campos necessários.</text:p>
      <text:p text:style-name="P87"><text:span text:style-name="T50">Ação tomada</text:span><text:span text:style-name="T69">:</text:span><text:span text:style-name="T70"> </text:span><text:span text:style-name="T69">Uma mensagem referente ao campo a ser preenchido será exibida.</text:span></text:p>
      <text:p text:style-name="P89"/>
      <text:p text:style-name="P5"/>
      <text:p text:style-name="P15"><text:span text:style-name="T8">[RF009] Editar</text:span> <text:span text:style-name="T5">Disciplina</text:span><text:span text:style-name="T74"> </text:span></text:p>
      <text:p text:style-name="P43"/>
      <text:p text:style-name="P81"><text:span text:style-name="T49">D</text:span><text:span text:style-name="T48">escrição</text:span><text:span text:style-name="T40">: </text:span><text:span text:style-name="T81">Essa função tem como objetivo </text:span><text:span text:style-name="T83">fornecer ao usuário uma opção de </text:span><text:span text:style-name="T86">modificar os dados já cadastrados de uma determinada disciplina</text:span><text:span text:style-name="T82">. </text:span><text:span text:style-name="T83">Sendo possível editar os campos </text:span><text:span text:style-name="T43">nome e descrição.</text:span></text:p>
      <text:p text:style-name="P113"/>
      <text:p text:style-name="P113"><text:bookmark text:name="E128113"/><text:bookmark text:name="E128013"/><text:span text:style-name="T108">Pré condições</text:span><text:span text:style-name="T111">:</text:span> <text:span text:style-name="T101">Usuário está logado em </text:span><text:span text:style-name="T102">sua conta</text:span><text:span text:style-name="T101">.</text:span></text:p>
      <text:p text:style-name="P125"><text:bookmark text:name="E128413"/></text:p>
      <text:p text:style-name="P125"><text:bookmark text:name="E128613"/><text:bookmark text:name="E128513"/><text:span text:style-name="T27">Fluxo principal</text:span><text:span text:style-name="T26">: </text:span></text:p>
      <text:p text:style-name="P125"><text:span text:style-name="T13"><text:s text:c="4"/>- </text:span><text:span text:style-name="T10">O sistema recebe os dados necessários para efetuar </text:span><text:span text:style-name="T14">a edição</text:span><text:span text:style-name="T10">. </text:span></text:p>
      <text:p text:style-name="P125"><text:span text:style-name="T13"><text:s text:c="4"/>- </text:span><text:span text:style-name="T10">Os dados são validados pelo sistema e </text:span><text:span text:style-name="T14">atualizado</text:span><text:span text:style-name="T10"> no banco </text:span><text:span text:style-name="T11">de dados</text:span><text:span text:style-name="T10">.</text:span></text:p>
      <text:p text:style-name="P100"><text:bookmark text:name="E129113"/></text:p>
      <text:p text:style-name="P165"><text:bookmark text:name="E129313"/><text:bookmark text:name="E129213"/>Fluxos secundários de eventos:</text:p>
      <text:p text:style-name="P147"/>
      <text:p text:style-name="P173">Dados fornecidos inválidos</text:p>
      <text:p text:style-name="P155"><text:span text:style-name="T108">Campos não preenchidos</text:span>: O usuário poderá <text:span text:style-name="T115">apagar os dados já existentes e</text:span> não preencher todos os campos necessários.</text:p>
      <text:p text:style-name="P139"><text:span text:style-name="T108">Ação tomada</text:span>: Uma mensagem referente ao campo a ser preenchido será exibida.</text:p>
      <text:p text:style-name="P139"/>
      <text:p text:style-name="P139"/>
      <text:p text:style-name="P15"><text:span text:style-name="T8">[RF010] Excluir</text:span> <text:span text:style-name="T120">Disciplina</text:span></text:p>
      <text:p text:style-name="P43"/>
      <text:p text:style-name="P80"><text:span text:style-name="T49">D</text:span><text:span text:style-name="T48">escrição</text:span><text:span text:style-name="T40">: </text:span><text:span text:style-name="T81">Essa função tem </text:span><text:span text:style-name="T84">o objetivo simples de excluir uma </text:span><text:span text:style-name="T87">disciplina</text:span><text:span text:style-name="T91">. </text:span><text:span text:style-name="T92">A </text:span><text:span text:style-name="T94">disciplina</text:span><text:span text:style-name="T92"> deve ser selecionada pelo seu </text:span><text:span text:style-name="T94">nome</text:span><text:span text:style-name="T92"> e excluída após o usuário confirmar que deseja realmente excluir. </text:span></text:p>
      <text:p text:style-name="P113"/>
      <text:p text:style-name="P113"><text:bookmark text:name="E1281114"/><text:bookmark text:name="E1280114"/><text:span text:style-name="T108">Pré condições</text:span><text:span text:style-name="T111">:</text:span> <text:span text:style-name="T101">Usuário está logado em </text:span><text:span text:style-name="T102">sua conta</text:span><text:span text:style-name="T101">.</text:span></text:p>
      <text:p text:style-name="P125"><text:bookmark text:name="E1284114"/></text:p>
      <text:p text:style-name="P125"><text:bookmark text:name="E1286114"/><text:bookmark text:name="E1285114"/><text:span text:style-name="T27">Fluxo principal</text:span><text:span text:style-name="T26">: </text:span></text:p>
      <text:p text:style-name="P125"><text:soft-page-break/><text:span text:style-name="T13"><text:s text:c="4"/>- </text:span><text:span text:style-name="T10">O sistema recebe </text:span><text:span text:style-name="T14">o código único selecionado através de alguma funcionalidade de interface para seleção de dados e </text:span><text:span text:style-name="T15">exclui a </text:span><text:span text:style-name="T20">disciplina</text:span><text:span text:style-name="T15"> referenciada</text:span><text:span text:style-name="T10">. </text:span></text:p>
      <text:p text:style-name="P100"><text:bookmark text:name="E1291114"/></text:p>
      <text:p text:style-name="P165"><text:bookmark text:name="E1293114"/><text:bookmark text:name="E1292114"/>Fluxos secundários de eventos:</text:p>
      <text:p text:style-name="P135"><text:s text:c="4"/>-Sem fluxo secundário.</text:p>
      <text:p text:style-name="P5"/>
      <text:p text:style-name="P5"/>
      <text:p text:style-name="P16"><text:span text:style-name="T8">[RF011] Cadastrar</text:span> <text:span text:style-name="T121">Questões</text:span></text:p>
      <text:p text:style-name="P44"/>
      <text:p text:style-name="P70"><text:span text:style-name="T49">D</text:span><text:span text:style-name="T48">escrição</text:span><text:span text:style-name="T40">:</text:span><text:span text:style-name="T51"> </text:span><text:span text:style-name="T52">Essa função tem como objetivo inserir </text:span><text:span text:style-name="T55">as </text:span><text:span text:style-name="T56">questões</text:span><text:span text:style-name="T52"> no sistema. Cada </text:span><text:span text:style-name="T56">questão</text:span><text:span text:style-name="T52"> tem </text:span><text:span text:style-name="T44">título</text:span><text:span text:style-name="T56"> e </text:span><text:span text:style-name="T44">data de cadastro. </text:span><text:span text:style-name="T56">A questão pode ser aberta ou múltipla escolha. No caso de ser aberta o usuário pode guardar uma </text:span><text:span text:style-name="T44">resposta guia</text:span><text:span text:style-name="T56">, mas não é obrigatório. Caso seja de múltipla escolha é obrigatório que sejam cadastradas as </text:span><text:span text:style-name="T44">alternativas</text:span><text:span text:style-name="T56"> e qual é a </text:span><text:span text:style-name="T44">alternativa correta</text:span><text:span text:style-name="T56">. </text:span><text:span text:style-name="T60">Uma questão pode ter 1 ou mais </text:span><text:span text:style-name="T47">imagens</text:span><text:span text:style-name="T60">.</text:span></text:p>
      <text:p text:style-name="P114"/>
      <text:p text:style-name="P114"><text:bookmark text:name="E128111221"/><text:bookmark text:name="E128011221"/><text:span text:style-name="T108">Pré condições</text:span><text:span text:style-name="T111">:</text:span> <text:span text:style-name="T101">Usuário está logado em </text:span><text:span text:style-name="T102">sua conta</text:span><text:span text:style-name="T101">.</text:span></text:p>
      <text:p text:style-name="P126"><text:bookmark text:name="E128411221"/></text:p>
      <text:p text:style-name="P126"><text:span text:style-name="T27">Fluxo principal</text:span><text:span text:style-name="T26">: </text:span></text:p>
      <text:p text:style-name="P93"><text:s text:c="4"/>- O usuário escolhe se é aberta ou de múltipla escolha</text:p>
      <text:p text:style-name="P126"><text:span text:style-name="T13"><text:s text:c="4"/>- </text:span><text:span text:style-name="T10">O sistema recebe os dados necessários para efetuar o cadastro d</text:span><text:span text:style-name="T16">a </text:span><text:span text:style-name="T21">questão</text:span><text:span text:style-name="T16">.</text:span><text:span text:style-name="T10"> </text:span></text:p>
      <text:p text:style-name="P127"><text:span text:style-name="T13"><text:s text:c="4"/>- </text:span><text:span text:style-name="T10">Os dados são validados pelo sistema e </text:span><text:span text:style-name="T12">salvos</text:span><text:span text:style-name="T10"> no banco </text:span><text:span text:style-name="T11">de dados</text:span><text:span text:style-name="T10">.</text:span></text:p>
      <text:p text:style-name="P101"/>
      <text:p text:style-name="P102"><text:bookmark text:name="E1291221"/></text:p>
      <text:p text:style-name="P166"><text:bookmark text:name="E1293221"/><text:bookmark text:name="E1292221"/>Fluxos secundários de eventos:</text:p>
      <text:p text:style-name="P148"/>
      <text:p text:style-name="P174">Dados fornecidos inválidos</text:p>
      <text:p text:style-name="P156"><text:span text:style-name="T108">Campos não preenchidos</text:span>: O usuário poderá não preencher todos os campos necessários.</text:p>
      <text:p text:style-name="P88"><text:span text:style-name="T50">Ação tomada</text:span><text:span text:style-name="T69">:</text:span><text:span text:style-name="T70"> </text:span><text:span text:style-name="T69">Uma mensagem referente ao campo a ser preenchido será exibida.</text:span></text:p>
      <text:p text:style-name="P90"/>
      <text:p text:style-name="P6"/>
      <text:p text:style-name="P17"><text:span text:style-name="T8">[RF012] Editar</text:span> <text:span text:style-name="T121">Questões</text:span><text:span text:style-name="T74"> </text:span></text:p>
      <text:p text:style-name="P44"/>
      <text:p text:style-name="P71"><text:span text:style-name="T49">D</text:span><text:span text:style-name="T48">escrição</text:span><text:span text:style-name="T40">: </text:span><text:span text:style-name="T81">Essa função tem como objetivo </text:span><text:span text:style-name="T83">fornecer ao usuário uma opção de </text:span><text:span text:style-name="T86">modificar os dados já cadastrados de uma determinada </text:span><text:span text:style-name="T88">questão</text:span><text:span text:style-name="T82">. </text:span><text:span text:style-name="T83">Sendo possível editar </text:span><text:span text:style-name="T88">a </text:span><text:span text:style-name="T99">questão</text:span><text:span text:style-name="T88">, a </text:span><text:span text:style-name="T99">resposta guia</text:span><text:span text:style-name="T88"> se for questão aberta, </text:span><text:span text:style-name="T99">alternativas</text:span><text:span text:style-name="T88"> se for questão múltipla escolha e qual é a </text:span><text:span text:style-name="T99">alternativa </text:span><text:span text:style-name="T88">correta.</text:span></text:p>
      <text:p text:style-name="P114"/>
      <text:p text:style-name="P114"><text:bookmark text:name="E1281131"/><text:bookmark text:name="E1280131"/><text:span text:style-name="T108">Pré condições</text:span><text:span text:style-name="T111">:</text:span> <text:span text:style-name="T101">Usuário está logado em </text:span><text:span text:style-name="T102">sua conta</text:span><text:span text:style-name="T101">.</text:span></text:p>
      <text:p text:style-name="P126"><text:bookmark text:name="E1284131"/></text:p>
      <text:p text:style-name="P126"><text:bookmark text:name="E1286131"/><text:bookmark text:name="E1285131"/><text:span text:style-name="T27">Fluxo principal</text:span><text:span text:style-name="T26">: </text:span></text:p>
      <text:p text:style-name="P126"><text:span text:style-name="T13"><text:s text:c="4"/>- </text:span><text:span text:style-name="T10">O sistema recebe os dados necessários para efetuar </text:span><text:span text:style-name="T14">a edição</text:span><text:span text:style-name="T10">. </text:span></text:p>
      <text:p text:style-name="P126"><text:span text:style-name="T13"><text:s text:c="4"/>- </text:span><text:span text:style-name="T10">Os dados são validados pelo sistema e </text:span><text:span text:style-name="T14">atualizado</text:span><text:span text:style-name="T10"> no banco </text:span><text:span text:style-name="T11">de dados</text:span><text:span text:style-name="T10">.</text:span></text:p>
      <text:p text:style-name="P102"><text:bookmark text:name="E1291131"/></text:p>
      <text:p text:style-name="P166"><text:bookmark text:name="E1293131"/><text:bookmark text:name="E1292131"/>Fluxos secundários de eventos:</text:p>
      <text:p text:style-name="P148"/>
      <text:p text:style-name="P174">Dados fornecidos inválidos</text:p>
      <text:p text:style-name="P156"><text:span text:style-name="T108">Campos não preenchidos</text:span>: O usuário poderá <text:span text:style-name="T115">apagar os dados já existentes e</text:span> não preencher todos os campos necessários.</text:p>
      <text:p text:style-name="P140"><text:span text:style-name="T108">Ação tomada</text:span>: Uma mensagem referente ao campo a ser preenchido será exibida.</text:p>
      <text:p text:style-name="P140"/>
      <text:p text:style-name="P140"/>
      <text:p text:style-name="P16"><text:span text:style-name="T8">[RF013] Excluir</text:span> <text:span text:style-name="T122">Questões</text:span></text:p>
      <text:p text:style-name="P44"/>
      <text:p text:style-name="P82"><text:span text:style-name="T49">D</text:span><text:span text:style-name="T48">escrição</text:span><text:span text:style-name="T40">: </text:span><text:span text:style-name="T81">Essa função tem </text:span><text:span text:style-name="T84">o objetivo simples de excluir uma </text:span><text:span text:style-name="T89">questão</text:span><text:span text:style-name="T91">. </text:span><text:span text:style-name="T92">A </text:span><text:span text:style-name="T95">questão</text:span><text:span text:style-name="T92"> deve ser selecionada pelo seu </text:span><text:span text:style-name="T95">enunciado</text:span><text:span text:style-name="T92"> e excluída após o usuário confirmar que deseja realmente excluir. </text:span></text:p>
      <text:p text:style-name="P114"/>
      <text:p text:style-name="P114"><text:bookmark text:name="E12811141"/><text:bookmark text:name="E12801141"/><text:span text:style-name="T108">Pré condições</text:span><text:span text:style-name="T111">:</text:span> <text:span text:style-name="T101">Usuário está logado em </text:span><text:span text:style-name="T102">sua conta</text:span><text:span text:style-name="T101">.</text:span></text:p>
      <text:p text:style-name="P126"><text:bookmark text:name="E12841141"/></text:p>
      <text:p text:style-name="P126"><text:bookmark text:name="E12861141"/><text:bookmark text:name="E12851141"/><text:soft-page-break/><text:span text:style-name="T27">Fluxo principal</text:span><text:span text:style-name="T26">: </text:span></text:p>
      <text:p text:style-name="P126"><text:span text:style-name="T13"><text:s text:c="4"/>- </text:span><text:span text:style-name="T10">O sistema recebe </text:span><text:span text:style-name="T14">o código único selecionado através de alguma funcionalidade de interface para seleção de dados e </text:span><text:span text:style-name="T15">exclui a </text:span><text:span text:style-name="T22">questão</text:span><text:span text:style-name="T15"> referenciada</text:span><text:span text:style-name="T10">. </text:span></text:p>
      <text:p text:style-name="P102"><text:bookmark text:name="E12911141"/></text:p>
      <text:p text:style-name="P166"><text:bookmark text:name="E12931141"/><text:bookmark text:name="E12921141"/>Fluxos secundários de eventos:</text:p>
      <text:p text:style-name="P136"><text:s text:c="4"/>-Sem fluxo secundário.</text:p>
      <text:p text:style-name="P3"/>
      <text:p text:style-name="P3"/>
      <text:p text:style-name="P18"><text:span text:style-name="T8">[RF014] </text:span><text:span text:style-name="T75">Fazer Login</text:span></text:p>
      <text:p text:style-name="P45"/>
      <text:p text:style-name="P72"><text:span text:style-name="T49">D</text:span><text:span text:style-name="T48">escrição</text:span><text:span text:style-name="T40">: </text:span><text:span text:style-name="T61">Essa função tem como objetivo autenticar o usuário no sistema para que ele posso usufruir de todas as funcionalidades do sistema. É necessário fornecer um </text:span><text:span text:style-name="T45">e-mail</text:span><text:span text:style-name="T61"> e </text:span><text:span text:style-name="T45">senha</text:span><text:span text:style-name="T61"> para autenticar o usuário.</text:span></text:p>
      <text:p text:style-name="P115"/>
      <text:p text:style-name="P115"><text:bookmark text:name="E12811311"/><text:bookmark text:name="E12801311"/><text:span text:style-name="T108">Pré condições</text:span><text:span text:style-name="T111">: </text:span><text:span text:style-name="T112">É necessário ter usuário cadastrado.</text:span></text:p>
      <text:p text:style-name="P128"><text:bookmark text:name="E12841311"/></text:p>
      <text:p text:style-name="P128"><text:bookmark text:name="E12861311"/><text:bookmark text:name="E12851311"/><text:span text:style-name="T27">Fluxo principal</text:span><text:span text:style-name="T26">: </text:span></text:p>
      <text:p text:style-name="P128"><text:span text:style-name="T13"><text:s text:c="4"/>- </text:span><text:span text:style-name="T10">O sistema recebe os dados necessários para efetuar </text:span><text:span text:style-name="T23">o login</text:span><text:span text:style-name="T10">. </text:span></text:p>
      <text:p text:style-name="P128"><text:span text:style-name="T13"><text:s text:c="4"/>- </text:span><text:span text:style-name="T10">Os dados são validados pelo sistema, e</text:span><text:span text:style-name="T23">xecutando assim a</text:span><text:span text:style-name="T10"> </text:span><text:span text:style-name="T23">autenticação do usuário</text:span><text:span text:style-name="T10">.</text:span></text:p>
      <text:p text:style-name="P129"><text:span text:style-name="T10"><text:s text:c="4"/></text:span><text:span text:style-name="T13">- </text:span><text:span text:style-name="T23">Redireciona o usuário para a página administrativa</text:span><text:span text:style-name="T10">. </text:span></text:p>
      <text:p text:style-name="P103"/>
      <text:p text:style-name="P104"><text:bookmark text:name="E12911311"/></text:p>
      <text:p text:style-name="P167"/>
      <text:p text:style-name="P167"><text:bookmark text:name="E12931311"/><text:bookmark text:name="E12921311"/>Fluxos secundários de eventos:</text:p>
      <text:p text:style-name="P149"/>
      <text:p text:style-name="P175">Dados fornecidos inválidos</text:p>
      <text:p text:style-name="P157"><text:span text:style-name="T108">Campos não preenchidos</text:span>: O usuário poderá não preencher todos os campos necessários <text:span text:style-name="T123">ou inserir dados inválidos</text:span>.</text:p>
      <text:p text:style-name="P141"><text:span text:style-name="T108">Ação tomada</text:span>: Uma mensagem referente ao campo a ser preenchido será exibida <text:span text:style-name="T123">no caso de campo(s) não preenchido(s)</text:span>. <text:span text:style-name="T123">Uma mensagem de usuário invalido será exibida no caso de dados inválidos.</text:span></text:p>
      <text:p text:style-name="P3"/>
      <text:p text:style-name="P2"/>
      <text:p text:style-name="P19"><text:span text:style-name="T8">[RF015] </text:span><text:span text:style-name="T76">Cadastrar Usuários</text:span></text:p>
      <text:p text:style-name="P46"/>
      <text:p text:style-name="P73"><text:span text:style-name="T49">D</text:span><text:span text:style-name="T48">escrição</text:span><text:span text:style-name="T40">: </text:span><text:span text:style-name="T61">Essa função tem como objetivo </text:span><text:span text:style-name="T62">cadastrar</text:span><text:span text:style-name="T61"> o usuário no sistema para que ele posso usufruir de todas as funcionalidades do sistema. É necessário fornecer </text:span><text:span text:style-name="T45">e-mail</text:span><text:span text:style-name="T61">, </text:span><text:span text:style-name="T45">senha </text:span><text:span text:style-name="T57">e</text:span><text:span text:style-name="T46"> nome</text:span><text:span text:style-name="T61">.</text:span></text:p>
      <text:p text:style-name="P116"/>
      <text:p text:style-name="P116"><text:bookmark text:name="E128113111"/><text:bookmark text:name="E128013111"/><text:span text:style-name="T108">Pré condições</text:span><text:span text:style-name="T111">: </text:span><text:span text:style-name="T113">Não existir um usuário com o mesmo e-mail</text:span><text:span text:style-name="T112">.</text:span></text:p>
      <text:p text:style-name="P130"><text:bookmark text:name="E128413111"/></text:p>
      <text:p text:style-name="P130"><text:bookmark text:name="E128613111"/><text:bookmark text:name="E128513111"/><text:span text:style-name="T27">Fluxo principal</text:span><text:span text:style-name="T26">: </text:span></text:p>
      <text:p text:style-name="P130"><text:span text:style-name="T13"><text:s text:c="4"/>- </text:span><text:span text:style-name="T10">O sistema recebe os dados necessários para efetuar </text:span><text:span text:style-name="T23">o </text:span><text:span text:style-name="T24">cadastro</text:span><text:span text:style-name="T10">. </text:span></text:p>
      <text:p text:style-name="P130"><text:span text:style-name="T13"><text:s text:c="4"/>- </text:span><text:span text:style-name="T10">Os dados são validados pelo sistema </text:span><text:span text:style-name="T24">e salvo no banco de dados.</text:span></text:p>
      <text:p text:style-name="P130"><text:span text:style-name="T10"><text:s text:c="4"/></text:span><text:span text:style-name="T13">- </text:span><text:span text:style-name="T23">Redireciona o usuário para a página </text:span><text:span text:style-name="T24">de login.</text:span><text:bookmark text:name="E129113111"/></text:p>
      <text:p text:style-name="P168"/>
      <text:p text:style-name="P168"><text:bookmark text:name="E129313111"/><text:bookmark text:name="E129213111"/>Fluxos secundários de eventos:</text:p>
      <text:p text:style-name="P150"/>
      <text:p text:style-name="P176">Dados fornecidos inválidos</text:p>
      <text:p text:style-name="P158"><text:span text:style-name="T108">Campos não preenchidos</text:span>: O usuário poderá não preencher todos os campos necessários <text:span text:style-name="T123">ou inserir um e-mail já cadastrado</text:span>.</text:p>
      <text:p text:style-name="P142"><text:span text:style-name="T108">Ação tomada</text:span>: Uma mensagem referente ao campo a ser preenchido será exibida <text:span text:style-name="T123">no caso de campo(s) não preenchido(s)</text:span>. <text:span text:style-name="T123">Uma mensagem de e-mail indisponível deve ser exibida no caso de já existir um usuário com o e-mail inserido.</text:span></text:p>
      <text:p text:style-name="P2"/>
      <text:p text:style-name="P2"/>
      <text:p text:style-name="P2"/>
      <text:list xml:id="list4230356303" text:style-name="L3">
        <text:list-header>
          <text:p text:style-name="P182"><text:soft-page-break/><text:span text:style-name="T133">3</text:span><text:span text:style-name="T131">.2 </text:span><text:span text:style-name="T130">R</text:span><text:span text:style-name="T129">equisitos </text:span><text:span text:style-name="T132">não</text:span><text:span text:style-name="T129"> </text:span><text:span text:style-name="T130">F</text:span><text:span text:style-name="T129">uncionais</text:span></text:p>
        </text:list-header>
      </text:list>
      <text:p text:style-name="P2"/>
      <text:p text:style-name="P21"><text:span text:style-name="T8">[RNF001] </text:span><text:span text:style-name="T78">Linguagem de Programação </text:span><text:span text:style-name="T79">(JAVA)</text:span></text:p>
      <text:p text:style-name="P48"/>
      <text:p text:style-name="P85"><text:span text:style-name="T49">D</text:span><text:span text:style-name="T48">escrição</text:span><text:span text:style-name="T40">: </text:span><text:span text:style-name="T59">A aplicação dese ser desenvolvida em java, em qualquer versão superior a 5.</text:span></text:p>
      <text:p text:style-name="P2"/>
      <text:p text:style-name="P20"><text:span text:style-name="T8">[RNF002] </text:span><text:span text:style-name="T77">API/Biblioteca para gerar PDF</text:span></text:p>
      <text:p text:style-name="P47"/>
      <text:p text:style-name="P83"><text:span text:style-name="T49">D</text:span><text:span text:style-name="T48">escrição</text:span><text:span text:style-name="T40">: </text:span><text:span text:style-name="T63">É necessário usar alguma API/Biblioteca para gerar </text:span><text:span text:style-name="T64">os documentos especificados anteriormente. </text:span><text:span text:style-name="T68">V</text:span><text:span text:style-name="T64">isto que, gerar PDF/DOC de forma implementa</text:span><text:span text:style-name="T65">l</text:span><text:span text:style-name="T64"> é inviável e desnecessário.</text:span></text:p>
      <text:p text:style-name="P84"><text:span text:style-name="T58">Obs</text:span><text:span text:style-name="T64">.: É importante que </text:span><text:span text:style-name="T66">o arcabouço </text:span><text:span text:style-name="T64">escolhid</text:span><text:span text:style-name="T66">o</text:span><text:span text:style-name="T64">, esteja atualizad</text:span><text:span text:style-name="T67">o</text:span><text:span text:style-name="T64"> e </text:span><text:span text:style-name="T67">possa ser usado na versão da linguagem escolhida.</text:span></text:p>
      <text:p text:style-name="P2"/>
      <text:p text:style-name="P67"><text:span text:style-name="T7">4. </text:span>Modelos de sistema</text:p>
      <text:list xml:id="list2358276081" text:style-name="L4">
        <text:list-item>
          <text:p text:style-name="P183">Representações formais dos requisitos (Diagramas de caso de uso, diagramas de classes, diagramas de estados, diagramas de atividades, diagramas de sequência, outros)</text:p>
        </text:list-item>
      </text:list>
      <text:p text:style-name="P2"/>
      <text:p text:style-name="P67"><text:span text:style-name="T7">5. </text:span>Apêndices</text:p>
      <text:list xml:id="list3000151640" text:style-name="L5">
        <text:list-item>
          <text:p text:style-name="P184">Informações relacionadas a aplicação que está sendo desenvolvido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/>
    <style:font-face style:name="Calibri1" svg:font-family="Calibri"/>
    <style:font-face style:name="Symbol" svg:font-family="Symbol"/>
    <style:font-face style:name="Times New Roman" svg:font-family="'Times New Roman'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fo:color="#000000" style:font-name="Calibri" fo:font-size="11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 fo:line-height="120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10T14:24:57.042000000</dc:date>
    <meta:editing-duration>P1DT11H14M54S</meta:editing-duration>
    <meta:editing-cycles>34</meta:editing-cycles>
    <meta:generator>LibreOffice/5.3.1.2$Windows_X86_64 LibreOffice_project/e80a0e0fd1875e1696614d24c32df0f95f03deb2</meta:generator>
    <meta:document-statistic meta:table-count="1" meta:image-count="0" meta:object-count="0" meta:page-count="9" meta:paragraph-count="202" meta:word-count="2085" meta:character-count="13588" meta:non-whitespace-character-count="11540"/>
  </office:meta>
</office:document-meta>
</file>